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3.3972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4.6008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5264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2.9075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1.8917in"/>
    </style:style>
    <style:style style:name="co16" style:family="table-column">
      <style:table-column-properties fo:break-before="auto" style:column-width="0.4602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8425in"/>
    </style:style>
    <style:style style:name="co19" style:family="table-column">
      <style:table-column-properties fo:break-before="auto" style:column-width="0.6346in"/>
    </style:style>
    <style:style style:name="co20" style:family="table-column">
      <style:table-column-properties fo:break-before="auto" style:column-width="0.7335in"/>
    </style:style>
    <style:style style:name="co21" style:family="table-column">
      <style:table-column-properties fo:break-before="auto" style:column-width="0.4492in"/>
    </style:style>
    <style:style style:name="co22" style:family="table-column">
      <style:table-column-properties fo:break-before="auto" style:column-width="0.6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17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5" style:family="table-cell" style:parent-style-name="Default" style:data-style-name="N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9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19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text-align-source="value-type" style:repeat-content="false" fo:border-left="none" fo:border-right="none" fo:border-top="none"/>
      <style:paragraph-properties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028in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ackground-color="#cccccc" fo:border-left="none" fo:border-right="none" fo:border-top="none"/>
      <style:text-properties style:font-name="Arial" fo:font-weight="bold" style:font-weight-asian="bold" style:font-weight-complex="bold"/>
    </style:style>
    <style:style style:name="ce18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0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1" style:family="table-cell" style:parent-style-name="Default" style:data-style-name="N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5" style:family="table-cell" style:parent-style-name="Default" style:data-style-name="N119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8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30" style:family="table-cell" style:parent-style-name="Default" style:data-style-name="N0">
      <style:table-cell-properties fo:border-bottom="0.0008in solid #000000" fo:background-color="#cccccc" fo:border-left="none" fo:border-right="none" fo:border-top="none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Courier New"/>
    </style:style>
    <style:style style:name="ce32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dividu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3" office:value-type="string">
            <text:p>Monster</text:p>
          </table:table-cell>
          <table:table-cell table:style-name="ce5" office:value-type="string">
            <office:annotation office:display="true" draw:style-name="gr1" draw:text-style-name="P2" svg:width="1.1413in" svg:height="1.9335in" svg:x="5.8165in" svg:y="0.4713in" draw:caption-point-x="-1.3264in" draw:caption-point-y="-0.4673in">
              <dc:creator>AW</dc:creator>
              <dc:date>2021-04-30T00:00:00</dc:date>
              <text:p text:style-name="P1"><text:span text:style-name="T1">0 = Empty</text:span></text:p>
              <text:p text:style-name="P1"><text:span text:style-name="T1">1 = Spawn</text:span></text:p>
              <text:p text:style-name="P1"><text:span text:style-name="T1">2 = Sometimes spawn</text:span></text:p>
              <text:p text:style-name="P1"><text:span text:style-name="T1">3 = Don't spawn</text:span></text:p>
              <text:p text:style-name="P1"><text:span text:style-name="T1">4 = Infamous</text:span></text:p>
              <text:p text:style-name="P1">5 = Monster Arena<text:line-break/>6 = Postgame<text:line-break/>7 = Memories Lane</text:p>
            </office:annotation>
            <text:p>Spawn</text:p>
          </table:table-cell>
          <table:table-cell table:style-name="ce8" office:value-type="string">
            <text:p>Chance</text:p>
          </table:table-cell>
          <table:table-cell table:style-name="ce3" table:number-columns-repeated="1020"/>
        </table:table-row>
        <table:table-row table:style-name="ro1">
          <table:table-cell office:value-type="float" office:value="0">
            <text:p>0000</text:p>
          </table:table-cell>
          <table:table-cell office:value-type="string">
            <text:p>none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slime</text:p>
          </table:table-cell>
          <table:table-cell table:style-name="ce6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andy 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lip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drack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saty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">
            <text:p>0006</text:p>
          </table:table-cell>
          <table:table-cell office:value-type="string">
            <text:p>capsichu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">
            <text:p>0007</text:p>
          </table:table-cell>
          <table:table-cell office:value-type="string">
            <text:p>bunico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she-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mischievous mo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A</text:p>
          </table:table-cell>
          <table:table-cell office:value-type="string">
            <text:p>mecha-myna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B</text:p>
          </table:table-cell>
          <table:table-cell office:value-type="string">
            <text:p>bubble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C</text:p>
          </table:table-cell>
          <table:table-cell office:value-type="string">
            <text:p>dancing devi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D</text:p>
          </table:table-cell>
          <table:table-cell office:value-type="string">
            <text:p>bodkin arch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E</text:p>
          </table:table-cell>
          <table:table-cell office:value-type="string">
            <text:p>skip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F</text:p>
          </table:table-cell>
          <table:table-cell office:value-type="string">
            <text:p>drackmag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beetlebo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imp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funghou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fencing f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heal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">
            <text:p>0015</text:p>
          </table:table-cell>
          <table:table-cell office:value-type="string">
            <text:p>hammerhood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">
            <text:p>0016</text:p>
          </table:table-cell>
          <table:table-cell office:value-type="string">
            <text:p>jail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7">
            <text:p>0017</text:p>
          </table:table-cell>
          <table:table-cell office:value-type="string">
            <text:p>frogfac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lump mag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9">
            <text:p>0019</text:p>
          </table:table-cell>
          <table:table-cell office:value-type="string">
            <text:p>winky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A</text:p>
          </table:table-cell>
          <table:table-cell office:value-type="string">
            <text:p>spiked har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B</text:p>
          </table:table-cell>
          <table:table-cell office:value-type="string">
            <text:p>chaini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C</text:p>
          </table:table-cell>
          <table:table-cell office:value-type="string">
            <text:p>giant 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D</text:p>
          </table:table-cell>
          <table:table-cell office:value-type="string">
            <text:p>dingal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E</text:p>
          </table:table-cell>
          <table:table-cell office:value-type="string">
            <text:p>jarg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F</text:p>
          </table:table-cell>
          <table:table-cell office:value-type="string">
            <text:p>drackym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">
            <text:p>0020</text:p>
          </table:table-cell>
          <table:table-cell office:value-type="string">
            <text:p>bullfinc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">
            <text:p>0021</text:p>
          </table:table-cell>
          <table:table-cell office:value-type="string">
            <text:p>bag o' laugh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">
            <text:p>0022</text:p>
          </table:table-cell>
          <table:table-cell office:value-type="string">
            <text:p>skelet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">
            <text:p>0023</text:p>
          </table:table-cell>
          <table:table-cell office:value-type="string">
            <text:p>metal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">
            <text:p>0024</text:p>
          </table:table-cell>
          <table:table-cell office:value-type="string">
            <text:p>scorpi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">
            <text:p>0025</text:p>
          </table:table-cell>
          <table:table-cell office:value-type="string">
            <text:p>morphean mushroo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6">
            <text:p>0026</text:p>
          </table:table-cell>
          <table:table-cell office:value-type="string">
            <text:p>browni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7">
            <text:p>0027</text:p>
          </table:table-cell>
          <table:table-cell office:value-type="string">
            <text:p>flygu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8">
            <text:p>0028</text:p>
          </table:table-cell>
          <table:table-cell office:value-type="string">
            <text:p>puppete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9">
            <text:p>0029</text:p>
          </table:table-cell>
          <table:table-cell office:value-type="string">
            <text:p>bodkin bowy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A</text:p>
          </table:table-cell>
          <table:table-cell office:value-type="string">
            <text:p>night snea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B</text:p>
          </table:table-cell>
          <table:table-cell office:value-type="string">
            <text:p>mummy bo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C</text:p>
          </table:table-cell>
          <table:table-cell office:value-type="string">
            <text:p>hell horne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D</text:p>
          </table:table-cell>
          <table:table-cell office:value-type="string">
            <text:p>pan pip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E</text:p>
          </table:table-cell>
          <table:table-cell office:value-type="string">
            <text:p>slime knigh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F</text:p>
          </table:table-cell>
          <table:table-cell office:value-type="string">
            <text:p>clockwork cucko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0">
            <text:p>0030</text:p>
          </table:table-cell>
          <table:table-cell office:value-type="string">
            <text:p>treefac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1">
            <text:p>0031</text:p>
          </table:table-cell>
          <table:table-cell office:value-type="string">
            <text:p>kiss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2">
            <text:p>0032</text:p>
          </table:table-cell>
          <table:table-cell office:value-type="string">
            <text:p>di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">
            <text:p>0033</text:p>
          </table:table-cell>
          <table:table-cell office:value-type="string">
            <text:p>walking corps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>
            <text:p>0034</text:p>
          </table:table-cell>
          <table:table-cell office:value-type="string">
            <text:p>fat b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">
            <text:p>0035</text:p>
          </table:table-cell>
          <table:table-cell office:value-type="string">
            <text:p>night f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6">
            <text:p>0036</text:p>
          </table:table-cell>
          <table:table-cell office:value-type="string">
            <text:p>paprik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7">
            <text:p>0037</text:p>
          </table:table-cell>
          <table:table-cell office:value-type="string">
            <text:p>chimaer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8">
            <text:p>0038</text:p>
          </table:table-cell>
          <table:table-cell office:value-type="string">
            <text:p>hoo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">
            <text:p>0039</text:p>
          </table:table-cell>
          <table:table-cell office:value-type="string">
            <text:p>headhun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A</text:p>
          </table:table-cell>
          <table:table-cell office:value-type="string">
            <text:p>minid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B</text:p>
          </table:table-cell>
          <table:table-cell office:value-type="string">
            <text:p>gorerill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C</text:p>
          </table:table-cell>
          <table:table-cell office:value-type="string">
            <text:p>mud mannequi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D</text:p>
          </table:table-cell>
          <table:table-cell office:value-type="string">
            <text:p>cannib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E</text:p>
          </table:table-cell>
          <table:table-cell office:value-type="string">
            <text:p>goodyba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F</text:p>
          </table:table-cell>
          <table:table-cell office:value-type="string">
            <text:p>witc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0">
            <text:p>0040</text:p>
          </table:table-cell>
          <table:table-cell office:value-type="string">
            <text:p>mumm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1">
            <text:p>0041</text:p>
          </table:table-cell>
          <table:table-cell office:value-type="string">
            <text:p>cure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2">
            <text:p>0042</text:p>
          </table:table-cell>
          <table:table-cell office:value-type="string">
            <text:p>restless armou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3">
            <text:p>0043</text:p>
          </table:table-cell>
          <table:table-cell office:value-type="string">
            <text:p>phantom fenc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4">
            <text:p>0044</text:p>
          </table:table-cell>
          <table:table-cell office:value-type="string">
            <text:p>hip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5">
            <text:p>0045</text:p>
          </table:table-cell>
          <table:table-cell office:value-type="string">
            <text:p>rockbomb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6">
            <text:p>0046</text:p>
          </table:table-cell>
          <table:table-cell office:value-type="string">
            <text:p>dieabl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7">
            <text:p>0047</text:p>
          </table:table-cell>
          <table:table-cell office:value-type="string">
            <text:p>muddy han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8">
            <text:p>0048</text:p>
          </table:table-cell>
          <table:table-cell office:value-type="string">
            <text:p>terror tabb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9">
            <text:p>0049</text:p>
          </table:table-cell>
          <table:table-cell office:value-type="string">
            <text:p>devil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A</text:p>
          </table:table-cell>
          <table:table-cell office:value-type="string">
            <text:p>buffalo w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B</text:p>
          </table:table-cell>
          <table:table-cell office:value-type="string">
            <text:p>mumboh-jumbo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C</text:p>
          </table:table-cell>
          <table:table-cell office:value-type="string">
            <text:p>hunter mec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D</text:p>
          </table:table-cell>
          <table:table-cell office:value-type="string">
            <text:p>pink pong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E</text:p>
          </table:table-cell>
          <table:table-cell office:value-type="string">
            <text:p>liquid metal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F</text:p>
          </table:table-cell>
          <table:table-cell office:value-type="string">
            <text:p>mad mo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0">
            <text:p>0050</text:p>
          </table:table-cell>
          <table:table-cell office:value-type="string">
            <text:p>wailin' wee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1">
            <text:p>0051</text:p>
          </table:table-cell>
          <table:table-cell office:value-type="string">
            <text:p>garud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2">
            <text:p>0052</text:p>
          </table:table-cell>
          <table:table-cell office:value-type="string">
            <text:p>infernal armou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3">
            <text:p>0053</text:p>
          </table:table-cell>
          <table:table-cell office:value-type="string">
            <text:p>dragontho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4">
            <text:p>0054</text:p>
          </table:table-cell>
          <table:table-cell office:value-type="string">
            <text:p>mars rov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5">
            <text:p>0055</text:p>
          </table:table-cell>
          <table:table-cell office:value-type="string">
            <text:p>pee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6">
            <text:p>0056</text:p>
          </table:table-cell>
          <table:table-cell office:value-type="string">
            <text:p>cockate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7">
            <text:p>0057</text:p>
          </table:table-cell>
          <table:table-cell office:value-type="string">
            <text:p>great sabre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8">
            <text:p>0058</text:p>
          </table:table-cell>
          <table:table-cell office:value-type="string">
            <text:p>metal slime knigh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9">
            <text:p>0059</text:p>
          </table:table-cell>
          <table:table-cell office:value-type="string">
            <text:p>puppet play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A</text:p>
          </table:table-cell>
          <table:table-cell office:value-type="string">
            <text:p>spitnik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B</text:p>
          </table:table-cell>
          <table:table-cell office:value-type="string">
            <text:p>bodkin fletch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C</text:p>
          </table:table-cell>
          <table:table-cell office:value-type="string">
            <text:p>venom wasp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D</text:p>
          </table:table-cell>
          <table:table-cell office:value-type="string">
            <text:p>orc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E</text:p>
          </table:table-cell>
          <table:table-cell office:value-type="string">
            <text:p>night emper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F</text:p>
          </table:table-cell>
          <table:table-cell office:value-type="string">
            <text:p>treevi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0">
            <text:p>0060</text:p>
          </table:table-cell>
          <table:table-cell office:value-type="string">
            <text:p>battle beet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1">
            <text:p>0061</text:p>
          </table:table-cell>
          <table:table-cell office:value-type="string">
            <text:p>lump sha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2">
            <text:p>0062</text:p>
          </table:table-cell>
          <table:table-cell office:value-type="string">
            <text:p>skeleton soldi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3">
            <text:p>0063</text:p>
          </table:table-cell>
          <table:table-cell office:value-type="string">
            <text:p>hawk 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4">
            <text:p>0064</text:p>
          </table:table-cell>
          <table:table-cell office:value-type="string">
            <text:p>tap devi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5">
            <text:p>0065</text:p>
          </table:table-cell>
          <table:table-cell office:value-type="string">
            <text:p>mushroom mag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6">
            <text:p>0066</text:p>
          </table:table-cell>
          <table:table-cell office:value-type="string">
            <text:p>redtail hip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7">
            <text:p>0067</text:p>
          </table:table-cell>
          <table:table-cell office:value-type="string">
            <text:p>jumping jacka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8">
            <text:p>0068</text:p>
          </table:table-cell>
          <table:table-cell office:value-type="string">
            <text:p>gold gole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9">
            <text:p>0069</text:p>
          </table:table-cell>
          <table:table-cell office:value-type="string">
            <text:p>king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A</text:p>
          </table:table-cell>
          <table:table-cell office:value-type="string">
            <text:p>iron scorpi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B</text:p>
          </table:table-cell>
          <table:table-cell office:value-type="string">
            <text:p>toxic zombi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C</text:p>
          </table:table-cell>
          <table:table-cell office:value-type="string">
            <text:p>lesser d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D</text:p>
          </table:table-cell>
          <table:table-cell office:value-type="string">
            <text:p>Volpo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E</text:p>
          </table:table-cell>
          <table:table-cell office:value-type="string">
            <text:p>bomboul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F</text:p>
          </table:table-cell>
          <table:table-cell office:value-type="string">
            <text:p>skullri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0">
            <text:p>0070</text:p>
          </table:table-cell>
          <table:table-cell office:value-type="string">
            <text:p>hades cond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1">
            <text:p>0071</text:p>
          </table:table-cell>
          <table:table-cell office:value-type="string">
            <text:p>frog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2">
            <text:p>0072</text:p>
          </table:table-cell>
          <table:table-cell office:value-type="string">
            <text:p>mimic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3">
            <text:p>0073</text:p>
          </table:table-cell>
          <table:table-cell office:value-type="string">
            <text:p>magic dumbbel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4">
            <text:p>0074</text:p>
          </table:table-cell>
          <table:table-cell office:value-type="string">
            <text:p>gargoy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5">
            <text:p>0075</text:p>
          </table:table-cell>
          <table:table-cell office:value-type="string">
            <text:p>magic marionett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6">
            <text:p>0076</text:p>
          </table:table-cell>
          <table:table-cell office:value-type="string">
            <text:p>notso mach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7">
            <text:p>0077</text:p>
          </table:table-cell>
          <table:table-cell office:value-type="string">
            <text:p>lump wizar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8">
            <text:p>0078</text:p>
          </table:table-cell>
          <table:table-cell office:value-type="string">
            <text:p>berser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9">
            <text:p>0079</text:p>
          </table:table-cell>
          <table:table-cell office:value-type="string">
            <text:p>bulldoz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A</text:p>
          </table:table-cell>
          <table:table-cell office:value-type="string">
            <text:p>ghou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B</text:p>
          </table:table-cell>
          <table:table-cell office:value-type="string">
            <text:p>shad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C</text:p>
          </table:table-cell>
          <table:table-cell office:value-type="string">
            <text:p>lethal armou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D</text:p>
          </table:table-cell>
          <table:table-cell office:value-type="string">
            <text:p>king cure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E</text:p>
          </table:table-cell>
          <table:table-cell office:value-type="string">
            <text:p>hoodlu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F</text:p>
          </table:table-cell>
          <table:table-cell office:value-type="string">
            <text:p>hocus chimaer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0">
            <text:p>0080</text:p>
          </table:table-cell>
          <table:table-cell office:value-type="string">
            <text:p>demonri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1">
            <text:p>0081</text:p>
          </table:table-cell>
          <table:table-cell office:value-type="string">
            <text:p>killer 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2">
            <text:p>0082</text:p>
          </table:table-cell>
          <table:table-cell office:value-type="string">
            <text:p>jabberwocke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3">
            <text:p>0083</text:p>
          </table:table-cell>
          <table:table-cell office:value-type="string">
            <text:p>silenu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4">
            <text:p>0084</text:p>
          </table:table-cell>
          <table:table-cell office:value-type="string">
            <text:p>robo-robi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5">
            <text:p>0085</text:p>
          </table:table-cell>
          <table:table-cell office:value-type="string">
            <text:p>puppet ma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6">
            <text:p>0086</text:p>
          </table:table-cell>
          <table:table-cell office:value-type="string">
            <text:p>death scorpi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7">
            <text:p>0087</text:p>
          </table:table-cell>
          <table:table-cell office:value-type="string">
            <text:p>jackal rip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8">
            <text:p>0088</text:p>
          </table:table-cell>
          <table:table-cell office:value-type="string">
            <text:p>iron rhin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9">
            <text:p>0089</text:p>
          </table:table-cell>
          <table:table-cell office:value-type="string">
            <text:p>dancing flam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A</text:p>
          </table:table-cell>
          <table:table-cell office:value-type="string">
            <text:p>blood mumm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B</text:p>
          </table:table-cell>
          <table:table-cell office:value-type="string">
            <text:p>phantom swords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C</text:p>
          </table:table-cell>
          <table:table-cell office:value-type="string">
            <text:p>hacksauru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D</text:p>
          </table:table-cell>
          <table:table-cell office:value-type="string">
            <text:p>bone bar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E</text:p>
          </table:table-cell>
          <table:table-cell office:value-type="string">
            <text:p>swingin' hip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F</text:p>
          </table:table-cell>
          <table:table-cell office:value-type="string">
            <text:p>orc k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0">
            <text:p>0090</text:p>
          </table:table-cell>
          <table:table-cell office:value-type="string">
            <text:p>soulspaw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1">
            <text:p>0091</text:p>
          </table:table-cell>
          <table:table-cell office:value-type="string">
            <text:p>gryph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2">
            <text:p>0092</text:p>
          </table:table-cell>
          <table:table-cell office:value-type="string">
            <text:p>gole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3">
            <text:p>0093</text:p>
          </table:table-cell>
          <table:table-cell office:value-type="string">
            <text:p>fallen pries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4">
            <text:p>0094</text:p>
          </table:table-cell>
          <table:table-cell office:value-type="string">
            <text:p>dead ring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5">
            <text:p>0095</text:p>
          </table:table-cell>
          <table:table-cell office:value-type="string">
            <text:p>living statu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6">
            <text:p>0096</text:p>
          </table:table-cell>
          <table:table-cell office:value-type="string">
            <text:p>freeze fl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7">
            <text:p>0097</text:p>
          </table:table-cell>
          <table:table-cell office:value-type="string">
            <text:p>dark slim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8">
            <text:p>0098</text:p>
          </table:table-cell>
          <table:table-cell office:value-type="string">
            <text:p>frostbu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9">
            <text:p>0099</text:p>
          </table:table-cell>
          <table:table-cell office:value-type="string">
            <text:p>hellhound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A</text:p>
          </table:table-cell>
          <table:table-cell office:value-type="string">
            <text:p>trol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B</text:p>
          </table:table-cell>
          <table:table-cell office:value-type="string">
            <text:p>ice quee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C</text:p>
          </table:table-cell>
          <table:table-cell office:value-type="string">
            <text:p>abominap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D</text:p>
          </table:table-cell>
          <table:table-cell office:value-type="string">
            <text:p>beelzebuzz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E</text:p>
          </table:table-cell>
          <table:table-cell office:value-type="string">
            <text:p>killing machi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F</text:p>
          </table:table-cell>
          <table:table-cell office:value-type="string">
            <text:p>icikill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0</text:p>
          </table:table-cell>
          <table:table-cell office:value-type="string">
            <text:p>shadow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1</text:p>
          </table:table-cell>
          <table:table-cell office:value-type="string">
            <text:p>metal king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2</text:p>
          </table:table-cell>
          <table:table-cell office:value-type="string">
            <text:p>frost wyvi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3</text:p>
          </table:table-cell>
          <table:table-cell office:value-type="string">
            <text:p>elysium bir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4</text:p>
          </table:table-cell>
          <table:table-cell office:value-type="string">
            <text:p>dragu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5</text:p>
          </table:table-cell>
          <table:table-cell office:value-type="string">
            <text:p>smac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6</text:p>
          </table:table-cell>
          <table:table-cell office:value-type="string">
            <text:p>zombie gladiat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7</text:p>
          </table:table-cell>
          <table:table-cell office:value-type="string">
            <text:p>stone gole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8</text:p>
          </table:table-cell>
          <table:table-cell office:value-type="string">
            <text:p>dark condo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9</text:p>
          </table:table-cell>
          <table:table-cell office:value-type="string">
            <text:p>mucho mach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A</text:p>
          </table:table-cell>
          <table:table-cell office:value-type="string">
            <text:p>dark skeleto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B</text:p>
          </table:table-cell>
          <table:table-cell office:value-type="string">
            <text:p>dark macarbou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C</text:p>
          </table:table-cell>
          <table:table-cell office:value-type="string">
            <text:p>tyrantosauru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D</text:p>
          </table:table-cell>
          <table:table-cell office:value-type="string">
            <text:p>demon thunder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E</text:p>
          </table:table-cell>
          <table:table-cell office:value-type="string">
            <text:p>dark sta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F</text:p>
          </table:table-cell>
          <table:table-cell office:value-type="string">
            <text:p>dark minist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0</text:p>
          </table:table-cell>
          <table:table-cell office:value-type="string">
            <text:p>grim ri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1</text:p>
          </table:table-cell>
          <table:table-cell office:value-type="string">
            <text:p>dark sea-div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2</text:p>
          </table:table-cell>
          <table:table-cell office:value-type="string">
            <text:p>war gryph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3</text:p>
          </table:table-cell>
          <table:table-cell office:value-type="string">
            <text:p>dark turkey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4</text:p>
          </table:table-cell>
          <table:table-cell office:value-type="string">
            <text:p>heligat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5</text:p>
          </table:table-cell>
          <table:table-cell office:value-type="string">
            <text:p>dark dullaha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6</text:p>
          </table:table-cell>
          <table:table-cell office:value-type="string">
            <text:p>killer croa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7</text:p>
          </table:table-cell>
          <table:table-cell office:value-type="string">
            <text:p>high roll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8</text:p>
          </table:table-cell>
          <table:table-cell office:value-type="string">
            <text:p>darkodil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9</text:p>
          </table:table-cell>
          <table:table-cell office:value-type="string">
            <text:p>cyclop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A</text:p>
          </table:table-cell>
          <table:table-cell office:value-type="string">
            <text:p>bloody han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B</text:p>
          </table:table-cell>
          <table:table-cell office:value-type="string">
            <text:p>snapdrag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C</text:p>
          </table:table-cell>
          <table:table-cell office:value-type="string">
            <text:p>buffalogr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D</text:p>
          </table:table-cell>
          <table:table-cell office:value-type="string">
            <text:p>mohaw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E</text:p>
          </table:table-cell>
          <table:table-cell office:value-type="string">
            <text:p>archd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F</text:p>
          </table:table-cell>
          <table:table-cell office:value-type="string">
            <text:p>bobong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0</text:p>
          </table:table-cell>
          <table:table-cell office:value-type="string">
            <text:p>caped caper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1</text:p>
          </table:table-cell>
          <table:table-cell office:value-type="string">
            <text:p>claw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2</text:p>
          </table:table-cell>
          <table:table-cell office:value-type="string">
            <text:p>boss trol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3</text:p>
          </table:table-cell>
          <table:table-cell office:value-type="string">
            <text:p>mimic k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4</text:p>
          </table:table-cell>
          <table:table-cell office:value-type="string">
            <text:p>fowlfigh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5</text:p>
          </table:table-cell>
          <table:table-cell office:value-type="string">
            <text:p>dullah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6</text:p>
          </table:table-cell>
          <table:table-cell office:value-type="string">
            <text:p>gigante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7</text:p>
          </table:table-cell>
          <table:table-cell office:value-type="string">
            <text:p>frou-frou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8</text:p>
          </table:table-cell>
          <table:table-cell office:value-type="string">
            <text:p>stone guardi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9</text:p>
          </table:table-cell>
          <table:table-cell office:value-type="string">
            <text:p>wight pries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A</text:p>
          </table:table-cell>
          <table:table-cell office:value-type="string">
            <text:p>hell gladiat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B</text:p>
          </table:table-cell>
          <table:table-cell office:value-type="string">
            <text:p>dark slim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C</text:p>
          </table:table-cell>
          <table:table-cell office:value-type="string">
            <text:p>shadow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D</text:p>
          </table:table-cell>
          <table:table-cell office:value-type="string">
            <text:p>dark skeleto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E</text:p>
          </table:table-cell>
          <table:table-cell office:value-type="string">
            <text:p>dark condo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F</text:p>
          </table:table-cell>
          <table:table-cell office:value-type="string">
            <text:p>dark macarbou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0</text:p>
          </table:table-cell>
          <table:table-cell office:value-type="string">
            <text:p>dark turkey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1</text:p>
          </table:table-cell>
          <table:table-cell office:value-type="string">
            <text:p>dark minist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2</text:p>
          </table:table-cell>
          <table:table-cell office:value-type="string">
            <text:p>dark dullaha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3</text:p>
          </table:table-cell>
          <table:table-cell office:value-type="string">
            <text:p>dark 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4</text:p>
          </table:table-cell>
          <table:table-cell office:value-type="string">
            <text:p>dark sta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5</text:p>
          </table:table-cell>
          <table:table-cell office:value-type="string">
            <text:p>dark gryph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6</text:p>
          </table:table-cell>
          <table:table-cell office:value-type="string">
            <text:p>darkodil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7</text:p>
          </table:table-cell>
          <table:table-cell office:value-type="string">
            <text:p>dark sabre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8</text:p>
          </table:table-cell>
          <table:table-cell office:value-type="string">
            <text:p>hell hop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9</text:p>
          </table:table-cell>
          <table:table-cell office:value-type="string">
            <text:p>dark devildo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A</text:p>
          </table:table-cell>
          <table:table-cell office:value-type="string">
            <text:p>heavy hoo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B</text:p>
          </table:table-cell>
          <table:table-cell office:value-type="string">
            <text:p>hellstal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C</text:p>
          </table:table-cell>
          <table:table-cell office:value-type="string">
            <text:p>silhouett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D</text:p>
          </table:table-cell>
          <table:table-cell office:value-type="string">
            <text:p>democrobo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E</text:p>
          </table:table-cell>
          <table:table-cell office:value-type="string">
            <text:p>pandora's b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F</text:p>
          </table:table-cell>
          <table:table-cell office:value-type="string">
            <text:p>wight k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0</text:p>
          </table:table-cell>
          <table:table-cell office:value-type="string">
            <text:p>invisible swords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1</text:p>
          </table:table-cell>
          <table:table-cell office:value-type="string">
            <text:p>hellspaw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2</text:p>
          </table:table-cell>
          <table:table-cell office:value-type="string">
            <text:p>belia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3</text:p>
          </table:table-cell>
          <table:table-cell office:value-type="string">
            <text:p>solaris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4</text:p>
          </table:table-cell>
          <table:table-cell office:value-type="string">
            <text:p>great trol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5</text:p>
          </table:table-cell>
          <table:table-cell office:value-type="string">
            <text:p>unholy bishop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6</text:p>
          </table:table-cell>
          <table:table-cell office:value-type="string">
            <text:p>hell's gatekee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7</text:p>
          </table:table-cell>
          <table:table-cell office:value-type="string">
            <text:p>crocodog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8</text:p>
          </table:table-cell>
          <table:table-cell office:value-type="string">
            <text:p>khalamari kid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9</text:p>
          </table:table-cell>
          <table:table-cell office:value-type="string">
            <text:p>see urchi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A</text:p>
          </table:table-cell>
          <table:table-cell office:value-type="string">
            <text:p>man o' wa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B</text:p>
          </table:table-cell>
          <table:table-cell office:value-type="string">
            <text:p>yabb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C</text:p>
          </table:table-cell>
          <table:table-cell office:value-type="string">
            <text:p>king kelp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D</text:p>
          </table:table-cell>
          <table:table-cell office:value-type="string">
            <text:p>wild boarfis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E</text:p>
          </table:table-cell>
          <table:table-cell office:value-type="string">
            <text:p>khalamari ki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F</text:p>
          </table:table-cell>
          <table:table-cell office:value-type="string">
            <text:p>see urchi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0</text:p>
          </table:table-cell>
          <table:table-cell office:value-type="string">
            <text:p>man o' wa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1</text:p>
          </table:table-cell>
          <table:table-cell office:value-type="string">
            <text:p>anchorma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2</text:p>
          </table:table-cell>
          <table:table-cell office:value-type="string">
            <text:p>see ang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3</text:p>
          </table:table-cell>
          <table:table-cell office:value-type="string">
            <text:p>squid kid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4</text:p>
          </table:table-cell>
          <table:table-cell office:value-type="string">
            <text:p>king kelp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5</text:p>
          </table:table-cell>
          <table:table-cell office:value-type="string">
            <text:p>crayze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6</text:p>
          </table:table-cell>
          <table:table-cell office:value-type="string">
            <text:p>eve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7</text:p>
          </table:table-cell>
          <table:table-cell office:value-type="string">
            <text:p>merma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8</text:p>
          </table:table-cell>
          <table:table-cell office:value-type="string">
            <text:p>king squi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9</text:p>
          </table:table-cell>
          <table:table-cell office:value-type="string">
            <text:p>octavian sentr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A</text:p>
          </table:table-cell>
          <table:table-cell office:value-type="string">
            <text:p>pigmal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B</text:p>
          </table:table-cell>
          <table:table-cell office:value-type="string">
            <text:p>sea drag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C</text:p>
          </table:table-cell>
          <table:table-cell office:value-type="string">
            <text:p>foul anch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D</text:p>
          </table:table-cell>
          <table:table-cell office:value-type="string">
            <text:p>poison eve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E</text:p>
          </table:table-cell>
          <table:table-cell office:value-type="string">
            <text:p>sir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F</text:p>
          </table:table-cell>
          <table:table-cell office:value-type="string">
            <text:p>merk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seasa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octavian pir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ripti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3">
            <text:p>0103</text:p>
          </table:table-cell>
          <table:table-cell office:value-type="string">
            <text:p>tentacul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4">
            <text:p>0104</text:p>
          </table:table-cell>
          <table:table-cell office:value-type="string">
            <text:p>abyss div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5">
            <text:p>0105</text:p>
          </table:table-cell>
          <table:table-cell office:value-type="string">
            <text:p>slim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6">
            <text:p>0106</text:p>
          </table:table-cell>
          <table:table-cell office:value-type="string">
            <text:p>firespir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7">
            <text:p>0107</text:p>
          </table:table-cell>
          <table:table-cell office:value-type="string">
            <text:p>lost sou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8">
            <text:p>0108</text:p>
          </table:table-cell>
          <table:table-cell office:value-type="string">
            <text:p>servant of darknes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0C</text:p>
          </table:table-cell>
          <table:table-cell office:value-type="string">
            <text:p>frogfa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0D</text:p>
          </table:table-cell>
          <table:table-cell office:value-type="string">
            <text:p>frogm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0E</text:p>
          </table:table-cell>
          <table:table-cell office:value-type="string">
            <text:p>killer croak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0F</text:p>
          </table:table-cell>
          <table:table-cell office:value-type="string">
            <text:p>winky (red)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pan piper (red)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2">
            <text:p>0112</text:p>
          </table:table-cell>
          <table:table-cell office:value-type="string">
            <text:p>magic dumbbell Lv. 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3">
            <text:p>0113</text:p>
          </table:table-cell>
          <table:table-cell office:value-type="string">
            <text:p>dead ringer Lv. 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4">
            <text:p>0114</text:p>
          </table:table-cell>
          <table:table-cell office:value-type="string">
            <text:p>high rolle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5">
            <text:p>0115</text:p>
          </table:table-cell>
          <table:table-cell office:value-type="string">
            <text:p>skeleton soldie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6">
            <text:p>0116</text:p>
          </table:table-cell>
          <table:table-cell office:value-type="string">
            <text:p>ghoul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7">
            <text:p>0117</text:p>
          </table:table-cell>
          <table:table-cell office:value-type="string">
            <text:p>anchorman (red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9">
            <text:p>0119</text:p>
          </table:table-cell>
          <table:table-cell office:value-type="string">
            <text:p>m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A</text:p>
          </table:table-cell>
          <table:table-cell office:value-type="string">
            <text:p>bo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B</text:p>
          </table:table-cell>
          <table:table-cell office:value-type="string">
            <text:p>j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C</text:p>
          </table:table-cell>
          <table:table-cell office:value-type="string">
            <text:p>bo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D</text:p>
          </table:table-cell>
          <table:table-cell office:value-type="string">
            <text:p>jab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E</text:p>
          </table:table-cell>
          <table:table-cell office:value-type="string">
            <text:p>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F</text:p>
          </table:table-cell>
          <table:table-cell office:value-type="string">
            <text:p>ke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0">
            <text:p>0120</text:p>
          </table:table-cell>
          <table:table-cell office:value-type="string">
            <text:p>woc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1">
            <text:p>0121</text:p>
          </table:table-cell>
          <table:table-cell office:value-type="string">
            <text:p>head of st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2">
            <text:p>0122</text:p>
          </table:table-cell>
          <table:table-cell office:value-type="string">
            <text:p>body politic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3">
            <text:p>0123</text:p>
          </table:table-cell>
          <table:table-cell office:value-type="string">
            <text:p>right w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left w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5">
            <text:p>0125</text:p>
          </table:table-cell>
          <table:table-cell office:value-type="string">
            <text:p>jab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2D</text:p>
          </table:table-cell>
          <table:table-cell office:value-type="string">
            <text:p>slim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2E</text:p>
          </table:table-cell>
          <table:table-cell office:value-type="string">
            <text:p>hammerhoo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2F</text:p>
          </table:table-cell>
          <table:table-cell office:value-type="string">
            <text:p>geyz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0">
            <text:p>0130</text:p>
          </table:table-cell>
          <table:table-cell office:value-type="string">
            <text:p>mas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1">
            <text:p>0131</text:p>
          </table:table-cell>
          <table:table-cell office:value-type="string">
            <text:p>banger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2">
            <text:p>0132</text:p>
          </table:table-cell>
          <table:table-cell office:value-type="string">
            <text:p>khalamar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3">
            <text:p>0133</text:p>
          </table:table-cell>
          <table:table-cell office:value-type="string">
            <text:p>tortured sou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4">
            <text:p>0134</text:p>
          </table:table-cell>
          <table:table-cell office:value-type="string">
            <text:p>trap bo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5">
            <text:p>0135</text:p>
          </table:table-cell>
          <table:table-cell office:value-type="string">
            <text:p>don m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6">
            <text:p>0136</text:p>
          </table:table-cell>
          <table:table-cell office:value-type="string">
            <text:p>sea drag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7">
            <text:p>0137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8">
            <text:p>0138</text:p>
          </table:table-cell>
          <table:table-cell office:value-type="string">
            <text:p>great argon liza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9">
            <text:p>0139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A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B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C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D</text:p>
          </table:table-cell>
          <table:table-cell office:value-type="string">
            <text:p>evil jessica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E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F</text:p>
          </table:table-cell>
          <table:table-cell office:value-type="string">
            <text:p>captain crow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0">
            <text:p>0140</text:p>
          </table:table-cell>
          <table:table-cell office:value-type="string">
            <text:p>red hor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1">
            <text:p>0141</text:p>
          </table:table-cell>
          <table:table-cell office:value-type="string">
            <text:p>blue fa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2">
            <text:p>0142</text:p>
          </table:table-cell>
          <table:table-cell office:value-type="string">
            <text:p>empyre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3">
            <text:p>0143</text:p>
          </table:table-cell>
          <table:table-cell office:value-type="string">
            <text:p>gem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4">
            <text:p>0144</text:p>
          </table:table-cell>
          <table:table-cell office:value-type="string">
            <text:p>evil sir leopold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5">
            <text:p>0145</text:p>
          </table:table-cell>
          <table:table-cell office:value-type="string">
            <text:p>marcello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6">
            <text:p>0146</text:p>
          </table:table-cell>
          <table:table-cell office:value-type="string">
            <text:p>king squi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7">
            <text:p>0147</text:p>
          </table:table-cell>
          <table:table-cell office:value-type="string">
            <text:p>boss troll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8">
            <text:p>0148</text:p>
          </table:table-cell>
          <table:table-cell office:value-type="string">
            <text:p>rhapthorne (1st form)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9">
            <text:p>0149</text:p>
          </table:table-cell>
          <table:table-cell office:value-type="string">
            <text:p>rhapthorne (1st form)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4A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4B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4C</text:p>
          </table:table-cell>
          <table:table-cell office:value-type="string">
            <text:p>lord of the dragovians (dragon)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4D</text:p>
          </table:table-cell>
          <table:table-cell office:value-type="string">
            <text:p>lord of the dragovians (dragon)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4E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4F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0">
            <text:p>0150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1">
            <text:p>0151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2">
            <text:p>0152</text:p>
          </table:table-cell>
          <table:table-cell office:value-type="string">
            <text:p>servant of darknes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3">
            <text:p>0153</text:p>
          </table:table-cell>
          <table:table-cell office:value-type="string">
            <text:p>statue of he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4">
            <text:p>0154</text:p>
          </table:table-cell>
          <table:table-cell office:value-type="string">
            <text:p>statue of yang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5">
            <text:p>0155</text:p>
          </table:table-cell>
          <table:table-cell office:value-type="string">
            <text:p>statue of jessic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6">
            <text:p>0156</text:p>
          </table:table-cell>
          <table:table-cell office:value-type="string">
            <text:p>statue of angel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7">
            <text:p>0157</text:p>
          </table:table-cell>
          <table:table-cell office:value-type="string">
            <text:p>megalo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8">
            <text:p>0158</text:p>
          </table:table-cell>
          <table:table-cell office:value-type="string">
            <text:p>ru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9">
            <text:p>0159</text:p>
          </table:table-cell>
          <table:table-cell office:value-type="string">
            <text:p>soul m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5A</text:p>
          </table:table-cell>
          <table:table-cell office:value-type="string">
            <text:p>marcello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5B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5C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5D</text:p>
          </table:table-cell>
          <table:table-cell office:value-type="string">
            <text:p>evil jessica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5E</text:p>
          </table:table-cell>
          <table:table-cell office:value-type="string">
            <text:p>evil sir leopold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5F</text:p>
          </table:table-cell>
          <table:table-cell office:value-type="string">
            <text:p>rhapthorne (1st form)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0">
            <text:p>0160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1">
            <text:p>0161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2">
            <text:p>0162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3">
            <text:p>0163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4">
            <text:p>0164</text:p>
          </table:table-cell>
          <table:table-cell office:value-type="string">
            <text:p>dancing flam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5">
            <text:p>0165</text:p>
          </table:table-cell>
          <table:table-cell office:value-type="string">
            <text:p>rhapthorne (barrie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6">
            <text:p>0166</text:p>
          </table:table-cell>
          <table:table-cell office:value-type="string">
            <text:p>rhapthorne (barrie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7">
            <text:p>0167</text:p>
          </table:table-cell>
          <table:table-cell office:value-type="string">
            <text:p>slim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8">
            <text:p>0168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6B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6E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71">
            <text:p>0171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74">
            <text:p>0174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77">
            <text:p>0177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7A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7D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0">
            <text:p>0180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3">
            <text:p>0183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6">
            <text:p>0186</text:p>
          </table:table-cell>
          <table:table-cell office:value-type="string">
            <text:p>ultimate drag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9">
            <text:p>0189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8B</text:p>
          </table:table-cell>
          <table:table-cell office:value-type="string">
            <text:p>red hor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91">
            <text:p>0191</text:p>
          </table:table-cell>
          <table:table-cell office:value-type="string">
            <text:p>Prince Charm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5</text:p>
          </table:table-cell>
          <table:table-cell office:value-type="string">
            <text:p>Axorap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6</text:p>
          </table:table-cell>
          <table:table-cell office:value-type="string">
            <text:p>Shortshoo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F7</text:p>
          </table:table-cell>
          <table:table-cell office:value-type="string">
            <text:p>One Knight St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8</text:p>
          </table:table-cell>
          <table:table-cell office:value-type="string">
            <text:p>Automaton Avia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9</text:p>
          </table:table-cell>
          <table:table-cell office:value-type="string">
            <text:p>Pain in the Nec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A</text:p>
          </table:table-cell>
          <table:table-cell office:value-type="string">
            <text:p>Buffalo Bi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B</text:p>
          </table:table-cell>
          <table:table-cell office:value-type="string">
            <text:p>Family Doc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C</text:p>
          </table:table-cell>
          <table:table-cell office:value-type="string">
            <text:p>Hollow Knigh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D</text:p>
          </table:table-cell>
          <table:table-cell office:value-type="string">
            <text:p>Mullet Mall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E</text:p>
          </table:table-cell>
          <table:table-cell office:value-type="string">
            <text:p>Little Nipp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F</text:p>
          </table:table-cell>
          <table:table-cell office:value-type="string">
            <text:p>Sharpshoo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0">
            <text:p>0200</text:p>
          </table:table-cell>
          <table:table-cell office:value-type="string">
            <text:p>Root of Evi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1">
            <text:p>0201</text:p>
          </table:table-cell>
          <table:table-cell office:value-type="string">
            <text:p>Squiggly Squigg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2">
            <text:p>0202</text:p>
          </table:table-cell>
          <table:table-cell office:value-type="string">
            <text:p>Old-School Droo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3">
            <text:p>0203</text:p>
          </table:table-cell>
          <table:table-cell office:value-type="string">
            <text:p>Punchin' Jud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4">
            <text:p>0204</text:p>
          </table:table-cell>
          <table:table-cell office:value-type="string">
            <text:p>Slimy Smil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5">
            <text:p>0205</text:p>
          </table:table-cell>
          <table:table-cell office:value-type="string">
            <text:p>Bushwha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6">
            <text:p>0206</text:p>
          </table:table-cell>
          <table:table-cell office:value-type="string">
            <text:p>Nightstal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7">
            <text:p>0207</text:p>
          </table:table-cell>
          <table:table-cell office:value-type="string">
            <text:p>Goldbri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8">
            <text:p>0208</text:p>
          </table:table-cell>
          <table:table-cell office:value-type="string">
            <text:p>Death Tabb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9">
            <text:p>0209</text:p>
          </table:table-cell>
          <table:table-cell office:value-type="string">
            <text:p>Wild Spearm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A</text:p>
          </table:table-cell>
          <table:table-cell office:value-type="string">
            <text:p>Fertilis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B</text:p>
          </table:table-cell>
          <table:table-cell office:value-type="string">
            <text:p>Hooded Ha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C</text:p>
          </table:table-cell>
          <table:table-cell office:value-type="string">
            <text:p>Jewel Jugg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D</text:p>
          </table:table-cell>
          <table:table-cell office:value-type="string">
            <text:p>King of Dumbi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E</text:p>
          </table:table-cell>
          <table:table-cell office:value-type="string">
            <text:p>All Day Su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F</text:p>
          </table:table-cell>
          <table:table-cell office:value-type="string">
            <text:p>Slime Crea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0">
            <text:p>0210</text:p>
          </table:table-cell>
          <table:table-cell office:value-type="string">
            <text:p>Al G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1">
            <text:p>0211</text:p>
          </table:table-cell>
          <table:table-cell office:value-type="string">
            <text:p>Old Sold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2">
            <text:p>0212</text:p>
          </table:table-cell>
          <table:table-cell office:value-type="string">
            <text:p>Living Fla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3">
            <text:p>0213</text:p>
          </table:table-cell>
          <table:table-cell office:value-type="string">
            <text:p>Poisonous Snip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4">
            <text:p>0214</text:p>
          </table:table-cell>
          <table:table-cell office:value-type="string">
            <text:p>Potty Drag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5">
            <text:p>0215</text:p>
          </table:table-cell>
          <table:table-cell office:value-type="string">
            <text:p>Gloopy Groupi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6">
            <text:p>0216</text:p>
          </table:table-cell>
          <table:table-cell office:value-type="string">
            <text:p>Angel of Cur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7">
            <text:p>0217</text:p>
          </table:table-cell>
          <table:table-cell office:value-type="string">
            <text:p>Abominable Ap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8">
            <text:p>0218</text:p>
          </table:table-cell>
          <table:table-cell office:value-type="string">
            <text:p>Fantom of Chope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9">
            <text:p>0219</text:p>
          </table:table-cell>
          <table:table-cell office:value-type="string">
            <text:p>Femme Fat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A</text:p>
          </table:table-cell>
          <table:table-cell office:value-type="string">
            <text:p>Roboster Mk 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B</text:p>
          </table:table-cell>
          <table:table-cell office:value-type="string">
            <text:p>Bricklay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C</text:p>
          </table:table-cell>
          <table:table-cell office:value-type="string">
            <text:p>Cold F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D</text:p>
          </table:table-cell>
          <table:table-cell office:value-type="string">
            <text:p>Terror Tal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E</text:p>
          </table:table-cell>
          <table:table-cell office:value-type="string">
            <text:p>Pelvic Thru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F</text:p>
          </table:table-cell>
          <table:table-cell office:value-type="string">
            <text:p>Slime Design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0">
            <text:p>0220</text:p>
          </table:table-cell>
          <table:table-cell office:value-type="string">
            <text:p>Ochre Og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1">
            <text:p>0221</text:p>
          </table:table-cell>
          <table:table-cell office:value-type="string">
            <text:p>Muscly Mohaw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2">
            <text:p>0222</text:p>
          </table:table-cell>
          <table:table-cell office:value-type="string">
            <text:p>Puppet Pugili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3">
            <text:p>0223</text:p>
          </table:table-cell>
          <table:table-cell office:value-type="string">
            <text:p>Gigantes Guardi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4">
            <text:p>0224</text:p>
          </table:table-cell>
          <table:table-cell office:value-type="string">
            <text:p>Big Blue Bull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5">
            <text:p>0225</text:p>
          </table:table-cell>
          <table:table-cell office:value-type="string">
            <text:p>Occult Rid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6">
            <text:p>0226</text:p>
          </table:table-cell>
          <table:table-cell office:value-type="string">
            <text:p>Bone Rac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7">
            <text:p>0227</text:p>
          </table:table-cell>
          <table:table-cell office:value-type="string">
            <text:p>Attack Bot Mk I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8">
            <text:p>0228</text:p>
          </table:table-cell>
          <table:table-cell office:value-type="string">
            <text:p>Big Blizzar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9">
            <text:p>0229</text:p>
          </table:table-cell>
          <table:table-cell office:value-type="string">
            <text:p>Living Tor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A</text:p>
          </table:table-cell>
          <table:table-cell office:value-type="string">
            <text:p>Raging Roo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B</text:p>
          </table:table-cell>
          <table:table-cell office:value-type="string">
            <text:p>Loopy Lup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C</text:p>
          </table:table-cell>
          <table:table-cell office:value-type="string">
            <text:p>Octavius Maxim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D</text:p>
          </table:table-cell>
          <table:table-cell office:value-type="string">
            <text:p>Quick Silv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E</text:p>
          </table:table-cell>
          <table:table-cell office:value-type="string">
            <text:p>Metal Babb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F</text:p>
          </table:table-cell>
          <table:table-cell office:value-type="string">
            <text:p>Shadow Conduc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0">
            <text:p>0230</text:p>
          </table:table-cell>
          <table:table-cell office:value-type="string">
            <text:p>Arch-archdem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1">
            <text:p>0231</text:p>
          </table:table-cell>
          <table:table-cell office:value-type="string">
            <text:p>Gigantes Gang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2">
            <text:p>0232</text:p>
          </table:table-cell>
          <table:table-cell office:value-type="string">
            <text:p>Troll Patrol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3">
            <text:p>0233</text:p>
          </table:table-cell>
          <table:table-cell office:value-type="string">
            <text:p>Man-at-Arm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4">
            <text:p>0234</text:p>
          </table:table-cell>
          <table:table-cell office:value-type="string">
            <text:p>Crazed Coloss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5">
            <text:p>0235</text:p>
          </table:table-cell>
          <table:table-cell office:value-type="string">
            <text:p>Killer Direc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6">
            <text:p>0236</text:p>
          </table:table-cell>
          <table:table-cell office:value-type="string">
            <text:p>Stonemas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7">
            <text:p>0237</text:p>
          </table:table-cell>
          <table:table-cell office:value-type="string">
            <text:p>Heavy Met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8">
            <text:p>0238</text:p>
          </table:table-cell>
          <table:table-cell office:value-type="string">
            <text:p>Headless Flailsm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9">
            <text:p>0239</text:p>
          </table:table-cell>
          <table:table-cell office:value-type="string">
            <text:p>Wight Highprie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A</text:p>
          </table:table-cell>
          <table:table-cell office:value-type="string">
            <text:p>Jumbo Dilophosa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B</text:p>
          </table:table-cell>
          <table:table-cell office:value-type="string">
            <text:p>Gryphon Gener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C</text:p>
          </table:table-cell>
          <table:table-cell office:value-type="string">
            <text:p>Greater Sabrec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D</text:p>
          </table:table-cell>
          <table:table-cell office:value-type="string">
            <text:p>Man-eater Che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E</text:p>
          </table:table-cell>
          <table:table-cell office:value-type="string">
            <text:p>Sand Slay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F</text:p>
          </table:table-cell>
          <table:table-cell office:value-type="string">
            <text:p>Bundle of Jo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0">
            <text:p>0240</text:p>
          </table:table-cell>
          <table:table-cell office:value-type="string">
            <text:p>Mole Maj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1">
            <text:p>0241</text:p>
          </table:table-cell>
          <table:table-cell office:value-type="string">
            <text:p>Colossal Cli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4">
            <text:p>0244</text:p>
          </table:table-cell>
          <table:table-cell office:value-type="string">
            <text:p>Ms. Impetuo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5">
            <text:p>0245</text:p>
          </table:table-cell>
          <table:table-cell office:value-type="string">
            <text:p>Mr. Bo Dang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6">
            <text:p>0246</text:p>
          </table:table-cell>
          <table:table-cell office:value-type="string">
            <text:p>Caped Inspect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7">
            <text:p>0247</text:p>
          </table:table-cell>
          <table:table-cell office:value-type="string">
            <text:p>Pre-curser of Deat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8">
            <text:p>0248</text:p>
          </table:table-cell>
          <table:table-cell office:value-type="string">
            <text:p>Mr. Stalkat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9">
            <text:p>0249</text:p>
          </table:table-cell>
          <table:table-cell office:value-type="string">
            <text:p>King of RI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A</text:p>
          </table:table-cell>
          <table:table-cell office:value-type="string">
            <text:p>Whizzki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B</text:p>
          </table:table-cell>
          <table:table-cell office:value-type="string">
            <text:p>Heavenly Hun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C</text:p>
          </table:table-cell>
          <table:table-cell office:value-type="string">
            <text:p>Sinister Mini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D</text:p>
          </table:table-cell>
          <table:table-cell office:value-type="string">
            <text:p>Cosmic Doo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E</text:p>
          </table:table-cell>
          <table:table-cell office:value-type="string">
            <text:p>Lucky Old Su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F</text:p>
          </table:table-cell>
          <table:table-cell office:value-type="string">
            <text:p>Star Du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0">
            <text:p>0250</text:p>
          </table:table-cell>
          <table:table-cell office:value-type="string">
            <text:p>Major Flavo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1">
            <text:p>0251</text:p>
          </table:table-cell>
          <table:table-cell office:value-type="string">
            <text:p>Snore Spo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2">
            <text:p>0252</text:p>
          </table:table-cell>
          <table:table-cell office:value-type="string">
            <text:p>Psychedel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3">
            <text:p>0253</text:p>
          </table:table-cell>
          <table:table-cell office:value-type="string">
            <text:p>Teen Fo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4">
            <text:p>0254</text:p>
          </table:table-cell>
          <table:table-cell office:value-type="string">
            <text:p>Flappacin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5">
            <text:p>0255</text:p>
          </table:table-cell>
          <table:table-cell office:value-type="string">
            <text:p>Famous F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6">
            <text:p>0256</text:p>
          </table:table-cell>
          <table:table-cell office:value-type="string">
            <text:p>L'il Digg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7">
            <text:p>0257</text:p>
          </table:table-cell>
          <table:table-cell office:value-type="string">
            <text:p>Condor from Yond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8">
            <text:p>0258</text:p>
          </table:table-cell>
          <table:table-cell office:value-type="string">
            <text:p>Ace of Spa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9">
            <text:p>0259</text:p>
          </table:table-cell>
          <table:table-cell office:value-type="string">
            <text:p>Drive-Thr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5A</text:p>
          </table:table-cell>
          <table:table-cell office:value-type="string">
            <text:p>Apocalip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A</text:p>
          </table:table-cell>
          <table:table-cell office:value-type="string">
            <text:p>phoeni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B</text:p>
          </table:table-cell>
          <table:table-cell office:value-type="string">
            <text:p>night rid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C</text:p>
          </table:table-cell>
          <table:table-cell office:value-type="string">
            <text:p>corpse corpora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D</text:p>
          </table:table-cell>
          <table:table-cell office:value-type="string">
            <text:p>great keeper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E</text:p>
          </table:table-cell>
          <table:table-cell office:value-type="string">
            <text:p>coffer of death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0">
            <text:p>0330</text:p>
          </table:table-cell>
          <table:table-cell office:value-type="string">
            <text:p>juggerwroth (1st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1">
            <text:p>0331</text:p>
          </table:table-cell>
          <table:table-cell office:value-type="string">
            <text:p>juggerwroth (2nd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4">
            <text:p>0334</text:p>
          </table:table-cell>
          <table:table-cell office:value-type="string">
            <text:p>great keeper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5">
            <text:p>0335</text:p>
          </table:table-cell>
          <table:table-cell office:value-type="string">
            <text:p>coffer of death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9">
            <text:p>0339</text:p>
          </table:table-cell>
          <table:table-cell office:value-type="string">
            <text:p>solari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3A</text:p>
          </table:table-cell>
          <table:table-cell office:value-type="string">
            <text:p>great troll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3B</text:p>
          </table:table-cell>
          <table:table-cell office:value-type="string">
            <text:p>crocodog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3C</text:p>
          </table:table-cell>
          <table:table-cell office:value-type="string">
            <text:p>great keeper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3">
            <text:p>0343</text:p>
          </table:table-cell>
          <table:table-cell office:value-type="string">
            <text:p>geyzer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4">
            <text:p>0344</text:p>
          </table:table-cell>
          <table:table-cell office:value-type="string">
            <text:p>tortured soul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5">
            <text:p>0345</text:p>
          </table:table-cell>
          <table:table-cell office:value-type="string">
            <text:p>skeleto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6">
            <text:p>0346</text:p>
          </table:table-cell>
          <table:table-cell office:value-type="string">
            <text:p>walking corps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7">
            <text:p>0347</text:p>
          </table:table-cell>
          <table:table-cell office:value-type="string">
            <text:p>trap box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8">
            <text:p>0348</text:p>
          </table:table-cell>
          <table:table-cell office:value-type="string">
            <text:p>don mol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9">
            <text:p>0349</text:p>
          </table:table-cell>
          <table:table-cell office:value-type="string">
            <text:p>soul mol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4A</text:p>
          </table:table-cell>
          <table:table-cell office:value-type="string">
            <text:p>argon liza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4B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4C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4D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4E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4F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0">
            <text:p>0350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1">
            <text:p>0351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2">
            <text:p>0352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3">
            <text:p>0353</text:p>
          </table:table-cell>
          <table:table-cell office:value-type="string">
            <text:p>evil jessica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4">
            <text:p>0354</text:p>
          </table:table-cell>
          <table:table-cell office:value-type="string">
            <text:p>evil jessica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5">
            <text:p>0355</text:p>
          </table:table-cell>
          <table:table-cell office:value-type="string">
            <text:p>shadow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6">
            <text:p>0356</text:p>
          </table:table-cell>
          <table:table-cell office:value-type="string">
            <text:p>captain crow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7">
            <text:p>0357</text:p>
          </table:table-cell>
          <table:table-cell office:value-type="string">
            <text:p>gemo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8">
            <text:p>0358</text:p>
          </table:table-cell>
          <table:table-cell office:value-type="string">
            <text:p>darkbi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9">
            <text:p>0359</text:p>
          </table:table-cell>
          <table:table-cell office:value-type="string">
            <text:p>dark turkey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5A</text:p>
          </table:table-cell>
          <table:table-cell office:value-type="string">
            <text:p>sir leopold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5B</text:p>
          </table:table-cell>
          <table:table-cell office:value-type="string">
            <text:p>sir leopold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5C</text:p>
          </table:table-cell>
          <table:table-cell office:value-type="string">
            <text:p>marcello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5D</text:p>
          </table:table-cell>
          <table:table-cell office:value-type="string">
            <text:p>marcello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5E</text:p>
          </table:table-cell>
          <table:table-cell office:value-type="string">
            <text:p>dark servant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5F</text:p>
          </table:table-cell>
          <table:table-cell office:value-type="string">
            <text:p>dancing flam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60">
            <text:p>0360</text:p>
          </table:table-cell>
          <table:table-cell office:value-type="string">
            <text:p>rui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61">
            <text:p>0361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62">
            <text:p>0362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63">
            <text:p>0363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64">
            <text:p>0364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89">
            <office:annotation draw:style-name="gr2" draw:text-style-name="P2" svg:width="1.1413in" svg:height="0.3902in" svg:x="0.7472in" svg:y="90.0898in" draw:caption-point-x="-0.2402in" draw:caption-point-y="0.5953in">
              <dc:creator>AW</dc:creator>
              <dc:date>2021-04-30T00:00:00</dc:date>
              <text:p text:style-name="P2"><text:span text:style-name="T1">0389-03D2: Arena</text:span></text:p>
            </office:annotation>
            <text:p>0389</text:p>
          </table:table-cell>
          <table:table-cell office:value-type="string">
            <text:p>she-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A</text:p>
          </table:table-cell>
          <table:table-cell office:value-type="string">
            <text:p>slime kn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B</text:p>
          </table:table-cell>
          <table:table-cell office:value-type="string">
            <text:p>frog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C</text:p>
          </table:table-cell>
          <table:table-cell office:value-type="string">
            <text:p>tree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D</text:p>
          </table:table-cell>
          <table:table-cell office:value-type="string">
            <text:p>hammerhoo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E</text:p>
          </table:table-cell>
          <table:table-cell office:value-type="string">
            <text:p>goreril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F</text:p>
          </table:table-cell>
          <table:table-cell office:value-type="string">
            <text:p>bullfin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0">
            <text:p>0390</text:p>
          </table:table-cell>
          <table:table-cell office:value-type="string">
            <text:p>khalamari ki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1">
            <text:p>0391</text:p>
          </table:table-cell>
          <table:table-cell office:value-type="string">
            <text:p>king kel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2">
            <text:p>0392</text:p>
          </table:table-cell>
          <table:table-cell office:value-type="string">
            <text:p>dingalin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3">
            <text:p>0393</text:p>
          </table:table-cell>
          <table:table-cell office:value-type="string">
            <text:p>jarg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4">
            <text:p>0394</text:p>
          </table:table-cell>
          <table:table-cell office:value-type="string">
            <text:p>dancing d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5">
            <text:p>0395</text:p>
          </table:table-cell>
          <table:table-cell office:value-type="string">
            <text:p>wailin' wee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6">
            <text:p>0396</text:p>
          </table:table-cell>
          <table:table-cell office:value-type="string">
            <text:p>redtail hipst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7">
            <text:p>0397</text:p>
          </table:table-cell>
          <table:table-cell office:value-type="string">
            <text:p>jailc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8">
            <text:p>0398</text:p>
          </table:table-cell>
          <table:table-cell office:value-type="string">
            <text:p>terror t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9">
            <text:p>0399</text:p>
          </table:table-cell>
          <table:table-cell office:value-type="string">
            <text:p>hipst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A</text:p>
          </table:table-cell>
          <table:table-cell office:value-type="string">
            <text:p>minidem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B</text:p>
          </table:table-cell>
          <table:table-cell office:value-type="string">
            <text:p>wit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C</text:p>
          </table:table-cell>
          <table:table-cell office:value-type="string">
            <text:p>magic marionet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D</text:p>
          </table:table-cell>
          <table:table-cell office:value-type="string">
            <text:p>tap d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E</text:p>
          </table:table-cell>
          <table:table-cell office:value-type="string">
            <text:p>volp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F</text:p>
          </table:table-cell>
          <table:table-cell office:value-type="string">
            <text:p>night fo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0</text:p>
          </table:table-cell>
          <table:table-cell office:value-type="string">
            <text:p>night emper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1</text:p>
          </table:table-cell>
          <table:table-cell office:value-type="string">
            <text:p>night sneak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2</text:p>
          </table:table-cell>
          <table:table-cell office:value-type="string">
            <text:p>skelet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3</text:p>
          </table:table-cell>
          <table:table-cell office:value-type="string">
            <text:p>walking corps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4</text:p>
          </table:table-cell>
          <table:table-cell office:value-type="string">
            <text:p>mumm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5</text:p>
          </table:table-cell>
          <table:table-cell office:value-type="string">
            <text:p>browni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6</text:p>
          </table:table-cell>
          <table:table-cell office:value-type="string">
            <text:p>hoo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7</text:p>
          </table:table-cell>
          <table:table-cell office:value-type="string">
            <text:p>see urchi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8</text:p>
          </table:table-cell>
          <table:table-cell office:value-type="string">
            <text:p>sir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9</text:p>
          </table:table-cell>
          <table:table-cell office:value-type="string">
            <text:p>mecha-myn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A</text:p>
          </table:table-cell>
          <table:table-cell office:value-type="string">
            <text:p>hunter m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B</text:p>
          </table:table-cell>
          <table:table-cell office:value-type="string">
            <text:p>clockwork cucko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C</text:p>
          </table:table-cell>
          <table:table-cell office:value-type="string">
            <text:p>fencing fo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D</text:p>
          </table:table-cell>
          <table:table-cell office:value-type="string">
            <text:p>bone bar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E</text:p>
          </table:table-cell>
          <table:table-cell office:value-type="string">
            <text:p>phantom fenc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F</text:p>
          </table:table-cell>
          <table:table-cell office:value-type="string">
            <text:p>dragur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0</text:p>
          </table:table-cell>
          <table:table-cell office:value-type="string">
            <text:p>tyrantosauru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1</text:p>
          </table:table-cell>
          <table:table-cell office:value-type="string">
            <text:p>snapdrag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2</text:p>
          </table:table-cell>
          <table:table-cell office:value-type="string">
            <text:p>stone guardi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3</text:p>
          </table:table-cell>
          <table:table-cell office:value-type="string">
            <text:p>gole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4</text:p>
          </table:table-cell>
          <table:table-cell office:value-type="string">
            <text:p>boss tro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5</text:p>
          </table:table-cell>
          <table:table-cell office:value-type="string">
            <text:p>rockbomb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6</text:p>
          </table:table-cell>
          <table:table-cell office:value-type="string">
            <text:p>stone gole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7</text:p>
          </table:table-cell>
          <table:table-cell office:value-type="string">
            <text:p>living statu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8</text:p>
          </table:table-cell>
          <table:table-cell office:value-type="string">
            <text:p>frou-frou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9</text:p>
          </table:table-cell>
          <table:table-cell office:value-type="string">
            <text:p>cyclop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A</text:p>
          </table:table-cell>
          <table:table-cell office:value-type="string">
            <text:p>tro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B</text:p>
          </table:table-cell>
          <table:table-cell office:value-type="string">
            <text:p>jumping jack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C</text:p>
          </table:table-cell>
          <table:table-cell office:value-type="string">
            <text:p>great sabrec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D</text:p>
          </table:table-cell>
          <table:table-cell office:value-type="string">
            <text:p>tre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E</text:p>
          </table:table-cell>
          <table:table-cell office:value-type="string">
            <text:p>zombie gladia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F</text:p>
          </table:table-cell>
          <table:table-cell office:value-type="string">
            <text:p>bombould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0</text:p>
          </table:table-cell>
          <table:table-cell office:value-type="string">
            <text:p>goodyba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1</text:p>
          </table:table-cell>
          <table:table-cell office:value-type="string">
            <text:p>mimic kin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2</text:p>
          </table:table-cell>
          <table:table-cell office:value-type="string">
            <text:p>mim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3</text:p>
          </table:table-cell>
          <table:table-cell office:value-type="string">
            <text:p>dullah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4</text:p>
          </table:table-cell>
          <table:table-cell office:value-type="string">
            <text:p>heal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5</text:p>
          </table:table-cell>
          <table:table-cell office:value-type="string">
            <text:p>gigant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6</text:p>
          </table:table-cell>
          <table:table-cell office:value-type="string">
            <text:p>liquid metal 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7</text:p>
          </table:table-cell>
          <table:table-cell office:value-type="string">
            <text:p>hell gladia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8</text:p>
          </table:table-cell>
          <table:table-cell office:value-type="string">
            <text:p>cure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9</text:p>
          </table:table-cell>
          <table:table-cell office:value-type="string">
            <text:p>frog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A</text:p>
          </table:table-cell>
          <table:table-cell office:value-type="string">
            <text:p>slime kn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B</text:p>
          </table:table-cell>
          <table:table-cell office:value-type="string">
            <text:p>fencing fo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C</text:p>
          </table:table-cell>
          <table:table-cell office:value-type="string">
            <text:p>restless armou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D</text:p>
          </table:table-cell>
          <table:table-cell office:value-type="string">
            <text:p>goodyba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E</text:p>
          </table:table-cell>
          <table:table-cell office:value-type="string">
            <text:p>bone bar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F</text:p>
          </table:table-cell>
          <table:table-cell office:value-type="string">
            <text:p>gold gole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D0</text:p>
          </table:table-cell>
          <table:table-cell office:value-type="string">
            <text:p>tree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D1</text:p>
          </table:table-cell>
          <table:table-cell office:value-type="string">
            <text:p>morrim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D2</text:p>
          </table:table-cell>
          <table:table-cell office:value-type="string">
            <text:p>tre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 table:number-rows-repeated="10479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oops" table:style-name="ta1" table:print="false">
        <office:forms form:automatic-focus="false" form:apply-design-mode="false"/>
        <table:table-column table:style-name="co6" table:default-cell-style-name="ce12"/>
        <table:table-column table:style-name="co7" table:default-cell-style-name="ce14"/>
        <table:table-column table:style-name="co8" table:default-cell-style-name="ce16"/>
        <table:table-column table:style-name="co4" table:default-cell-style-name="ce9"/>
        <table:table-column table:style-name="co9" table:default-cell-style-name="ce9"/>
        <table:table-column table:style-name="co10" table:default-cell-style-name="ce9"/>
        <table:table-column table:style-name="co5" table:number-columns-repeated="1018" table:default-cell-style-name="Default"/>
        <table:table-row table:style-name="ro1">
          <table:table-cell table:style-name="ce11" office:value-type="string">
            <text:p>Index</text:p>
          </table:table-cell>
          <table:table-cell table:style-name="ce13" office:value-type="string">
            <text:p>Monsters</text:p>
          </table:table-cell>
          <table:table-cell table:style-name="ce15" office:value-type="string">
            <office:annotation office:display="true" draw:style-name="gr3" draw:text-style-name="P2" svg:width="1.1413in" svg:height="1.7898in" svg:x="8.1976in" svg:y="0.3909in" draw:caption-point-x="-2.465in" draw:caption-point-y="-0.387in">
              <dc:creator>AW</dc:creator>
              <dc:date>2021-04-30T00:00:00</dc:date>
              <text:p text:style-name="P1"><text:span text:style-name="T1">0 = Nothing</text:span></text:p>
              <text:p text:style-name="P1"><text:span text:style-name="T1">1 = Spawn</text:span><text:span text:style-name="T1"><text:line-break/></text:span><text:span text:style-name="T1">2 = Sometimes spawn</text:span><text:span text:style-name="T1"><text:line-break/></text:span><text:span text:style-name="T1">3 = Don't spawn</text:span><text:span text:style-name="T1"><text:line-break/></text:span><text:span text:style-name="T1">4 = Infamous</text:span><text:span text:style-name="T1"><text:line-break/></text:span><text:span text:style-name="T1">5 = Monster Arena</text:span><text:span text:style-name="T1"><text:line-break/></text:span><text:span text:style-name="T1">6 = Postgame</text:span><text:span text:style-name="T1"><text:line-break/></text:span><text:span text:style-name="T1">7 = Memories Lane</text:span></text:p>
            </office:annotation>
            <text:p>Spawn?</text:p>
          </table:table-cell>
          <table:table-cell table:style-name="ce15" office:value-type="string">
            <text:p>Chance</text:p>
          </table:table-cell>
          <table:table-cell table:style-name="ce15" office:value-type="string">
            <text:p>Groups</text:p>
          </table:table-cell>
          <table:table-cell table:style-name="ce15" office:value-type="string">
            <text:p>Count</text:p>
          </table:table-cell>
          <table:table-cell table:style-name="ce17" table:number-columns-repeated="1018"/>
        </table:table-row>
        <table:table-row table:style-name="ro1">
          <table:table-cell office:value-type="float" office:value="0">
            <text:p>00</text:p>
          </table:table-cell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">
            <text:p>01</text:p>
          </table:table-cell>
          <table:table-cell office:value-type="string">
            <text:p>slime knight, healslim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">
            <text:p>02</text:p>
          </table:table-cell>
          <table:table-cell office:value-type="string">
            <text:p>hipster, witch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">
            <text:p>03</text:p>
          </table:table-cell>
          <table:table-cell office:value-type="string">
            <text:p>mummy boy, mumm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">
            <text:p>04</text:p>
          </table:table-cell>
          <table:table-cell office:value-type="string">
            <text:p>infernal armour, cureslim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5">
            <text:p>05</text:p>
          </table:table-cell>
          <table:table-cell office:value-type="string">
            <text:p>khalamari kid, king squid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6">
            <text:p>06</text:p>
          </table:table-cell>
          <table:table-cell office:value-type="string">
            <text:p>tentacular, khalamari kid, king squid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7">
            <text:p>07</text:p>
          </table:table-cell>
          <table:table-cell office:value-type="string">
            <text:p>treeface, treevil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8">
            <text:p>08</text:p>
          </table:table-cell>
          <table:table-cell office:value-type="string">
            <text:p>cureslime, notso mach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9">
            <text:p>09</text:p>
          </table:table-cell>
          <table:table-cell office:value-type="string">
            <text:p>mummy boy, blood mummy, mumm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0A</text:p>
          </table:table-cell>
          <table:table-cell office:value-type="string">
            <text:p>buffalogre, mohawk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0B</text:p>
          </table:table-cell>
          <table:table-cell office:value-type="string">
            <text:p>liquid metal slime, metal king slim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0C</text:p>
          </table:table-cell>
          <table:table-cell office:value-type="string">
            <text:p>gigantes, stone guardia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0D</text:p>
          </table:table-cell>
          <table:table-cell office:value-type="string">
            <text:p>dark macarbour, treevil, treefac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0E</text:p>
          </table:table-cell>
          <table:table-cell office:value-type="string">
            <text:p>lethal armour, cureslim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0F</text:p>
          </table:table-cell>
          <table:table-cell office:value-type="string">
            <text:p>goodybag, night empero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 o' laughs, puppete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inky, puppete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um, mum, boh, bo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kee, jab, ber, woc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ight wing, head of state, body politic, left win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um, bo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d horn, blue fan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1F</text:p>
          </table:table-cell>
          <table:table-cell office:value-type="string">
            <text:p>slim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hammerhood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eyzer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angerz, Mas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Khalamari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rtured sou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ap box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oul mole, Don M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2A</text:p>
          </table:table-cell>
          <table:table-cell office:value-type="string">
            <text:p>great Argon lizard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2B</text:p>
          </table:table-cell>
          <table:table-cell office:value-type="string">
            <text:p>sea dragon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2C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2D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2E</text:p>
          </table:table-cell>
          <table:table-cell office:value-type="string">
            <text:p>Evil Jessica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2F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ptain Crow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d Horn, Blue Fa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Empyrea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ark turkey, Gemon, dark cond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vil Sir Leopold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rcello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3A</text:p>
          </table:table-cell>
          <table:table-cell office:value-type="string">
            <text:p>king squid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3B</text:p>
          </table:table-cell>
          <table:table-cell office:value-type="string">
            <text:p>boss troll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3C</text:p>
          </table:table-cell>
          <table:table-cell office:value-type="string">
            <text:p>Rhapthorne (1st form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3D</text:p>
          </table:table-cell>
          <table:table-cell office:value-type="string">
            <text:p>dancing flame, servant of darknes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3E</text:p>
          </table:table-cell>
          <table:table-cell office:value-type="string">
            <text:p>statue of Jessica, statue of Hero, statue of Yangus, statue of Angel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3F</text:p>
          </table:table-cell>
          <table:table-cell office:value-type="string">
            <text:p>megalod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hapthorne (barrie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hapthorne (2nd form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ord of the Dragovians (dragon)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Lord of the Dragovians (humanoid)</text:p>
          </table:table-cell>
          <table:table-cell office:value-type="float" office:value="3">
            <text:p>3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Lord of the Dragovians (humanoid)</text:p>
          </table:table-cell>
          <table:table-cell office:value-type="float" office:value="3">
            <text:p>3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office:annotation draw:style-name="gr2" draw:text-style-name="P2" svg:width="1.1413in" svg:height="0.3902in" svg:x="0.715in" svg:y="11.1728in" draw:caption-point-x="-0.2402in" draw:caption-point-y="0.3142in">
              <dc:creator>AW</dc:creator>
              <dc:date>2021-04-12T00:00:00</dc:date>
              <text:p text:style-name="P2"><text:span text:style-name="T1">4C-63: Monster Arena</text:span></text:p>
            </office:annotation>
            <text:p>4C</text:p>
          </table:table-cell>
          <table:table-cell office:value-type="string">
            <text:p>she-slime, slime knigh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4D</text:p>
          </table:table-cell>
          <table:table-cell office:value-type="string">
            <text:p>frogface, treefa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4E</text:p>
          </table:table-cell>
          <table:table-cell office:value-type="string">
            <text:p>hammerhood, gorerilla, bullfin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4F</text:p>
          </table:table-cell>
          <table:table-cell office:value-type="string">
            <text:p>khalamari kid, king kel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ingaling, jarg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ancing devil, wailin' weed, redtail hipst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jailcat, terror tabb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hipster, minidemon, wit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gic marionette, tap devil, Volpo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ight fox, night emperor, night sneak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keleton, walking corpse, mumm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rownie, hoo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e urchin, sir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echa-mynah, hunter mech, clockwork cucko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5A</text:p>
          </table:table-cell>
          <table:table-cell office:value-type="string">
            <text:p>fencing fox, bone baron, phantom fenc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5B</text:p>
          </table:table-cell>
          <table:table-cell office:value-type="string">
            <text:p>dragurn, tyrantosaurus, snapdrag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5C</text:p>
          </table:table-cell>
          <table:table-cell office:value-type="string">
            <text:p>stone guardian, golem, boss tro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5D</text:p>
          </table:table-cell>
          <table:table-cell office:value-type="string">
            <text:p>rockbomb, stone golem, living stat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5E</text:p>
          </table:table-cell>
          <table:table-cell office:value-type="string">
            <text:p>frou-frou, cyclops, tro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5F</text:p>
          </table:table-cell>
          <table:table-cell office:value-type="string">
            <text:p>jumping jackal, great sabreca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evil, zombie gladiator, bombould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goodybag, mimic king, mimi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ullahan, healslime, gigan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liquid metal slime, hell gladiator, curesli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xoraptor, shortshooter, one knight st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annibox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imic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ndora's box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Lord of the Dragovians (dragon)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6A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6B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6C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6D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6E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6F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7A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7B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7C</text:p>
          </table:table-cell>
          <table:table-cell office:value-type="string">
            <text:p>ultimate dragon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7D</text:p>
          </table:table-cell>
          <table:table-cell office:value-type="string">
            <text:p>mumboh-jumbo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7E</text:p>
          </table:table-cell>
          <table:table-cell office:value-type="string">
            <text:p>jabberwocke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7F</text:p>
          </table:table-cell>
          <table:table-cell office:value-type="string">
            <text:p>democrobot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ffer of death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81">
            <office:annotation draw:style-name="gr2" draw:text-style-name="P2" svg:width="1.1413in" svg:height="0.3902in" svg:x="0.715in" svg:y="21.1295in" draw:caption-point-x="-0.2402in" draw:caption-point-y="0.0476in">
              <dc:creator>AW</dc:creator>
              <dc:date>2021-04-12T00:00:00</dc:date>
              <text:p text:style-name="P2"><text:span text:style-name="T1">81-83: Monster Arena Rank X</text:span></text:p>
            </office:annotation>
            <text:p>81</text:p>
          </table:table-cell>
          <table:table-cell office:value-type="string">
            <text:p>slime knight, fencing fox, restless armou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goodybag, bone baron, gold gole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treeface, morrimp, treev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hoenix, great keep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reat keeper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Juggerwroth (1st form)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8A</text:p>
          </table:table-cell>
          <table:table-cell office:value-type="string">
            <text:p>Juggerwroth (2nd form)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8B</text:p>
          </table:table-cell>
          <table:table-cell office:value-type="string">
            <text:p>Geyzer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8C</text:p>
          </table:table-cell>
          <table:table-cell office:value-type="string">
            <text:p>tortured soul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8D</text:p>
          </table:table-cell>
          <table:table-cell office:value-type="string">
            <text:p>trap box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8E</text:p>
          </table:table-cell>
          <table:table-cell office:value-type="string">
            <text:p>soul mole in Memoriam, Don Mol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8F</text:p>
          </table:table-cell>
          <table:table-cell office:value-type="string">
            <text:p>Argon lizard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vil Jessica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ptain Crow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ark turkey in Memoriam, Gemon in Memoriam, darkbi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ir Leopold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Marcello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ancing flame in Memoriam, dark servant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Ruin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9A</text:p>
          </table:table-cell>
          <table:table-cell office:value-type="string">
            <text:p>skeleton in Memoriam, walking corps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9B</text:p>
          </table:table-cell>
          <table:table-cell office:value-type="string">
            <text:p>shadow in Memoriam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9C</text:p>
          </table:table-cell>
          <table:table-cell office:value-type="string">
            <text:p>crème caraslime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9D</text:p>
          </table:table-cell>
          <table:table-cell office:value-type="string">
            <text:p>dead bowdy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9E</text:p>
          </table:table-cell>
          <table:table-cell office:value-type="string">
            <text:p>morrimp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9F</text:p>
          </table:table-cell>
          <table:table-cell office:value-type="string">
            <text:p>gold nugcat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0</text:p>
          </table:table-cell>
          <table:table-cell office:value-type="string">
            <text:p>cherreevil blossom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</text:p>
          </table:table-cell>
          <table:table-cell office:value-type="string">
            <text:p>santaclop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2</text:p>
          </table:table-cell>
          <table:table-cell office:value-type="string">
            <text:p>box of trick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unt.tbl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ce20"/>
        <table:table-column table:style-name="co13" table:default-cell-style-name="ce20"/>
        <table:table-column table:style-name="co14" table:default-cell-style-name="ce22"/>
        <table:table-column table:style-name="co15" table:default-cell-style-name="ce24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6" table:number-columns-repeated="2" table:default-cell-style-name="ce26"/>
        <table:table-column table:style-name="co17" table:default-cell-style-name="ce27"/>
        <table:table-column table:style-name="co18" table:default-cell-style-name="ce29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0" table:default-cell-style-name="ce26"/>
        <table:table-column table:style-name="co5" table:number-columns-repeated="974" table:default-cell-style-name="ce31"/>
        <table:table-row table:style-name="ro2">
          <table:table-cell table:style-name="ce18" office:value-type="string">
            <text:p>Loc Index</text:p>
          </table:table-cell>
          <table:table-cell table:style-name="ce19" office:value-type="string">
            <text:p>Location Name</text:p>
          </table:table-cell>
          <table:table-cell table:style-name="ce19" office:value-type="string">
            <text:p>Area</text:p>
          </table:table-cell>
          <table:table-cell table:style-name="ce21" office:value-type="string">
            <office:annotation office:display="true" draw:style-name="gr4" draw:text-style-name="P2" svg:width="1.1413in" svg:height="2.8783in" svg:x="8.1024in" svg:y="0.9949in" draw:caption-point-x="-2.2472in" draw:caption-point-y="-0.9909in">
              <dc:creator>AW</dc:creator>
              <dc:date>2021-05-03T00:00:00</dc:date>
              <text:p text:style-name="P2"><text:span text:style-name="T1">0 = Never</text:span><text:span text:style-name="T1"><text:line-break/></text:span><text:span text:style-name="T1">1 = Anytime</text:span><text:span text:style-name="T1"><text:line-break/></text:span><text:span text:style-name="T1">2 = Before Citadel</text:span><text:span text:style-name="T1"><text:line-break/></text:span><text:span text:style-name="T1">3 = After Citadel</text:span><text:span text:style-name="T1"><text:line-break/></text:span><text:span text:style-name="T1">4 = Monster Arena</text:span></text:p>
              <text:p text:style-name="P2">5 = Special monster<text:line-break/>6 = Generic scripted encounter</text:p>
              <text:p text:style-name="P2">7 = Postgame boss<text:line-break/>8 = Memories Lane<text:line-break/>9 = Chest Monster</text:p>
            </office:annotation>
            <text:p>Edit?</text:p>
          </table:table-cell>
          <table:table-cell table:style-name="ce23" office:value-type="string">
            <text:p>Head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Weight</text:p>
          </table:table-cell>
          <table:table-cell table:style-name="ce25" office:value-type="string">
            <text:p>Troop ID</text:p>
          </table:table-cell>
          <table:table-cell table:style-name="ce25" office:value-type="string">
            <text:p>Weight</text:p>
          </table:table-cell>
          <table:table-cell table:style-name="ce25" office:value-type="string">
            <text:p>Troop ID</text:p>
          </table:table-cell>
          <table:table-cell table:style-name="ce30" table:number-columns-repeated="974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Farebury Region </text:p>
          </table:table-cell>
          <table:table-cell office:value-type="string">
            <text:p>central plains, day, before Citadel</text:p>
          </table:table-cell>
          <table:table-cell office:value-type="float" office:value="2">
            <text:p>2</text:p>
          </table:table-cell>
          <table:table-cell office:value-type="float" office:value="2.00010006020103E+018">
            <text:p>02000100060201030000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Farebury Region </text:p>
          </table:table-cell>
          <table:table-cell office:value-type="string">
            <text:p>central plains, night, before Citadel</text:p>
          </table:table-cell>
          <table:table-cell office:value-type="float" office:value="2">
            <text:p>2</text:p>
          </table:table-cell>
          <table:table-cell office:value-type="float" office:value="2.00010006020204E+018">
            <text:p>02000100060202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Farebury Region </text:p>
          </table:table-cell>
          <table:table-cell office:value-type="string">
            <text:p>central woods, before Citadel</text:p>
          </table:table-cell>
          <table:table-cell office:value-type="float" office:value="2">
            <text:p>2</text:p>
          </table:table-cell>
          <table:table-cell office:value-type="float" office:value="3.00020005030304E+018">
            <text:p>03000200050303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6">
            <text:p>0006</text:p>
          </table:table-cell>
          <table:table-cell office:value-type="string">
            <text:p>Farebury Region </text:p>
          </table:table-cell>
          <table:table-cell office:value-type="string">
            <text:p>west plains, day, before Citadel</text:p>
          </table:table-cell>
          <table:table-cell office:value-type="float" office:value="2">
            <text:p>2</text:p>
          </table:table-cell>
          <table:table-cell office:value-type="float" office:value="4.00030006020103E+018">
            <text:p>04000300060201030000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">
            <text:p>0007</text:p>
          </table:table-cell>
          <table:table-cell office:value-type="string">
            <text:p>Farebury Region </text:p>
          </table:table-cell>
          <table:table-cell office:value-type="string">
            <text:p>west plains, night, before Citadel</text:p>
          </table:table-cell>
          <table:table-cell office:value-type="float" office:value="2">
            <text:p>2</text:p>
          </table:table-cell>
          <table:table-cell office:value-type="float" office:value="4.00030005040204E+018">
            <text:p>04000300050402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8">
            <text:p>0008</text:p>
          </table:table-cell>
          <table:table-cell office:value-type="string">
            <text:p>Farebury Region </text:p>
          </table:table-cell>
          <table:table-cell office:value-type="string">
            <text:p>west woods, before Citadel</text:p>
          </table:table-cell>
          <table:table-cell office:value-type="float" office:value="2">
            <text:p>2</text:p>
          </table:table-cell>
          <table:table-cell office:value-type="float" office:value="5.00030005050304E+018">
            <text:p>0500030005050304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Waterfall Cave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B90B0100060303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0A</text:p>
          </table:table-cell>
          <table:table-cell office:value-type="string">
            <text:p>Waterfall Cave </text:p>
          </table:table-cell>
          <table:table-cell office:value-type="string">
            <text:p>level 2, 3</text:p>
          </table:table-cell>
          <table:table-cell office:value-type="float" office:value="1">
            <text:p>1</text:p>
          </table:table-cell>
          <table:table-cell office:value-type="string">
            <text:p>BA0B020006050304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0B</text:p>
          </table:table-cell>
          <table:table-cell office:value-type="string">
            <text:p>Farebury Region </text:p>
          </table:table-cell>
          <table:table-cell office:value-type="string">
            <text:p>east plains, day, before Citadel</text:p>
          </table:table-cell>
          <table:table-cell office:value-type="float" office:value="2">
            <text:p>2</text:p>
          </table:table-cell>
          <table:table-cell office:value-type="float" office:value="6.00020006020104E+018">
            <text:p>0600020006020104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0C</text:p>
          </table:table-cell>
          <table:table-cell office:value-type="string">
            <text:p>Farebury Region </text:p>
          </table:table-cell>
          <table:table-cell office:value-type="string">
            <text:p>east plains, night, before Citadel</text:p>
          </table:table-cell>
          <table:table-cell office:value-type="float" office:value="2">
            <text:p>2</text:p>
          </table:table-cell>
          <table:table-cell office:value-type="float" office:value="6.00020005030205E+018">
            <text:p>06000200050302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0D</text:p>
          </table:table-cell>
          <table:table-cell office:value-type="string">
            <text:p>Farebury Region </text:p>
          </table:table-cell>
          <table:table-cell office:value-type="string">
            <text:p>east woods, before Citadel</text:p>
          </table:table-cell>
          <table:table-cell office:value-type="float" office:value="2">
            <text:p>2</text:p>
          </table:table-cell>
          <table:table-cell office:value-type="float" office:value="7.00030006040304E+018">
            <text:p>0700030006040304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Alexandria Region</text:p>
          </table:table-cell>
          <table:table-cell office:value-type="string">
            <text:p>north plains, day, before Citadel</text:p>
          </table:table-cell>
          <table:table-cell office:value-type="float" office:value="2">
            <text:p>2</text:p>
          </table:table-cell>
          <table:table-cell office:value-type="float" office:value="6.60005000603011E+019">
            <text:p>6600050006030110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Alexandria Region</text:p>
          </table:table-cell>
          <table:table-cell office:value-type="string">
            <text:p>north plains, night, before Citadel</text:p>
          </table:table-cell>
          <table:table-cell office:value-type="float" office:value="2">
            <text:p>2</text:p>
          </table:table-cell>
          <table:table-cell office:value-type="float" office:value="6.60005000504021E+019">
            <text:p>66000500050402100000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Alexandria Region</text:p>
          </table:table-cell>
          <table:table-cell office:value-type="string">
            <text:p>north woods, before Citadel</text:p>
          </table:table-cell>
          <table:table-cell office:value-type="float" office:value="2">
            <text:p>2</text:p>
          </table:table-cell>
          <table:table-cell office:value-type="float" office:value="6.7000600040303E+019">
            <text:p>6700060004030300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Tower of Alexandra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float" office:value="8.9130700070303E+019">
            <text:p>891307000703030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Tower of Alexandra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8A13070006030304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5">
            <text:p>0015</text:p>
          </table:table-cell>
          <table:table-cell office:value-type="string">
            <text:p>Tower of Alexandra </text:p>
          </table:table-cell>
          <table:table-cell office:value-type="string">
            <text:p>level 3-6</text:p>
          </table:table-cell>
          <table:table-cell office:value-type="float" office:value="1">
            <text:p>1</text:p>
          </table:table-cell>
          <table:table-cell office:value-type="string">
            <text:p>8B13080305030305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6">
            <text:p>0016</text:p>
          </table:table-cell>
          <table:table-cell office:value-type="string">
            <text:p>Alexandria Region</text:p>
          </table:table-cell>
          <table:table-cell office:value-type="string">
            <text:p>beach, before Citadel</text:p>
          </table:table-cell>
          <table:table-cell office:value-type="float" office:value="2">
            <text:p>2</text:p>
          </table:table-cell>
          <table:table-cell office:value-type="float" office:value="6.80009000205031E+019">
            <text:p>6800090002050310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E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E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">
            <text:p>0017</text:p>
          </table:table-cell>
          <table:table-cell office:value-type="string">
            <text:p>Alexandria Region</text:p>
          </table:table-cell>
          <table:table-cell office:value-type="string">
            <text:p>south plains, day, before Citadel</text:p>
          </table:table-cell>
          <table:table-cell office:value-type="float" office:value="2">
            <text:p>2</text:p>
          </table:table-cell>
          <table:table-cell office:value-type="string">
            <text:p>69000A0006030104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Alexandria Region</text:p>
          </table:table-cell>
          <table:table-cell office:value-type="string">
            <text:p>sou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69000B00050302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">
            <text:p>0019</text:p>
          </table:table-cell>
          <table:table-cell office:value-type="string">
            <text:p>Alexandria Region</text:p>
          </table:table-cell>
          <table:table-cell office:value-type="string">
            <text:p>south woods, before Citadel</text:p>
          </table:table-cell>
          <table:table-cell office:value-type="float" office:value="2">
            <text:p>2</text:p>
          </table:table-cell>
          <table:table-cell office:value-type="string">
            <text:p>6A000B00060303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1C</text:p>
          </table:table-cell>
          <table:table-cell office:value-type="string">
            <text:p>Maella Region </text:p>
          </table:table-cell>
          <table:table-cell office:value-type="string">
            <text:p>north plains, day, before Citadel</text:p>
          </table:table-cell>
          <table:table-cell office:value-type="float" office:value="2">
            <text:p>2</text:p>
          </table:table-cell>
          <table:table-cell office:value-type="string">
            <text:p>2E010D0006030104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1D</text:p>
          </table:table-cell>
          <table:table-cell office:value-type="string">
            <text:p>Maella Region </text:p>
          </table:table-cell>
          <table:table-cell office:value-type="string">
            <text:p>nor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2E010D0006030205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1E</text:p>
          </table:table-cell>
          <table:table-cell office:value-type="string">
            <text:p>Maella Region </text:p>
          </table:table-cell>
          <table:table-cell office:value-type="string">
            <text:p>north woods, before Citadel</text:p>
          </table:table-cell>
          <table:table-cell office:value-type="float" office:value="2">
            <text:p>2</text:p>
          </table:table-cell>
          <table:table-cell office:value-type="string">
            <text:p>2F010D0005040305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1F</text:p>
          </table:table-cell>
          <table:table-cell office:value-type="string">
            <text:p>Maella Region </text:p>
          </table:table-cell>
          <table:table-cell office:value-type="string">
            <text:p>south plains, day, before Citadel</text:p>
          </table:table-cell>
          <table:table-cell office:value-type="float" office:value="2">
            <text:p>2</text:p>
          </table:table-cell>
          <table:table-cell office:value-type="string">
            <text:p>30010D00060201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20">
            <text:p>0020</text:p>
          </table:table-cell>
          <table:table-cell office:value-type="string">
            <text:p>Maella Region </text:p>
          </table:table-cell>
          <table:table-cell office:value-type="string">
            <text:p>sou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30010D00060302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21">
            <text:p>0021</text:p>
          </table:table-cell>
          <table:table-cell office:value-type="string">
            <text:p>Maella Region </text:p>
          </table:table-cell>
          <table:table-cell office:value-type="string">
            <text:p>south woods, before Citadel</text:p>
          </table:table-cell>
          <table:table-cell office:value-type="float" office:value="2">
            <text:p>2</text:p>
          </table:table-cell>
          <table:table-cell office:value-type="string">
            <text:p>31010D00040403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2">
            <text:p>0022</text:p>
          </table:table-cell>
          <table:table-cell office:value-type="string">
            <text:p>Ruined Abbey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490D0E0005020304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3">
            <text:p>0023</text:p>
          </table:table-cell>
          <table:table-cell office:value-type="string">
            <text:p>Ruined Abbey </text:p>
          </table:table-cell>
          <table:table-cell office:value-type="string">
            <text:p>level 1-3</text:p>
          </table:table-cell>
          <table:table-cell office:value-type="float" office:value="1">
            <text:p>1</text:p>
          </table:table-cell>
          <table:table-cell office:value-type="string">
            <text:p>4A0D0E0305040305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4">
            <text:p>0024</text:p>
          </table:table-cell>
          <table:table-cell office:value-type="string">
            <text:p>Ruined Abbey </text:p>
          </table:table-cell>
          <table:table-cell office:value-type="string">
            <text:p>level 4, 3</text:p>
          </table:table-cell>
          <table:table-cell office:value-type="float" office:value="1">
            <text:p>1</text:p>
          </table:table-cell>
          <table:table-cell office:value-type="string">
            <text:p>4B0D0E03060603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27">
            <text:p>0027</text:p>
          </table:table-cell>
          <table:table-cell office:value-type="string">
            <text:p>Kingdom of Ascantha </text:p>
          </table:table-cell>
          <table:table-cell office:value-type="string">
            <text:p>west side plains, day, before Citadel</text:p>
          </table:table-cell>
          <table:table-cell office:value-type="float" office:value="2">
            <text:p>2</text:p>
          </table:table-cell>
          <table:table-cell office:value-type="string">
            <text:p>92010F0006040105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10">
            <text:p>1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28">
            <text:p>0028</text:p>
          </table:table-cell>
          <table:table-cell office:value-type="string">
            <text:p>Kingdom of Ascantha </text:p>
          </table:table-cell>
          <table:table-cell office:value-type="string">
            <text:p>west side plains, night, before Citadel</text:p>
          </table:table-cell>
          <table:table-cell office:value-type="float" office:value="2">
            <text:p>2</text:p>
          </table:table-cell>
          <table:table-cell office:value-type="string">
            <text:p>92010F00060602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29">
            <text:p>0029</text:p>
          </table:table-cell>
          <table:table-cell office:value-type="string">
            <text:p>Kingdom of Ascantha </text:p>
          </table:table-cell>
          <table:table-cell office:value-type="string">
            <text:p>west side woods, before Citadel</text:p>
          </table:table-cell>
          <table:table-cell office:value-type="float" office:value="2">
            <text:p>2</text:p>
          </table:table-cell>
          <table:table-cell office:value-type="string">
            <text:p>93010F000504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19">
            <text:p>011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2A</text:p>
          </table:table-cell>
          <table:table-cell office:value-type="string">
            <text:p>Maella Region </text:p>
          </table:table-cell>
          <table:table-cell office:value-type="string">
            <text:p>northeast plains, before Citadel</text:p>
          </table:table-cell>
          <table:table-cell office:value-type="float" office:value="2">
            <text:p>2</text:p>
          </table:table-cell>
          <table:table-cell office:value-type="string">
            <text:p>32010F00030603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2B</text:p>
          </table:table-cell>
          <table:table-cell office:value-type="string">
            <text:p>Kingdom of Ascantha </text:p>
          </table:table-cell>
          <table:table-cell office:value-type="string">
            <text:p>northeast plains, day, before Citadel</text:p>
          </table:table-cell>
          <table:table-cell office:value-type="float" office:value="2">
            <text:p>2</text:p>
          </table:table-cell>
          <table:table-cell office:value-type="string">
            <text:p>94010F00060301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11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19">
            <text:p>011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1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1">
            <text:p>1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2C</text:p>
          </table:table-cell>
          <table:table-cell office:value-type="string">
            <text:p>Kingdom of Ascantha </text:p>
          </table:table-cell>
          <table:table-cell office:value-type="string">
            <text:p>northeast plains, night, before Citadel</text:p>
          </table:table-cell>
          <table:table-cell office:value-type="float" office:value="2">
            <text:p>2</text:p>
          </table:table-cell>
          <table:table-cell office:value-type="string">
            <text:p>94010F00060402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2D</text:p>
          </table:table-cell>
          <table:table-cell office:value-type="string">
            <text:p>Kingdom of Ascantha </text:p>
          </table:table-cell>
          <table:table-cell office:value-type="string">
            <text:p>northeast woods, before Citadel</text:p>
          </table:table-cell>
          <table:table-cell office:value-type="float" office:value="2">
            <text:p>2</text:p>
          </table:table-cell>
          <table:table-cell office:value-type="float" office:value="9.5011000050303E+019">
            <text:p>950110000503030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2E</text:p>
          </table:table-cell>
          <table:table-cell office:value-type="string">
            <text:p>Kingdom of Ascantha </text:p>
          </table:table-cell>
          <table:table-cell office:value-type="string">
            <text:p>coast, before Citadel</text:p>
          </table:table-cell>
          <table:table-cell office:value-type="float" office:value="2">
            <text:p>2</text:p>
          </table:table-cell>
          <table:table-cell office:value-type="float" office:value="9.60110000702031E+019">
            <text:p>9601100007020310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2F</text:p>
          </table:table-cell>
          <table:table-cell office:value-type="string">
            <text:p>Kingdom of Ascantha </text:p>
          </table:table-cell>
          <table:table-cell office:value-type="string">
            <text:p>south plains, day, before Citadel</text:p>
          </table:table-cell>
          <table:table-cell office:value-type="float" office:value="2">
            <text:p>2</text:p>
          </table:table-cell>
          <table:table-cell office:value-type="float" office:value="9.70110000603011E+019">
            <text:p>970110000603011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1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30">
            <text:p>0030</text:p>
          </table:table-cell>
          <table:table-cell office:value-type="string">
            <text:p>Kingdom of Ascantha </text:p>
          </table:table-cell>
          <table:table-cell office:value-type="string">
            <text:p>south plains, night, before Citadel</text:p>
          </table:table-cell>
          <table:table-cell office:value-type="float" office:value="2">
            <text:p>2</text:p>
          </table:table-cell>
          <table:table-cell office:value-type="float" office:value="9.70110000604021E+019">
            <text:p>970110000604021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31">
            <text:p>0031</text:p>
          </table:table-cell>
          <table:table-cell office:value-type="string">
            <text:p>Kingdom of Ascantha </text:p>
          </table:table-cell>
          <table:table-cell office:value-type="string">
            <text:p>south woods, before Citadel</text:p>
          </table:table-cell>
          <table:table-cell office:value-type="float" office:value="2">
            <text:p>2</text:p>
          </table:table-cell>
          <table:table-cell office:value-type="float" office:value="9.80110000503031E+019">
            <text:p>980110000503031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32">
            <text:p>0032</text:p>
          </table:table-cell>
          <table:table-cell office:value-type="string">
            <text:p>Kingdom of Ascantha </text:p>
          </table:table-cell>
          <table:table-cell office:value-type="string">
            <text:p>riverbank, before Citadel</text:p>
          </table:table-cell>
          <table:table-cell office:value-type="float" office:value="2">
            <text:p>2</text:p>
          </table:table-cell>
          <table:table-cell office:value-type="float" office:value="9.90110000505031E+019">
            <text:p>99011000050503100000</text:p>
          </table:table-cell>
          <table:table-cell table:number-columns-repeated="2" office:value-type="float" office:value="2">
            <text:p>02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33">
            <text:p>0033</text:p>
          </table:table-cell>
          <table:table-cell office:value-type="string">
            <text:p>Wishers' Peak </text:p>
          </table:table-cell>
          <table:table-cell office:value-type="string">
            <text:p>inside</text:p>
          </table:table-cell>
          <table:table-cell office:value-type="float" office:value="1">
            <text:p>1</text:p>
          </table:table-cell>
          <table:table-cell office:value-type="string">
            <text:p>1D0C11000604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34">
            <text:p>0034</text:p>
          </table:table-cell>
          <table:table-cell office:value-type="string">
            <text:p>Wishers' Peak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1E0C110004060305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35">
            <text:p>0035</text:p>
          </table:table-cell>
          <table:table-cell office:value-type="string">
            <text:p>Kingdom of Ascantha </text:p>
          </table:table-cell>
          <table:table-cell office:value-type="string">
            <text:p>northwest plains, before Citadel</text:p>
          </table:table-cell>
          <table:table-cell office:value-type="float" office:value="2">
            <text:p>2</text:p>
          </table:table-cell>
          <table:table-cell office:value-type="string">
            <text:p>9A011100030303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1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36">
            <text:p>0036</text:p>
          </table:table-cell>
          <table:table-cell office:value-type="string">
            <text:p>Kingdom of Ascantha </text:p>
          </table:table-cell>
          <table:table-cell office:value-type="string">
            <text:p>northwest woods, before Citadel</text:p>
          </table:table-cell>
          <table:table-cell office:value-type="float" office:value="2">
            <text:p>2</text:p>
          </table:table-cell>
          <table:table-cell office:value-type="string">
            <text:p>9B0111000305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39">
            <text:p>0039</text:p>
          </table:table-cell>
          <table:table-cell office:value-type="string">
            <text:p>Pickham Region </text:p>
          </table:table-cell>
          <table:table-cell office:value-type="string">
            <text:p>east plains, day, before Citadel</text:p>
          </table:table-cell>
          <table:table-cell office:value-type="float" office:value="2">
            <text:p>2</text:p>
          </table:table-cell>
          <table:table-cell office:value-type="string">
            <text:p>5A02120005030105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3A</text:p>
          </table:table-cell>
          <table:table-cell office:value-type="string">
            <text:p>Pickham Region </text:p>
          </table:table-cell>
          <table:table-cell office:value-type="string">
            <text:p>east plains, night, before Citadel</text:p>
          </table:table-cell>
          <table:table-cell office:value-type="float" office:value="2">
            <text:p>2</text:p>
          </table:table-cell>
          <table:table-cell office:value-type="string">
            <text:p>5A021200040302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3B</text:p>
          </table:table-cell>
          <table:table-cell office:value-type="string">
            <text:p>Pickham Region </text:p>
          </table:table-cell>
          <table:table-cell office:value-type="string">
            <text:p>east woods, before Citadel</text:p>
          </table:table-cell>
          <table:table-cell office:value-type="float" office:value="2">
            <text:p>2</text:p>
          </table:table-cell>
          <table:table-cell office:value-type="string">
            <text:p>5B02120005030306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3C</text:p>
          </table:table-cell>
          <table:table-cell office:value-type="string">
            <text:p>Pickham Region </text:p>
          </table:table-cell>
          <table:table-cell office:value-type="string">
            <text:p>west plains, day, before Citadel</text:p>
          </table:table-cell>
          <table:table-cell office:value-type="float" office:value="2">
            <text:p>2</text:p>
          </table:table-cell>
          <table:table-cell office:value-type="string">
            <text:p>5C021200050301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3D</text:p>
          </table:table-cell>
          <table:table-cell office:value-type="string">
            <text:p>Pickham Region </text:p>
          </table:table-cell>
          <table:table-cell office:value-type="string">
            <text:p>west plains, night, before Citadel</text:p>
          </table:table-cell>
          <table:table-cell office:value-type="float" office:value="2">
            <text:p>2</text:p>
          </table:table-cell>
          <table:table-cell office:value-type="string">
            <text:p>5C021300040302070000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3E</text:p>
          </table:table-cell>
          <table:table-cell office:value-type="string">
            <text:p>Pickham Region </text:p>
          </table:table-cell>
          <table:table-cell office:value-type="string">
            <text:p>west woods, before Citadel</text:p>
          </table:table-cell>
          <table:table-cell office:value-type="float" office:value="2">
            <text:p>2</text:p>
          </table:table-cell>
          <table:table-cell office:value-type="string">
            <text:p>5D0213000503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table:number-columns-repeated="2" office:value-type="float" office:value="6">
            <text:p>06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3F</text:p>
          </table:table-cell>
          <table:table-cell office:value-type="string">
            <text:p>Pickham Region </text:p>
          </table:table-cell>
          <table:table-cell office:value-type="string">
            <text:p>beach, before Citadel</text:p>
          </table:table-cell>
          <table:table-cell office:value-type="float" office:value="2">
            <text:p>2</text:p>
          </table:table-cell>
          <table:table-cell office:value-type="string">
            <text:p>5E021300060303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40">
            <text:p>0040</text:p>
          </table:table-cell>
          <table:table-cell office:value-type="string">
            <text:p>Swordsman's Labyrinth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810C140006050306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0">
            <text:p>004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7">
            <text:p>01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0">
            <text:p>004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41">
            <text:p>0041</text:p>
          </table:table-cell>
          <table:table-cell office:value-type="string">
            <text:p>Swordsman's Labyrinth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820C140305070307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0">
            <text:p>004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7">
            <text:p>010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07">
            <text:p>010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4">
            <text:p>0044</text:p>
          </table:table-cell>
          <table:table-cell office:value-type="string">
            <text:p>Kingdom of Trodain </text:p>
          </table:table-cell>
          <table:table-cell office:value-type="string">
            <text:p>south plains, day, before Citadel</text:p>
          </table:table-cell>
          <table:table-cell office:value-type="float" office:value="2">
            <text:p>2</text:p>
          </table:table-cell>
          <table:table-cell office:value-type="string">
            <text:p>CA00140006030106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5">
            <text:p>0045</text:p>
          </table:table-cell>
          <table:table-cell office:value-type="string">
            <text:p>Kingdom of Trodain </text:p>
          </table:table-cell>
          <table:table-cell office:value-type="string">
            <text:p>sou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CA00140006050208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6">
            <text:p>0046</text:p>
          </table:table-cell>
          <table:table-cell office:value-type="string">
            <text:p>Kingdom of Trodain </text:p>
          </table:table-cell>
          <table:table-cell office:value-type="string">
            <text:p>south woods, before Citadel</text:p>
          </table:table-cell>
          <table:table-cell office:value-type="float" office:value="2">
            <text:p>2</text:p>
          </table:table-cell>
          <table:table-cell office:value-type="string">
            <text:p>CB0014000704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15">
            <text:p>1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7">
            <text:p>0047</text:p>
          </table:table-cell>
          <table:table-cell office:value-type="string">
            <text:p>Kingdom of Trodain </text:p>
          </table:table-cell>
          <table:table-cell office:value-type="string">
            <text:p>west cape, before Citadel</text:p>
          </table:table-cell>
          <table:table-cell office:value-type="float" office:value="2">
            <text:p>2</text:p>
          </table:table-cell>
          <table:table-cell office:value-type="string">
            <text:p>CC001400050403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6">
            <text:p>06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8">
            <text:p>0048</text:p>
          </table:table-cell>
          <table:table-cell office:value-type="string">
            <text:p>Kingdom of Trodain </text:p>
          </table:table-cell>
          <table:table-cell office:value-type="string">
            <text:p>north plains, day, before Citadel</text:p>
          </table:table-cell>
          <table:table-cell office:value-type="float" office:value="2">
            <text:p>2</text:p>
          </table:table-cell>
          <table:table-cell office:value-type="string">
            <text:p>CD001400020601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49">
            <text:p>0049</text:p>
          </table:table-cell>
          <table:table-cell office:value-type="string">
            <text:p>Kingdom of Trodain </text:p>
          </table:table-cell>
          <table:table-cell office:value-type="string">
            <text:p>nor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CD00140003060208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4A</text:p>
          </table:table-cell>
          <table:table-cell office:value-type="string">
            <text:p>Kingdom of Trodain </text:p>
          </table:table-cell>
          <table:table-cell office:value-type="string">
            <text:p>north woods, before Citadel</text:p>
          </table:table-cell>
          <table:table-cell office:value-type="float" office:value="2">
            <text:p>2</text:p>
          </table:table-cell>
          <table:table-cell office:value-type="string">
            <text:p>CE0014000505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4B</text:p>
          </table:table-cell>
          <table:table-cell office:value-type="string">
            <text:p>Castle Trodain </text:p>
          </table:table-cell>
          <table:table-cell office:value-type="string">
            <text:p>courtyard</text:p>
          </table:table-cell>
          <table:table-cell office:value-type="float" office:value="1">
            <text:p>1</text:p>
          </table:table-cell>
          <table:table-cell office:value-type="string">
            <text:p>4D1D15000604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0">
            <text:p>005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4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4C</text:p>
          </table:table-cell>
          <table:table-cell office:value-type="string">
            <text:p>Castle Trodain </text:p>
          </table:table-cell>
          <table:table-cell office:value-type="string">
            <text:p>interior</text:p>
          </table:table-cell>
          <table:table-cell office:value-type="float" office:value="1">
            <text:p>1</text:p>
          </table:table-cell>
          <table:table-cell office:value-type="string">
            <text:p>4E1D15000606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4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50">
            <text:p>005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0">
            <text:p>005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4D</text:p>
          </table:table-cell>
          <table:table-cell office:value-type="string">
            <text:p>Beneath Ascanth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11D15000606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4E</text:p>
          </table:table-cell>
          <table:table-cell office:value-type="string">
            <text:p>Land of the Moles </text:p>
          </table:table-cell>
          <table:table-cell office:value-type="string">
            <text:p>before Citadel</text:p>
          </table:table-cell>
          <table:table-cell office:value-type="float" office:value="2">
            <text:p>2</text:p>
          </table:table-cell>
          <table:table-cell office:value-type="string">
            <text:p>F50115000604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4F</text:p>
          </table:table-cell>
          <table:table-cell office:value-type="string">
            <text:p>Mole Hole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D90E150003060306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0">
            <text:p>0050</text:p>
          </table:table-cell>
          <table:table-cell office:value-type="string">
            <text:p>Mole Hole </text:p>
          </table:table-cell>
          <table:table-cell office:value-type="string">
            <text:p>level 2, 3</text:p>
          </table:table-cell>
          <table:table-cell office:value-type="float" office:value="1">
            <text:p>1</text:p>
          </table:table-cell>
          <table:table-cell office:value-type="string">
            <text:p>DA0E150002070308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1">
            <text:p>0051</text:p>
          </table:table-cell>
          <table:table-cell office:value-type="string">
            <text:p>Ocean </text:p>
          </table:table-cell>
          <table:table-cell office:value-type="string">
            <text:p>central ocean</text:p>
          </table:table-cell>
          <table:table-cell office:value-type="float" office:value="1">
            <text:p>1</text:p>
          </table:table-cell>
          <table:table-cell office:value-type="string">
            <text:p>550B16000505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52">
            <text:p>0052</text:p>
          </table:table-cell>
          <table:table-cell office:value-type="string">
            <text:p>Ocean </text:p>
          </table:table-cell>
          <table:table-cell office:value-type="string">
            <text:p>arcadia canal</text:p>
          </table:table-cell>
          <table:table-cell office:value-type="float" office:value="1">
            <text:p>1</text:p>
          </table:table-cell>
          <table:table-cell office:value-type="string">
            <text:p>560B1700060103070000</text:p>
          </table:table-cell>
          <table:table-cell table:number-columns-repeated="2"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F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3">
            <text:p>0053</text:p>
          </table:table-cell>
          <table:table-cell office:value-type="string">
            <text:p>Ocean </text:p>
          </table:table-cell>
          <table:table-cell office:value-type="string">
            <text:p>outer ocean</text:p>
          </table:table-cell>
          <table:table-cell office:value-type="float" office:value="1">
            <text:p>1</text:p>
          </table:table-cell>
          <table:table-cell office:value-type="string">
            <text:p>570B1900040503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F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F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F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F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4">
            <text:p>0054</text:p>
          </table:table-cell>
          <table:table-cell office:value-type="string">
            <text:p>Ocean </text:p>
          </table:table-cell>
          <table:table-cell office:value-type="string">
            <text:p>distant ocean</text:p>
          </table:table-cell>
          <table:table-cell office:value-type="float" office:value="1">
            <text:p>1</text:p>
          </table:table-cell>
          <table:table-cell office:value-type="string">
            <text:p>580B1C00030503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3">
            <text:p>01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F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3">
            <text:p>01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5">
            <text:p>0055</text:p>
          </table:table-cell>
          <table:table-cell office:value-type="string">
            <text:p>Ocean </text:p>
          </table:table-cell>
          <table:table-cell office:value-type="string">
            <text:p>map's edge</text:p>
          </table:table-cell>
          <table:table-cell office:value-type="float" office:value="1">
            <text:p>1</text:p>
          </table:table-cell>
          <table:table-cell office:value-type="string">
            <text:p>590B1F0005050308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04">
            <text:p>01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F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F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4">
            <text:p>01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6">
            <text:p>0056</text:p>
          </table:table-cell>
          <table:table-cell office:value-type="string">
            <text:p>Ocean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5E0B1700060103070000</text:p>
          </table:table-cell>
          <table:table-cell table:number-columns-repeated="2"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7">
            <text:p>0057</text:p>
          </table:table-cell>
          <table:table-cell office:value-type="string">
            <text:p>Baccarat Region </text:p>
          </table:table-cell>
          <table:table-cell office:value-type="string">
            <text:p>north plains, before Citadel</text:p>
          </table:table-cell>
          <table:table-cell office:value-type="float" office:value="2">
            <text:p>2</text:p>
          </table:table-cell>
          <table:table-cell office:value-type="float" office:value="8.60316000603031E+019">
            <text:p>86031600060303100000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5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8">
            <text:p>0058</text:p>
          </table:table-cell>
          <table:table-cell office:value-type="string">
            <text:p>Baccarat Region </text:p>
          </table:table-cell>
          <table:table-cell office:value-type="string">
            <text:p>north woods, before Citadel</text:p>
          </table:table-cell>
          <table:table-cell office:value-type="float" office:value="2">
            <text:p>2</text:p>
          </table:table-cell>
          <table:table-cell office:value-type="float" office:value="8.70316000505031E+019">
            <text:p>8703160005050310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59">
            <text:p>0059</text:p>
          </table:table-cell>
          <table:table-cell office:value-type="string">
            <text:p>Baccarat Region </text:p>
          </table:table-cell>
          <table:table-cell office:value-type="string">
            <text:p>south, day, before Citadel</text:p>
          </table:table-cell>
          <table:table-cell office:value-type="float" office:value="2">
            <text:p>2</text:p>
          </table:table-cell>
          <table:table-cell office:value-type="float" office:value="8.80316000604011E+019">
            <text:p>880316000604011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5A</text:p>
          </table:table-cell>
          <table:table-cell office:value-type="string">
            <text:p>Baccarat Region </text:p>
          </table:table-cell>
          <table:table-cell office:value-type="string">
            <text:p>south, night, before Citadel</text:p>
          </table:table-cell>
          <table:table-cell office:value-type="float" office:value="2">
            <text:p>2</text:p>
          </table:table-cell>
          <table:table-cell office:value-type="float" office:value="8.80317000606021E+019">
            <text:p>880317000606021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5B</text:p>
          </table:table-cell>
          <table:table-cell office:value-type="string">
            <text:p>Baccarat Region </text:p>
          </table:table-cell>
          <table:table-cell office:value-type="string">
            <text:p>plains near tree, day, before Citadel</text:p>
          </table:table-cell>
          <table:table-cell office:value-type="float" office:value="2">
            <text:p>2</text:p>
          </table:table-cell>
          <table:table-cell office:value-type="float" office:value="8.90317000605011E+019">
            <text:p>890317000605011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5C</text:p>
          </table:table-cell>
          <table:table-cell office:value-type="string">
            <text:p>Baccarat Region </text:p>
          </table:table-cell>
          <table:table-cell office:value-type="string">
            <text:p>plains near tree, night, before Citadel</text:p>
          </table:table-cell>
          <table:table-cell office:value-type="float" office:value="2">
            <text:p>2</text:p>
          </table:table-cell>
          <table:table-cell office:value-type="float" office:value="8.90317000606021E+019">
            <text:p>890317000606021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5D</text:p>
          </table:table-cell>
          <table:table-cell office:value-type="string">
            <text:p>Baccarat Region </text:p>
          </table:table-cell>
          <table:table-cell office:value-type="string">
            <text:p>woods near tree, before Citadel</text:p>
          </table:table-cell>
          <table:table-cell office:value-type="float" office:value="2">
            <text:p>2</text:p>
          </table:table-cell>
          <table:table-cell office:value-type="string">
            <text:p>8A03170004060307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5E</text:p>
          </table:table-cell>
          <table:table-cell office:value-type="string">
            <text:p>Northwest Isle </text:p>
          </table:table-cell>
          <table:table-cell office:value-type="string">
            <text:p>before Citadel</text:p>
          </table:table-cell>
          <table:table-cell office:value-type="float" office:value="2">
            <text:p>2</text:p>
          </table:table-cell>
          <table:table-cell office:value-type="float" office:value="4.10618000606031E+019">
            <text:p>4106180006060310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1">
            <text:p>006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6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1">
            <text:p>006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5F</text:p>
          </table:table-cell>
          <table:table-cell office:value-type="string">
            <text:p>Unnamed Isle </text:p>
          </table:table-cell>
          <table:table-cell office:value-type="string">
            <text:p>isle near farebury, before Citadel</text:p>
          </table:table-cell>
          <table:table-cell office:value-type="float" office:value="2">
            <text:p>2</text:p>
          </table:table-cell>
          <table:table-cell office:value-type="string">
            <text:p>6D0718000406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60">
            <text:p>0060</text:p>
          </table:table-cell>
          <table:table-cell office:value-type="string">
            <text:p>Unnamed Isle </text:p>
          </table:table-cell>
          <table:table-cell office:value-type="string">
            <text:p>minnie's island/maella isle, before Citadel</text:p>
          </table:table-cell>
          <table:table-cell office:value-type="float" office:value="2">
            <text:p>2</text:p>
          </table:table-cell>
          <table:table-cell office:value-type="string">
            <text:p>6E071A000502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61">
            <text:p>0061</text:p>
          </table:table-cell>
          <table:table-cell office:value-type="string">
            <text:p>Unnamed Isle </text:p>
          </table:table-cell>
          <table:table-cell office:value-type="string">
            <text:p>southern isles woods, before Citadel</text:p>
          </table:table-cell>
          <table:table-cell office:value-type="float" office:value="2">
            <text:p>2</text:p>
          </table:table-cell>
          <table:table-cell office:value-type="string">
            <text:p>6F071C000705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62">
            <text:p>0062</text:p>
          </table:table-cell>
          <table:table-cell office:value-type="string">
            <text:p>Unnamed Isle </text:p>
          </table:table-cell>
          <table:table-cell office:value-type="string">
            <text:p>southern isles plains, before Citadel</text:p>
          </table:table-cell>
          <table:table-cell office:value-type="float" office:value="2">
            <text:p>2</text:p>
          </table:table-cell>
          <table:table-cell office:value-type="string">
            <text:p>70071E000305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63">
            <text:p>0063</text:p>
          </table:table-cell>
          <table:table-cell office:value-type="string">
            <text:p>Unnamed Isle </text:p>
          </table:table-cell>
          <table:table-cell office:value-type="string">
            <text:p>uncharted island, before Citadel</text:p>
          </table:table-cell>
          <table:table-cell office:value-type="float" office:value="2">
            <text:p>2</text:p>
          </table:table-cell>
          <table:table-cell office:value-type="float" office:value="7.10720000603031E+019">
            <text:p>71072000060303100000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64">
            <text:p>0064</text:p>
          </table:table-cell>
          <table:table-cell office:value-type="string">
            <text:p>Holy Isle of Neos </text:p>
          </table:table-cell>
          <table:table-cell office:value-type="string">
            <text:p>day, before Citadel</text:p>
          </table:table-cell>
          <table:table-cell office:value-type="float" office:value="2">
            <text:p>2</text:p>
          </table:table-cell>
          <table:table-cell office:value-type="string">
            <text:p>DD0518000503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65">
            <text:p>0065</text:p>
          </table:table-cell>
          <table:table-cell office:value-type="string">
            <text:p>Holy Isle of Neos </text:p>
          </table:table-cell>
          <table:table-cell office:value-type="string">
            <text:p>night, before Citadel</text:p>
          </table:table-cell>
          <table:table-cell office:value-type="float" office:value="2">
            <text:p>2</text:p>
          </table:table-cell>
          <table:table-cell office:value-type="string">
            <text:p>DD051800050502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69">
            <text:p>0069</text:p>
          </table:table-cell>
          <table:table-cell office:value-type="string">
            <text:p>Eastern Argonia </text:p>
          </table:table-cell>
          <table:table-cell office:value-type="string">
            <text:p>west plains, day, before Citadel</text:p>
          </table:table-cell>
          <table:table-cell office:value-type="float" office:value="2">
            <text:p>2</text:p>
          </table:table-cell>
          <table:table-cell office:value-type="string">
            <text:p>4E0418000604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6A</text:p>
          </table:table-cell>
          <table:table-cell office:value-type="string">
            <text:p>Eastern Argonia </text:p>
          </table:table-cell>
          <table:table-cell office:value-type="string">
            <text:p>west plains, night, before Citadel</text:p>
          </table:table-cell>
          <table:table-cell office:value-type="float" office:value="2">
            <text:p>2</text:p>
          </table:table-cell>
          <table:table-cell office:value-type="string">
            <text:p>4E041800050502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6B</text:p>
          </table:table-cell>
          <table:table-cell office:value-type="string">
            <text:p>Eastern Argonia </text:p>
          </table:table-cell>
          <table:table-cell office:value-type="string">
            <text:p>west woods, before Citadel</text:p>
          </table:table-cell>
          <table:table-cell office:value-type="float" office:value="2">
            <text:p>2</text:p>
          </table:table-cell>
          <table:table-cell office:value-type="string">
            <text:p>4F0418000406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6C</text:p>
          </table:table-cell>
          <table:table-cell office:value-type="string">
            <text:p>Western Argonia </text:p>
          </table:table-cell>
          <table:table-cell office:value-type="string">
            <text:p>east plains, before Citadel</text:p>
          </table:table-cell>
          <table:table-cell office:value-type="float" office:value="2">
            <text:p>2</text:p>
          </table:table-cell>
          <table:table-cell office:value-type="string">
            <text:p>EA03190006060307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6D</text:p>
          </table:table-cell>
          <table:table-cell office:value-type="string">
            <text:p>Western Argonia </text:p>
          </table:table-cell>
          <table:table-cell office:value-type="string">
            <text:p>west plains, before Citadel</text:p>
          </table:table-cell>
          <table:table-cell office:value-type="float" office:value="2">
            <text:p>2</text:p>
          </table:table-cell>
          <table:table-cell office:value-type="string">
            <text:p>EB0319000305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6E</text:p>
          </table:table-cell>
          <table:table-cell office:value-type="string">
            <text:p>Western Argonia </text:p>
          </table:table-cell>
          <table:table-cell office:value-type="string">
            <text:p>south plains, day, before Citadel</text:p>
          </table:table-cell>
          <table:table-cell office:value-type="float" office:value="2">
            <text:p>2</text:p>
          </table:table-cell>
          <table:table-cell office:value-type="string">
            <text:p>EC03190006030108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6F</text:p>
          </table:table-cell>
          <table:table-cell office:value-type="string">
            <text:p>Western Argonia </text:p>
          </table:table-cell>
          <table:table-cell office:value-type="string">
            <text:p>sou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EC031900060402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0">
            <text:p>0070</text:p>
          </table:table-cell>
          <table:table-cell office:value-type="string">
            <text:p>Eastern Argonia </text:p>
          </table:table-cell>
          <table:table-cell office:value-type="string">
            <text:p>east plains, day, before Citadel</text:p>
          </table:table-cell>
          <table:table-cell office:value-type="float" office:value="2">
            <text:p>2</text:p>
          </table:table-cell>
          <table:table-cell office:value-type="float" office:value="5.00419000603011E+019">
            <text:p>500419000603011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1">
            <text:p>0071</text:p>
          </table:table-cell>
          <table:table-cell office:value-type="string">
            <text:p>Eastern Argonia </text:p>
          </table:table-cell>
          <table:table-cell office:value-type="string">
            <text:p>east plains, night, before Citadel</text:p>
          </table:table-cell>
          <table:table-cell office:value-type="float" office:value="2">
            <text:p>2</text:p>
          </table:table-cell>
          <table:table-cell office:value-type="float" office:value="5.00419000605021E+019">
            <text:p>500419000605021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2">
            <text:p>0072</text:p>
          </table:table-cell>
          <table:table-cell office:value-type="string">
            <text:p>Eastern Argonia </text:p>
          </table:table-cell>
          <table:table-cell office:value-type="string">
            <text:p>east woods, before Citadel</text:p>
          </table:table-cell>
          <table:table-cell office:value-type="float" office:value="2">
            <text:p>2</text:p>
          </table:table-cell>
          <table:table-cell office:value-type="float" office:value="5.10419000606031E+019">
            <text:p>510419000606031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3">
            <text:p>0073</text:p>
          </table:table-cell>
          <table:table-cell office:value-type="string">
            <text:p>Eastern Argonia </text:p>
          </table:table-cell>
          <table:table-cell office:value-type="string">
            <text:p>beach, day, before Citadel</text:p>
          </table:table-cell>
          <table:table-cell office:value-type="float" office:value="2">
            <text:p>2</text:p>
          </table:table-cell>
          <table:table-cell office:value-type="string">
            <text:p>52041A0006020107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4">
            <text:p>0074</text:p>
          </table:table-cell>
          <table:table-cell office:value-type="string">
            <text:p>Eastern Argonia </text:p>
          </table:table-cell>
          <table:table-cell office:value-type="string">
            <text:p>beach, night, before Citadel</text:p>
          </table:table-cell>
          <table:table-cell office:value-type="float" office:value="2">
            <text:p>2</text:p>
          </table:table-cell>
          <table:table-cell office:value-type="string">
            <text:p>52041A000604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5">
            <text:p>0075</text:p>
          </table:table-cell>
          <table:table-cell office:value-type="string">
            <text:p>Eastern Argonia </text:p>
          </table:table-cell>
          <table:table-cell office:value-type="string">
            <text:p>north plains, day, before Citadel</text:p>
          </table:table-cell>
          <table:table-cell office:value-type="float" office:value="2">
            <text:p>2</text:p>
          </table:table-cell>
          <table:table-cell office:value-type="string">
            <text:p>53041A00060601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6">
            <text:p>0076</text:p>
          </table:table-cell>
          <table:table-cell office:value-type="string">
            <text:p>Eastern Argonia </text:p>
          </table:table-cell>
          <table:table-cell office:value-type="string">
            <text:p>nor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53041A000607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7">
            <text:p>0077</text:p>
          </table:table-cell>
          <table:table-cell office:value-type="string">
            <text:p>Eastern Argonia </text:p>
          </table:table-cell>
          <table:table-cell office:value-type="string">
            <text:p>north woods, before Citadel</text:p>
          </table:table-cell>
          <table:table-cell office:value-type="float" office:value="2">
            <text:p>2</text:p>
          </table:table-cell>
          <table:table-cell office:value-type="string">
            <text:p>54041A00040703080000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8">
            <text:p>0078</text:p>
          </table:table-cell>
          <table:table-cell office:value-type="string">
            <text:p>Eastern Argonia </text:p>
          </table:table-cell>
          <table:table-cell office:value-type="string">
            <text:p>beach coastline, before Citadel</text:p>
          </table:table-cell>
          <table:table-cell office:value-type="float" office:value="2">
            <text:p>2</text:p>
          </table:table-cell>
          <table:table-cell office:value-type="string">
            <text:p>55041A0006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F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F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100">
            <text:p>010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79">
            <text:p>0079</text:p>
          </table:table-cell>
          <table:table-cell office:value-type="string">
            <text:p>Savella Area </text:p>
          </table:table-cell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09071B00050301080000</text:p>
          </table:table-cell>
          <table:table-cell table:number-columns-repeated="2"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3">
            <text:p>008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7">
            <text:p>07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83">
            <text:p>008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7A</text:p>
          </table:table-cell>
          <table:table-cell office:value-type="string">
            <text:p>Savella Area </text:p>
          </table:table-cell>
          <table:table-cell office:value-type="string">
            <text:p>night</text:p>
          </table:table-cell>
          <table:table-cell office:value-type="float" office:value="1">
            <text:p>1</text:p>
          </table:table-cell>
          <table:table-cell office:value-type="string">
            <text:p>09071B00050402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7B</text:p>
          </table:table-cell>
          <table:table-cell office:value-type="string">
            <text:p>Cape West of Pickham </text:p>
          </table:table-cell>
          <table:table-cell office:value-type="string">
            <text:p>before Citadel</text:p>
          </table:table-cell>
          <table:table-cell office:value-type="float" office:value="2">
            <text:p>2</text:p>
          </table:table-cell>
          <table:table-cell office:value-type="string">
            <text:p>BD021C00060603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3">
            <text:p>1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7C</text:p>
          </table:table-cell>
          <table:table-cell office:value-type="string">
            <text:p>Royal Hunting Ground </text:p>
          </table:table-cell>
          <table:table-cell office:value-type="string">
            <text:p>random encounter</text:p>
          </table:table-cell>
          <table:table-cell office:value-type="float" office:value="1">
            <text:p>1</text:p>
          </table:table-cell>
          <table:table-cell office:value-type="string">
            <text:p>E50C1C000502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7D</text:p>
          </table:table-cell>
          <table:table-cell office:value-type="string">
            <text:p>Desert </text:p>
          </table:table-cell>
          <table:table-cell office:value-type="string">
            <text:p>day, before Citadel</text:p>
          </table:table-cell>
          <table:table-cell office:value-type="float" office:value="2">
            <text:p>2</text:p>
          </table:table-cell>
          <table:table-cell office:value-type="string">
            <text:p>B1041C00060701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7E</text:p>
          </table:table-cell>
          <table:table-cell office:value-type="string">
            <text:p>Desert </text:p>
          </table:table-cell>
          <table:table-cell office:value-type="string">
            <text:p>night, before Citadel</text:p>
          </table:table-cell>
          <table:table-cell office:value-type="float" office:value="2">
            <text:p>2</text:p>
          </table:table-cell>
          <table:table-cell office:value-type="string">
            <text:p>B1041C0006030208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table:number-columns-repeated="2" office:value-type="float" office:value="6">
            <text:p>06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7F</text:p>
          </table:table-cell>
          <table:table-cell office:value-type="string">
            <text:p>Dark Ruins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591B1D000703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9">
            <text:p>0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0">
            <text:p>0080</text:p>
          </table:table-cell>
          <table:table-cell office:value-type="string">
            <text:p>Dark Ruins </text:p>
          </table:table-cell>
          <table:table-cell office:value-type="string">
            <text:p>basement level 1</text:p>
          </table:table-cell>
          <table:table-cell office:value-type="float" office:value="1">
            <text:p>1</text:p>
          </table:table-cell>
          <table:table-cell office:value-type="string">
            <text:p>5A1B1D000503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1">
            <text:p>0081</text:p>
          </table:table-cell>
          <table:table-cell office:value-type="string">
            <text:p>Dark Ruins </text:p>
          </table:table-cell>
          <table:table-cell office:value-type="string">
            <text:p>basement level 2, 4</text:p>
          </table:table-cell>
          <table:table-cell office:value-type="float" office:value="1">
            <text:p>1</text:p>
          </table:table-cell>
          <table:table-cell office:value-type="string">
            <text:p>5B1B1D0305040307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3">
            <text:p>0083</text:p>
          </table:table-cell>
          <table:table-cell office:value-type="string">
            <text:p>Arcadia Region </text:p>
          </table:table-cell>
          <table:table-cell office:value-type="string">
            <text:p>south plains, day, before Citadel</text:p>
          </table:table-cell>
          <table:table-cell office:value-type="float" office:value="2">
            <text:p>2</text:p>
          </table:table-cell>
          <table:table-cell office:value-type="string">
            <text:p>16051E00060501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4">
            <text:p>0084</text:p>
          </table:table-cell>
          <table:table-cell office:value-type="string">
            <text:p>Arcadia Region </text:p>
          </table:table-cell>
          <table:table-cell office:value-type="string">
            <text:p>sou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16051E0006060206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5">
            <text:p>0085</text:p>
          </table:table-cell>
          <table:table-cell office:value-type="string">
            <text:p>Arcadia Region </text:p>
          </table:table-cell>
          <table:table-cell office:value-type="string">
            <text:p>south woods, before Citadel</text:p>
          </table:table-cell>
          <table:table-cell office:value-type="float" office:value="2">
            <text:p>2</text:p>
          </table:table-cell>
          <table:table-cell office:value-type="string">
            <text:p>17051E000506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6">
            <text:p>0086</text:p>
          </table:table-cell>
          <table:table-cell office:value-type="string">
            <text:p>Arcadia Region </text:p>
          </table:table-cell>
          <table:table-cell office:value-type="string">
            <text:p>north plains, day, before Citadel</text:p>
          </table:table-cell>
          <table:table-cell office:value-type="float" office:value="2">
            <text:p>2</text:p>
          </table:table-cell>
          <table:table-cell office:value-type="string">
            <text:p>18051E0006030105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7">
            <text:p>0087</text:p>
          </table:table-cell>
          <table:table-cell office:value-type="string">
            <text:p>Arcadia Region </text:p>
          </table:table-cell>
          <table:table-cell office:value-type="string">
            <text:p>north plains, night, before Citadel</text:p>
          </table:table-cell>
          <table:table-cell office:value-type="float" office:value="2">
            <text:p>2</text:p>
          </table:table-cell>
          <table:table-cell office:value-type="string">
            <text:p>18051F00060602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88">
            <text:p>0088</text:p>
          </table:table-cell>
          <table:table-cell office:value-type="string">
            <text:p>Arcadia Region </text:p>
          </table:table-cell>
          <table:table-cell office:value-type="string">
            <text:p>north woods, before Citadel</text:p>
          </table:table-cell>
          <table:table-cell office:value-type="float" office:value="2">
            <text:p>2</text:p>
          </table:table-cell>
          <table:table-cell office:value-type="string">
            <text:p>19051F000506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89">
            <text:p>0089</text:p>
          </table:table-cell>
          <table:table-cell office:value-type="string">
            <text:p>Rydon's Tower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51141F000505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3">
            <text:p>1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8A</text:p>
          </table:table-cell>
          <table:table-cell office:value-type="string">
            <text:p>Rydon's Tower </text:p>
          </table:table-cell>
          <table:table-cell office:value-type="string">
            <text:p>level 1-3</text:p>
          </table:table-cell>
          <table:table-cell office:value-type="float" office:value="1">
            <text:p>1</text:p>
          </table:table-cell>
          <table:table-cell office:value-type="string">
            <text:p>52141F00070203060000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8B</text:p>
          </table:table-cell>
          <table:table-cell office:value-type="string">
            <text:p>Rydon's Tower </text:p>
          </table:table-cell>
          <table:table-cell office:value-type="string">
            <text:p>level 7-10</text:p>
          </table:table-cell>
          <table:table-cell office:value-type="float" office:value="1">
            <text:p>1</text:p>
          </table:table-cell>
          <table:table-cell office:value-type="string">
            <text:p>53141F0007020305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8C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7.90520000603011E+019">
            <text:p>790520000603011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8D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7.90520000604021E+019">
            <text:p>790520000604021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8E</text:p>
          </table:table-cell>
          <table:table-cell office:value-type="string">
            <text:p>Blizzard Peaks </text:p>
          </table:table-cell>
          <table:table-cell office:value-type="string">
            <text:p>day, before Citadel</text:p>
          </table:table-cell>
          <table:table-cell office:value-type="float" office:value="2">
            <text:p>2</text:p>
          </table:table-cell>
          <table:table-cell office:value-type="string">
            <text:p>7A05200006060109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8F</text:p>
          </table:table-cell>
          <table:table-cell office:value-type="string">
            <text:p>Blizzard Peaks </text:p>
          </table:table-cell>
          <table:table-cell office:value-type="string">
            <text:p>night, before Citadel</text:p>
          </table:table-cell>
          <table:table-cell office:value-type="float" office:value="2">
            <text:p>2</text:p>
          </table:table-cell>
          <table:table-cell office:value-type="string">
            <text:p>7A052000040602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0">
            <text:p>0090</text:p>
          </table:table-cell>
          <table:table-cell office:value-type="string">
            <text:p>Herb Grotto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3D0F21000403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1">
            <text:p>0091</text:p>
          </table:table-cell>
          <table:table-cell office:value-type="string">
            <text:p>Herb Grotto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3E0F2100040403070000</text:p>
          </table:table-cell>
          <table:table-cell table:number-columns-repeated="2"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2">
            <text:p>0092</text:p>
          </table:table-cell>
          <table:table-cell office:value-type="string">
            <text:p>Dragon Graveyard </text:p>
          </table:table-cell>
          <table:table-cell office:value-type="string">
            <text:p>level 1 west</text:p>
          </table:table-cell>
          <table:table-cell office:value-type="float" office:value="1">
            <text:p>1</text:p>
          </table:table-cell>
          <table:table-cell office:value-type="string">
            <text:p>AD0D22000503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9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3">
            <text:p>0093</text:p>
          </table:table-cell>
          <table:table-cell office:value-type="string">
            <text:p>Dragon Graveyard </text:p>
          </table:table-cell>
          <table:table-cell office:value-type="string">
            <text:p>level 1 east</text:p>
          </table:table-cell>
          <table:table-cell office:value-type="float" office:value="1">
            <text:p>1</text:p>
          </table:table-cell>
          <table:table-cell office:value-type="string">
            <text:p>AE0D2200050403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4">
            <text:p>0094</text:p>
          </table:table-cell>
          <table:table-cell office:value-type="string">
            <text:p>Pirate's Cove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110E2300060303080000</text:p>
          </table:table-cell>
          <table:table-cell office:value-type="float" office:value="4">
            <text:p>04</text:p>
          </table:table-cell>
          <table:table-cell office:value-type="float" office:value="8">
            <text:p>08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5">
            <text:p>0095</text:p>
          </table:table-cell>
          <table:table-cell office:value-type="string">
            <text:p>Pirate's Cove </text:p>
          </table:table-cell>
          <table:table-cell office:value-type="string">
            <text:p>level 2</text:p>
          </table:table-cell>
          <table:table-cell office:value-type="float" office:value="1">
            <text:p>1</text:p>
          </table:table-cell>
          <table:table-cell office:value-type="string">
            <text:p>120E23000502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6">
            <text:p>0096</text:p>
          </table:table-cell>
          <table:table-cell office:value-type="string">
            <text:p>Pirate's Cove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130E23030503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7">
            <text:p>0097</text:p>
          </table:table-cell>
          <table:table-cell office:value-type="string">
            <text:p>Isolated Plateau </text:p>
          </table:table-cell>
          <table:table-cell office:value-type="string">
            <text:p>west plains, day</text:p>
          </table:table-cell>
          <table:table-cell office:value-type="float" office:value="1">
            <text:p>1</text:p>
          </table:table-cell>
          <table:table-cell office:value-type="string">
            <text:p>A506240006060106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8">
            <text:p>0098</text:p>
          </table:table-cell>
          <table:table-cell office:value-type="string">
            <text:p>Isolated Plateau </text:p>
          </table:table-cell>
          <table:table-cell office:value-type="string">
            <text:p>west plains, night</text:p>
          </table:table-cell>
          <table:table-cell office:value-type="float" office:value="1">
            <text:p>1</text:p>
          </table:table-cell>
          <table:table-cell office:value-type="string">
            <text:p>A506240006060208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99">
            <text:p>0099</text:p>
          </table:table-cell>
          <table:table-cell office:value-type="string">
            <text:p>Isolated Plateau </text:p>
          </table:table-cell>
          <table:table-cell office:value-type="string">
            <text:p>near lake</text:p>
          </table:table-cell>
          <table:table-cell office:value-type="float" office:value="1">
            <text:p>1</text:p>
          </table:table-cell>
          <table:table-cell office:value-type="string">
            <text:p>A60624000606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9A</text:p>
          </table:table-cell>
          <table:table-cell office:value-type="string">
            <text:p>Isolated Plateau </text:p>
          </table:table-cell>
          <table:table-cell office:value-type="string">
            <text:p>east plains, day</text:p>
          </table:table-cell>
          <table:table-cell office:value-type="float" office:value="1">
            <text:p>1</text:p>
          </table:table-cell>
          <table:table-cell office:value-type="string">
            <text:p>A706240006060106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9B</text:p>
          </table:table-cell>
          <table:table-cell office:value-type="string">
            <text:p>Isolated Plateau </text:p>
          </table:table-cell>
          <table:table-cell office:value-type="string">
            <text:p>east plains, night</text:p>
          </table:table-cell>
          <table:table-cell office:value-type="float" office:value="1">
            <text:p>1</text:p>
          </table:table-cell>
          <table:table-cell office:value-type="string">
            <text:p>A706250006060208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9C</text:p>
          </table:table-cell>
          <table:table-cell office:value-type="string">
            <text:p>Isolated Plateau </text:p>
          </table:table-cell>
          <table:table-cell office:value-type="string">
            <text:p>woods</text:p>
          </table:table-cell>
          <table:table-cell office:value-type="float" office:value="1">
            <text:p>1</text:p>
          </table:table-cell>
          <table:table-cell office:value-type="string">
            <text:p>A80625000606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9D</text:p>
          </table:table-cell>
          <table:table-cell office:value-type="string">
            <text:p>World of Darkness </text:p>
          </table:table-cell>
          <table:table-cell office:value-type="string">
            <text:p>west plains</text:p>
          </table:table-cell>
          <table:table-cell office:value-type="float" office:value="1">
            <text:p>1</text:p>
          </table:table-cell>
          <table:table-cell office:value-type="string">
            <text:p>8D0A260006040307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9E</text:p>
          </table:table-cell>
          <table:table-cell office:value-type="string">
            <text:p>World of Darkness </text:p>
          </table:table-cell>
          <table:table-cell office:value-type="string">
            <text:p>east plains</text:p>
          </table:table-cell>
          <table:table-cell office:value-type="float" office:value="1">
            <text:p>1</text:p>
          </table:table-cell>
          <table:table-cell office:value-type="string">
            <text:p>8E0A260006040307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9F</text:p>
          </table:table-cell>
          <table:table-cell office:value-type="string">
            <text:p>Godbird's Eyrie (Dark)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B514260006020306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0</text:p>
          </table:table-cell>
          <table:table-cell office:value-type="string">
            <text:p>Godbird's Eyrie (Dark)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B61426000602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1</text:p>
          </table:table-cell>
          <table:table-cell office:value-type="string">
            <text:p>Godbird's Eyrie (Dark)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B714260006030306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2</text:p>
          </table:table-cell>
          <table:table-cell office:value-type="string">
            <text:p>Godbird's Eyrie (Dark) </text:p>
          </table:table-cell>
          <table:table-cell office:value-type="string">
            <text:p>level 5</text:p>
          </table:table-cell>
          <table:table-cell office:value-type="float" office:value="1">
            <text:p>1</text:p>
          </table:table-cell>
          <table:table-cell office:value-type="string">
            <text:p>B81427030603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3</text:p>
          </table:table-cell>
          <table:table-cell office:value-type="string">
            <text:p>Godbird's Eyrie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ED13270006020306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4</text:p>
          </table:table-cell>
          <table:table-cell office:value-type="string">
            <text:p>Godbird's Eyrie </text:p>
          </table:table-cell>
          <table:table-cell office:value-type="string">
            <text:p>level 1-3</text:p>
          </table:table-cell>
          <table:table-cell office:value-type="float" office:value="1">
            <text:p>1</text:p>
          </table:table-cell>
          <table:table-cell office:value-type="string">
            <text:p>EE1327000603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5</text:p>
          </table:table-cell>
          <table:table-cell office:value-type="string">
            <text:p>Godbird's Eyrie </text:p>
          </table:table-cell>
          <table:table-cell office:value-type="string">
            <text:p>level 4, 5</text:p>
          </table:table-cell>
          <table:table-cell office:value-type="float" office:value="1">
            <text:p>1</text:p>
          </table:table-cell>
          <table:table-cell office:value-type="string">
            <text:p>EF132703060503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A6</text:p>
          </table:table-cell>
          <table:table-cell office:value-type="string">
            <text:p>Areas Accessible by Air </text:p>
          </table:table-cell>
          <table:table-cell office:value-type="string">
            <text:p>generic, day, before Citadel</text:p>
          </table:table-cell>
          <table:table-cell office:value-type="float" office:value="2">
            <text:p>2</text:p>
          </table:table-cell>
          <table:table-cell office:value-type="string">
            <text:p>F30A280005040108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A7</text:p>
          </table:table-cell>
          <table:table-cell office:value-type="string">
            <text:p>Areas Accessible by Air </text:p>
          </table:table-cell>
          <table:table-cell office:value-type="string">
            <text:p>generic, night, before Citadel</text:p>
          </table:table-cell>
          <table:table-cell office:value-type="float" office:value="2">
            <text:p>2</text:p>
          </table:table-cell>
          <table:table-cell office:value-type="string">
            <text:p>F30A2800050402080000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8</text:p>
          </table:table-cell>
          <table:table-cell office:value-type="string">
            <text:p>Untrodden Groves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2.10329000505031E+019">
            <text:p>210329000505031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9</text:p>
          </table:table-cell>
          <table:table-cell office:value-type="string">
            <text:p>Untrodden Groves </text:p>
          </table:table-cell>
          <table:table-cell office:value-type="string">
            <text:p>before Citadel</text:p>
          </table:table-cell>
          <table:table-cell office:value-type="float" office:value="2">
            <text:p>2</text:p>
          </table:table-cell>
          <table:table-cell office:value-type="float" office:value="2.20329000505031E+019">
            <text:p>220329000505031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A</text:p>
          </table:table-cell>
          <table:table-cell office:value-type="string">
            <text:p>Areas Accessible by Air </text:p>
          </table:table-cell>
          <table:table-cell office:value-type="string">
            <text:p>egeus' tablet, before Citadel</text:p>
          </table:table-cell>
          <table:table-cell office:value-type="float" office:value="2">
            <text:p>2</text:p>
          </table:table-cell>
          <table:table-cell office:value-type="string">
            <text:p>F10A29000405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AB</text:p>
          </table:table-cell>
          <table:table-cell office:value-type="string">
            <text:p>Areas Accessible by Air </text:p>
          </table:table-cell>
          <table:table-cell office:value-type="string">
            <text:p>howlwind hill, before Citadel</text:p>
          </table:table-cell>
          <table:table-cell office:value-type="float" office:value="2">
            <text:p>2</text:p>
          </table:table-cell>
          <table:table-cell office:value-type="string">
            <text:p>F20A2A000207030C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7">
            <text:p>07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AC</text:p>
          </table:table-cell>
          <table:table-cell office:value-type="string">
            <text:p>Black Citadel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BD1B2B0005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AD</text:p>
          </table:table-cell>
          <table:table-cell office:value-type="string">
            <text:p>Black Citadel </text:p>
          </table:table-cell>
          <table:table-cell office:value-type="string">
            <text:p>inside building</text:p>
          </table:table-cell>
          <table:table-cell office:value-type="float" office:value="1">
            <text:p>1</text:p>
          </table:table-cell>
          <table:table-cell office:value-type="string">
            <text:p>BE1B2B0005040306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AE</text:p>
          </table:table-cell>
          <table:table-cell office:value-type="string">
            <text:p>Black Citadel </text:p>
          </table:table-cell>
          <table:table-cell office:value-type="string">
            <text:p>inside citadel</text:p>
          </table:table-cell>
          <table:table-cell office:value-type="float" office:value="1">
            <text:p>1</text:p>
          </table:table-cell>
          <table:table-cell office:value-type="string">
            <text:p>BF1B2B000504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AF</text:p>
          </table:table-cell>
          <table:table-cell office:value-type="string">
            <text:p>Black Citadel </text:p>
          </table:table-cell>
          <table:table-cell office:value-type="string">
            <text:p>fake town, loop 2</text:p>
          </table:table-cell>
          <table:table-cell office:value-type="float" office:value="1">
            <text:p>1</text:p>
          </table:table-cell>
          <table:table-cell office:value-type="string">
            <text:p>C01B2B000504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B0</text:p>
          </table:table-cell>
          <table:table-cell office:value-type="string">
            <text:p>Black Citadel </text:p>
          </table:table-cell>
          <table:table-cell office:value-type="string">
            <text:p>fake town, loop 3</text:p>
          </table:table-cell>
          <table:table-cell office:value-type="float" office:value="1">
            <text:p>1</text:p>
          </table:table-cell>
          <table:table-cell office:value-type="string">
            <text:p>C11B2B0003040307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B1</text:p>
          </table:table-cell>
          <table:table-cell office:value-type="string">
            <text:p>Trolls' Maze </text:p>
          </table:table-cell>
          <table:table-cell office:value-type="string">
            <text:p>random encounter</text:p>
          </table:table-cell>
          <table:table-cell office:value-type="float" office:value="1">
            <text:p>1</text:p>
          </table:table-cell>
          <table:table-cell office:value-type="string">
            <text:p>71172D0004030308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2</text:p>
          </table:table-cell>
          <table:table-cell office:value-type="string">
            <text:p>Dragovian Path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A10F2D03060203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D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3</text:p>
          </table:table-cell>
          <table:table-cell office:value-type="string">
            <text:p>Dragovian Path </text:p>
          </table:table-cell>
          <table:table-cell office:value-type="string">
            <text:p>level 2, 3</text:p>
          </table:table-cell>
          <table:table-cell office:value-type="float" office:value="1">
            <text:p>1</text:p>
          </table:table-cell>
          <table:table-cell office:value-type="string">
            <text:p>A20F2D000603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4</text:p>
          </table:table-cell>
          <table:table-cell office:value-type="string">
            <text:p>Dragovian Path </text:p>
          </table:table-cell>
          <table:table-cell office:value-type="string">
            <text:p>level 4</text:p>
          </table:table-cell>
          <table:table-cell office:value-type="float" office:value="1">
            <text:p>1</text:p>
          </table:table-cell>
          <table:table-cell office:value-type="string">
            <text:p>A30F2D000604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E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B5</text:p>
          </table:table-cell>
          <table:table-cell office:value-type="string">
            <text:p>Heavenly Dais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float" office:value="5.10320006030306E+018">
            <text:p>051032000603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E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E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108">
            <text:p>0108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4">
            <text:p>1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B6</text:p>
          </table:table-cell>
          <table:table-cell office:value-type="string">
            <text:p>Heavenly Dais </text:p>
          </table:table-cell>
          <table:table-cell office:value-type="string">
            <text:p>level 2</text:p>
          </table:table-cell>
          <table:table-cell office:value-type="float" office:value="1">
            <text:p>1</text:p>
          </table:table-cell>
          <table:table-cell office:value-type="float" office:value="6.10320006030307E+018">
            <text:p>061032000603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E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E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E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08">
            <text:p>010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E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4">
            <text:p>1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9</text:p>
          </table:table-cell>
          <table:table-cell office:value-type="string">
            <text:p>Farebury Region </text:p>
          </table:table-cell>
          <table:table-cell office:value-type="string">
            <text:p>east plains, day, after Citadel</text:p>
          </table:table-cell>
          <table:table-cell office:value-type="float" office:value="3">
            <text:p>3</text:p>
          </table:table-cell>
          <table:table-cell office:value-type="string">
            <text:p>34002D00040201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A</text:p>
          </table:table-cell>
          <table:table-cell office:value-type="string">
            <text:p>Farebury Region </text:p>
          </table:table-cell>
          <table:table-cell office:value-type="string">
            <text:p>ea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34002D00040402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B</text:p>
          </table:table-cell>
          <table:table-cell office:value-type="string">
            <text:p>Farebury Region </text:p>
          </table:table-cell>
          <table:table-cell office:value-type="string">
            <text:p>east woods, after Citadel</text:p>
          </table:table-cell>
          <table:table-cell office:value-type="float" office:value="3">
            <text:p>3</text:p>
          </table:table-cell>
          <table:table-cell office:value-type="string">
            <text:p>35002D0004030306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C</text:p>
          </table:table-cell>
          <table:table-cell office:value-type="string">
            <text:p>Farebury Region </text:p>
          </table:table-cell>
          <table:table-cell office:value-type="string">
            <text:p>west plains, day, after Citadel</text:p>
          </table:table-cell>
          <table:table-cell office:value-type="float" office:value="3">
            <text:p>3</text:p>
          </table:table-cell>
          <table:table-cell office:value-type="string">
            <text:p>36002D00040201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D</text:p>
          </table:table-cell>
          <table:table-cell office:value-type="string">
            <text:p>Farebury Region </text:p>
          </table:table-cell>
          <table:table-cell office:value-type="string">
            <text:p>we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36002D00040602060000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E</text:p>
          </table:table-cell>
          <table:table-cell office:value-type="string">
            <text:p>Farebury Region </text:p>
          </table:table-cell>
          <table:table-cell office:value-type="string">
            <text:p>west woods, after Citadel</text:p>
          </table:table-cell>
          <table:table-cell office:value-type="float" office:value="3">
            <text:p>3</text:p>
          </table:table-cell>
          <table:table-cell office:value-type="string">
            <text:p>37002D000404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BF</text:p>
          </table:table-cell>
          <table:table-cell office:value-type="string">
            <text:p>Farebury Region </text:p>
          </table:table-cell>
          <table:table-cell office:value-type="string">
            <text:p>plains near egeus' tablet, day, after Citadel</text:p>
          </table:table-cell>
          <table:table-cell office:value-type="float" office:value="3">
            <text:p>3</text:p>
          </table:table-cell>
          <table:table-cell office:value-type="string">
            <text:p>38002D00050201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C0</text:p>
          </table:table-cell>
          <table:table-cell office:value-type="string">
            <text:p>Farebury Region </text:p>
          </table:table-cell>
          <table:table-cell office:value-type="string">
            <text:p>plains near egeus' tablet, night, after Citadel</text:p>
          </table:table-cell>
          <table:table-cell office:value-type="float" office:value="3">
            <text:p>3</text:p>
          </table:table-cell>
          <table:table-cell office:value-type="string">
            <text:p>38002D00040402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C1</text:p>
          </table:table-cell>
          <table:table-cell office:value-type="string">
            <text:p>Farebury Region </text:p>
          </table:table-cell>
          <table:table-cell office:value-type="string">
            <text:p>woods near egeus' tablet, after Citadel</text:p>
          </table:table-cell>
          <table:table-cell office:value-type="float" office:value="3">
            <text:p>3</text:p>
          </table:table-cell>
          <table:table-cell office:value-type="string">
            <text:p>39002D000403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4</text:p>
          </table:table-cell>
          <table:table-cell office:value-type="string">
            <text:p>Alexandria Region</text:p>
          </table:table-cell>
          <table:table-cell office:value-type="string">
            <text:p>north plains, day, after Citadel</text:p>
          </table:table-cell>
          <table:table-cell office:value-type="float" office:value="3">
            <text:p>3</text:p>
          </table:table-cell>
          <table:table-cell office:value-type="string">
            <text:p>98002D00050501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5</text:p>
          </table:table-cell>
          <table:table-cell office:value-type="string">
            <text:p>Alexandria Region</text:p>
          </table:table-cell>
          <table:table-cell office:value-type="string">
            <text:p>nor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98002D00040602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6</text:p>
          </table:table-cell>
          <table:table-cell office:value-type="string">
            <text:p>Alexandria Region</text:p>
          </table:table-cell>
          <table:table-cell office:value-type="string">
            <text:p>north woods, after Citadel</text:p>
          </table:table-cell>
          <table:table-cell office:value-type="float" office:value="3">
            <text:p>3</text:p>
          </table:table-cell>
          <table:table-cell office:value-type="string">
            <text:p>99002D0004040307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7</text:p>
          </table:table-cell>
          <table:table-cell office:value-type="string">
            <text:p>Alexandria Region</text:p>
          </table:table-cell>
          <table:table-cell office:value-type="string">
            <text:p>beach, after Citadel</text:p>
          </table:table-cell>
          <table:table-cell office:value-type="float" office:value="3">
            <text:p>3</text:p>
          </table:table-cell>
          <table:table-cell office:value-type="string">
            <text:p>9A002D000502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8</text:p>
          </table:table-cell>
          <table:table-cell office:value-type="string">
            <text:p>Alexandria Region</text:p>
          </table:table-cell>
          <table:table-cell office:value-type="string">
            <text:p>south plains, day, after Citadel</text:p>
          </table:table-cell>
          <table:table-cell office:value-type="float" office:value="3">
            <text:p>3</text:p>
          </table:table-cell>
          <table:table-cell office:value-type="string">
            <text:p>9B002D00060301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9</text:p>
          </table:table-cell>
          <table:table-cell office:value-type="string">
            <text:p>Alexandria Region</text:p>
          </table:table-cell>
          <table:table-cell office:value-type="string">
            <text:p>sou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9B002D00060402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CA</text:p>
          </table:table-cell>
          <table:table-cell office:value-type="string">
            <text:p>Alexandria Region</text:p>
          </table:table-cell>
          <table:table-cell office:value-type="string">
            <text:p>south woods, after Citadel</text:p>
          </table:table-cell>
          <table:table-cell office:value-type="float" office:value="3">
            <text:p>3</text:p>
          </table:table-cell>
          <table:table-cell office:value-type="string">
            <text:p>9C002D00060603070000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CD</text:p>
          </table:table-cell>
          <table:table-cell office:value-type="string">
            <text:p>Maella Region </text:p>
          </table:table-cell>
          <table:table-cell office:value-type="string">
            <text:p>north plains, day, after Citadel</text:p>
          </table:table-cell>
          <table:table-cell office:value-type="float" office:value="3">
            <text:p>3</text:p>
          </table:table-cell>
          <table:table-cell office:value-type="string">
            <text:p>60012D0006030106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CE</text:p>
          </table:table-cell>
          <table:table-cell office:value-type="string">
            <text:p>Maella Region </text:p>
          </table:table-cell>
          <table:table-cell office:value-type="string">
            <text:p>nor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60012D00060502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CF</text:p>
          </table:table-cell>
          <table:table-cell office:value-type="string">
            <text:p>Maella Region </text:p>
          </table:table-cell>
          <table:table-cell office:value-type="string">
            <text:p>north woods, after Citadel</text:p>
          </table:table-cell>
          <table:table-cell office:value-type="float" office:value="3">
            <text:p>3</text:p>
          </table:table-cell>
          <table:table-cell office:value-type="string">
            <text:p>61012D000504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0</text:p>
          </table:table-cell>
          <table:table-cell office:value-type="string">
            <text:p>Maella Region </text:p>
          </table:table-cell>
          <table:table-cell office:value-type="string">
            <text:p>south plains, day, after Citadel</text:p>
          </table:table-cell>
          <table:table-cell office:value-type="float" office:value="3">
            <text:p>3</text:p>
          </table:table-cell>
          <table:table-cell office:value-type="string">
            <text:p>62012D00060301070000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1</text:p>
          </table:table-cell>
          <table:table-cell office:value-type="string">
            <text:p>Maella Region </text:p>
          </table:table-cell>
          <table:table-cell office:value-type="string">
            <text:p>sou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62012D0006060207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2</text:p>
          </table:table-cell>
          <table:table-cell office:value-type="string">
            <text:p>Maella Region </text:p>
          </table:table-cell>
          <table:table-cell office:value-type="string">
            <text:p>south woods, after Citadel</text:p>
          </table:table-cell>
          <table:table-cell office:value-type="float" office:value="3">
            <text:p>3</text:p>
          </table:table-cell>
          <table:table-cell office:value-type="string">
            <text:p>63012D000404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5</text:p>
          </table:table-cell>
          <table:table-cell office:value-type="string">
            <text:p>Kingdom of Ascantha </text:p>
          </table:table-cell>
          <table:table-cell office:value-type="string">
            <text:p>west side plains, day, after Citadel</text:p>
          </table:table-cell>
          <table:table-cell office:value-type="float" office:value="3">
            <text:p>3</text:p>
          </table:table-cell>
          <table:table-cell office:value-type="string">
            <text:p>C4012D000504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6</text:p>
          </table:table-cell>
          <table:table-cell office:value-type="string">
            <text:p>Kingdom of Ascantha </text:p>
          </table:table-cell>
          <table:table-cell office:value-type="string">
            <text:p>west side plains, night, after Citadel</text:p>
          </table:table-cell>
          <table:table-cell office:value-type="float" office:value="3">
            <text:p>3</text:p>
          </table:table-cell>
          <table:table-cell office:value-type="string">
            <text:p>C4012D00040502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7</text:p>
          </table:table-cell>
          <table:table-cell office:value-type="string">
            <text:p>Kingdom of Ascantha </text:p>
          </table:table-cell>
          <table:table-cell office:value-type="string">
            <text:p>west side woods, after Citadel</text:p>
          </table:table-cell>
          <table:table-cell office:value-type="float" office:value="3">
            <text:p>3</text:p>
          </table:table-cell>
          <table:table-cell office:value-type="string">
            <text:p>C5012D000505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8</text:p>
          </table:table-cell>
          <table:table-cell office:value-type="string">
            <text:p>Maella Region </text:p>
          </table:table-cell>
          <table:table-cell office:value-type="string">
            <text:p>northeast plains, after Citadel</text:p>
          </table:table-cell>
          <table:table-cell office:value-type="float" office:value="3">
            <text:p>3</text:p>
          </table:table-cell>
          <table:table-cell office:value-type="string">
            <text:p>64012D000506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9</text:p>
          </table:table-cell>
          <table:table-cell office:value-type="string">
            <text:p>Kingdom of Ascantha </text:p>
          </table:table-cell>
          <table:table-cell office:value-type="string">
            <text:p>northeast plains, day, after Citadel</text:p>
          </table:table-cell>
          <table:table-cell office:value-type="float" office:value="3">
            <text:p>3</text:p>
          </table:table-cell>
          <table:table-cell office:value-type="string">
            <text:p>C6012D0005050106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A</text:p>
          </table:table-cell>
          <table:table-cell office:value-type="string">
            <text:p>Kingdom of Ascantha </text:p>
          </table:table-cell>
          <table:table-cell office:value-type="string">
            <text:p>northea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C6012D00040502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B</text:p>
          </table:table-cell>
          <table:table-cell office:value-type="string">
            <text:p>Kingdom of Ascantha </text:p>
          </table:table-cell>
          <table:table-cell office:value-type="string">
            <text:p>northeast woods, after Citadel</text:p>
          </table:table-cell>
          <table:table-cell office:value-type="float" office:value="3">
            <text:p>3</text:p>
          </table:table-cell>
          <table:table-cell office:value-type="string">
            <text:p>C7012D00060503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C</text:p>
          </table:table-cell>
          <table:table-cell office:value-type="string">
            <text:p>Kingdom of Ascantha </text:p>
          </table:table-cell>
          <table:table-cell office:value-type="string">
            <text:p>coast, after Citadel</text:p>
          </table:table-cell>
          <table:table-cell office:value-type="float" office:value="3">
            <text:p>3</text:p>
          </table:table-cell>
          <table:table-cell office:value-type="string">
            <text:p>C8012D000703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D</text:p>
          </table:table-cell>
          <table:table-cell office:value-type="string">
            <text:p>Kingdom of Ascantha </text:p>
          </table:table-cell>
          <table:table-cell office:value-type="string">
            <text:p>south plains, day, after Citadel</text:p>
          </table:table-cell>
          <table:table-cell office:value-type="float" office:value="3">
            <text:p>3</text:p>
          </table:table-cell>
          <table:table-cell office:value-type="string">
            <text:p>C9012D00060301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E</text:p>
          </table:table-cell>
          <table:table-cell office:value-type="string">
            <text:p>Kingdom of Ascantha </text:p>
          </table:table-cell>
          <table:table-cell office:value-type="string">
            <text:p>sou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C9012D00060402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DF</text:p>
          </table:table-cell>
          <table:table-cell office:value-type="string">
            <text:p>Kingdom of Ascantha </text:p>
          </table:table-cell>
          <table:table-cell office:value-type="string">
            <text:p>south woods, after Citadel</text:p>
          </table:table-cell>
          <table:table-cell office:value-type="float" office:value="3">
            <text:p>3</text:p>
          </table:table-cell>
          <table:table-cell office:value-type="string">
            <text:p>CA012D0005050307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0</text:p>
          </table:table-cell>
          <table:table-cell office:value-type="string">
            <text:p>Kingdom of Ascantha </text:p>
          </table:table-cell>
          <table:table-cell office:value-type="string">
            <text:p>riverbank, after Citadel</text:p>
          </table:table-cell>
          <table:table-cell office:value-type="float" office:value="3">
            <text:p>3</text:p>
          </table:table-cell>
          <table:table-cell office:value-type="string">
            <text:p>CB012D000505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1</text:p>
          </table:table-cell>
          <table:table-cell office:value-type="string">
            <text:p>Kingdom of Ascantha </text:p>
          </table:table-cell>
          <table:table-cell office:value-type="string">
            <text:p>northwest plains, after Citadel</text:p>
          </table:table-cell>
          <table:table-cell office:value-type="float" office:value="3">
            <text:p>3</text:p>
          </table:table-cell>
          <table:table-cell office:value-type="string">
            <text:p>CC012D00050403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2</text:p>
          </table:table-cell>
          <table:table-cell office:value-type="string">
            <text:p>Kingdom of Ascantha </text:p>
          </table:table-cell>
          <table:table-cell office:value-type="string">
            <text:p>northwest woods, after Citadel</text:p>
          </table:table-cell>
          <table:table-cell office:value-type="float" office:value="3">
            <text:p>3</text:p>
          </table:table-cell>
          <table:table-cell office:value-type="string">
            <text:p>CD012D00030503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5</text:p>
          </table:table-cell>
          <table:table-cell office:value-type="string">
            <text:p>Pickham Region </text:p>
          </table:table-cell>
          <table:table-cell office:value-type="string">
            <text:p>east plains, day, after Citadel</text:p>
          </table:table-cell>
          <table:table-cell office:value-type="float" office:value="3">
            <text:p>3</text:p>
          </table:table-cell>
          <table:table-cell office:value-type="string">
            <text:p>8C022D00050301060000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6</text:p>
          </table:table-cell>
          <table:table-cell office:value-type="string">
            <text:p>Pickham Region </text:p>
          </table:table-cell>
          <table:table-cell office:value-type="string">
            <text:p>ea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8C022D000403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7</text:p>
          </table:table-cell>
          <table:table-cell office:value-type="string">
            <text:p>Pickham Region </text:p>
          </table:table-cell>
          <table:table-cell office:value-type="string">
            <text:p>east woods, after Citadel</text:p>
          </table:table-cell>
          <table:table-cell office:value-type="float" office:value="3">
            <text:p>3</text:p>
          </table:table-cell>
          <table:table-cell office:value-type="string">
            <text:p>8D022D0005050307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8</text:p>
          </table:table-cell>
          <table:table-cell office:value-type="string">
            <text:p>Pickham Region </text:p>
          </table:table-cell>
          <table:table-cell office:value-type="string">
            <text:p>west plains, day, after Citadel</text:p>
          </table:table-cell>
          <table:table-cell office:value-type="float" office:value="3">
            <text:p>3</text:p>
          </table:table-cell>
          <table:table-cell office:value-type="string">
            <text:p>8E022D00050301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9</text:p>
          </table:table-cell>
          <table:table-cell office:value-type="string">
            <text:p>Pickham Region </text:p>
          </table:table-cell>
          <table:table-cell office:value-type="string">
            <text:p>we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8E022D000403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A</text:p>
          </table:table-cell>
          <table:table-cell office:value-type="string">
            <text:p>Pickham Region </text:p>
          </table:table-cell>
          <table:table-cell office:value-type="string">
            <text:p>west woods, after Citadel</text:p>
          </table:table-cell>
          <table:table-cell office:value-type="float" office:value="3">
            <text:p>3</text:p>
          </table:table-cell>
          <table:table-cell office:value-type="string">
            <text:p>8F022D000606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B</text:p>
          </table:table-cell>
          <table:table-cell office:value-type="string">
            <text:p>Pickham Region </text:p>
          </table:table-cell>
          <table:table-cell office:value-type="string">
            <text:p>beach, after Citadel</text:p>
          </table:table-cell>
          <table:table-cell office:value-type="float" office:value="3">
            <text:p>3</text:p>
          </table:table-cell>
          <table:table-cell office:value-type="string">
            <text:p>90022D000603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E</text:p>
          </table:table-cell>
          <table:table-cell office:value-type="string">
            <text:p>Kingdom of Trodain </text:p>
          </table:table-cell>
          <table:table-cell office:value-type="string">
            <text:p>south plains, day, after Citadel</text:p>
          </table:table-cell>
          <table:table-cell office:value-type="float" office:value="3">
            <text:p>3</text:p>
          </table:table-cell>
          <table:table-cell office:value-type="string">
            <text:p>FC002D0006030106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EF</text:p>
          </table:table-cell>
          <table:table-cell office:value-type="string">
            <text:p>Kingdom of Trodain </text:p>
          </table:table-cell>
          <table:table-cell office:value-type="string">
            <text:p>sou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FC002D0006050208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F0</text:p>
          </table:table-cell>
          <table:table-cell office:value-type="string">
            <text:p>Kingdom of Trodain </text:p>
          </table:table-cell>
          <table:table-cell office:value-type="string">
            <text:p>south woods, after Citadel</text:p>
          </table:table-cell>
          <table:table-cell office:value-type="float" office:value="3">
            <text:p>3</text:p>
          </table:table-cell>
          <table:table-cell office:value-type="string">
            <text:p>FD002D0006060307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F1</text:p>
          </table:table-cell>
          <table:table-cell office:value-type="string">
            <text:p>Kingdom of Trodain </text:p>
          </table:table-cell>
          <table:table-cell office:value-type="string">
            <text:p>west cape, after Citadel</text:p>
          </table:table-cell>
          <table:table-cell office:value-type="float" office:value="3">
            <text:p>3</text:p>
          </table:table-cell>
          <table:table-cell office:value-type="string">
            <text:p>FE002D00050403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F2</text:p>
          </table:table-cell>
          <table:table-cell office:value-type="string">
            <text:p>Kingdom of Trodain </text:p>
          </table:table-cell>
          <table:table-cell office:value-type="string">
            <text:p>north plains, day, after Citadel</text:p>
          </table:table-cell>
          <table:table-cell office:value-type="float" office:value="3">
            <text:p>3</text:p>
          </table:table-cell>
          <table:table-cell office:value-type="string">
            <text:p>FF002D0002060108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F3</text:p>
          </table:table-cell>
          <table:table-cell office:value-type="string">
            <text:p>Kingdom of Trodain </text:p>
          </table:table-cell>
          <table:table-cell office:value-type="string">
            <text:p>nor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FF002D00030602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F4</text:p>
          </table:table-cell>
          <table:table-cell office:value-type="string">
            <text:p>Kingdom of Trodain </text:p>
          </table:table-cell>
          <table:table-cell office:value-type="string">
            <text:p>north woods, after Citadel</text:p>
          </table:table-cell>
          <table:table-cell office:value-type="float" office:value="3">
            <text:p>3</text:p>
          </table:table-cell>
          <table:table-cell office:value-type="string">
            <text:p>00012D000505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5</text:p>
          </table:table-cell>
          <table:table-cell office:value-type="string">
            <text:p>Land of the Moles </text:p>
          </table:table-cell>
          <table:table-cell office:value-type="string">
            <text:p>after Citadel</text:p>
          </table:table-cell>
          <table:table-cell office:value-type="float" office:value="3">
            <text:p>3</text:p>
          </table:table-cell>
          <table:table-cell office:value-type="string">
            <text:p>27022D000604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7</text:p>
          </table:table-cell>
          <table:table-cell office:value-type="string">
            <text:p>Baccarat Region </text:p>
          </table:table-cell>
          <table:table-cell office:value-type="string">
            <text:p>north plains, after Citadel</text:p>
          </table:table-cell>
          <table:table-cell office:value-type="float" office:value="3">
            <text:p>3</text:p>
          </table:table-cell>
          <table:table-cell office:value-type="string">
            <text:p>B8032D0005030308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8</text:p>
          </table:table-cell>
          <table:table-cell office:value-type="string">
            <text:p>Baccarat Region </text:p>
          </table:table-cell>
          <table:table-cell office:value-type="string">
            <text:p>north woods, after Citadel</text:p>
          </table:table-cell>
          <table:table-cell office:value-type="float" office:value="3">
            <text:p>3</text:p>
          </table:table-cell>
          <table:table-cell office:value-type="string">
            <text:p>B9032D0005050308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9</text:p>
          </table:table-cell>
          <table:table-cell office:value-type="string">
            <text:p>Baccarat Region </text:p>
          </table:table-cell>
          <table:table-cell office:value-type="string">
            <text:p>south, day, after Citadel</text:p>
          </table:table-cell>
          <table:table-cell office:value-type="float" office:value="3">
            <text:p>3</text:p>
          </table:table-cell>
          <table:table-cell office:value-type="string">
            <text:p>BA032D00060401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A</text:p>
          </table:table-cell>
          <table:table-cell office:value-type="string">
            <text:p>Baccarat Region </text:p>
          </table:table-cell>
          <table:table-cell office:value-type="string">
            <text:p>south, night, after Citadel</text:p>
          </table:table-cell>
          <table:table-cell office:value-type="float" office:value="3">
            <text:p>3</text:p>
          </table:table-cell>
          <table:table-cell office:value-type="string">
            <text:p>BA032D000606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B</text:p>
          </table:table-cell>
          <table:table-cell office:value-type="string">
            <text:p>Baccarat Region </text:p>
          </table:table-cell>
          <table:table-cell office:value-type="string">
            <text:p>plains near tree, day, after Citadel</text:p>
          </table:table-cell>
          <table:table-cell office:value-type="float" office:value="3">
            <text:p>3</text:p>
          </table:table-cell>
          <table:table-cell office:value-type="string">
            <text:p>BB032D000605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C</text:p>
          </table:table-cell>
          <table:table-cell office:value-type="string">
            <text:p>Baccarat Region </text:p>
          </table:table-cell>
          <table:table-cell office:value-type="string">
            <text:p>plains near tree, night, after Citadel</text:p>
          </table:table-cell>
          <table:table-cell office:value-type="float" office:value="3">
            <text:p>3</text:p>
          </table:table-cell>
          <table:table-cell office:value-type="string">
            <text:p>BB032D000606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D</text:p>
          </table:table-cell>
          <table:table-cell office:value-type="string">
            <text:p>Baccarat Region </text:p>
          </table:table-cell>
          <table:table-cell office:value-type="string">
            <text:p>woods near tree, after Citadel</text:p>
          </table:table-cell>
          <table:table-cell office:value-type="float" office:value="3">
            <text:p>3</text:p>
          </table:table-cell>
          <table:table-cell office:value-type="string">
            <text:p>BC032D0004060308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0FE</text:p>
          </table:table-cell>
          <table:table-cell office:value-type="string">
            <text:p>Northwest Isle </text:p>
          </table:table-cell>
          <table:table-cell office:value-type="string">
            <text:p>after Citadel</text:p>
          </table:table-cell>
          <table:table-cell office:value-type="float" office:value="3">
            <text:p>3</text:p>
          </table:table-cell>
          <table:table-cell office:value-type="string">
            <text:p>73062D00060603080000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1">
            <text:p>006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0FF</text:p>
          </table:table-cell>
          <table:table-cell office:value-type="string">
            <text:p>Unnamed Isle </text:p>
          </table:table-cell>
          <table:table-cell office:value-type="string">
            <text:p>isle near farebury, after Citadel</text:p>
          </table:table-cell>
          <table:table-cell office:value-type="float" office:value="3">
            <text:p>3</text:p>
          </table:table-cell>
          <table:table-cell office:value-type="string">
            <text:p>9F072D0004060307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00">
            <text:p>0100</text:p>
          </table:table-cell>
          <table:table-cell office:value-type="string">
            <text:p>Unnamed Isle </text:p>
          </table:table-cell>
          <table:table-cell office:value-type="string">
            <text:p>minnie's island/maella isle, after Citadel</text:p>
          </table:table-cell>
          <table:table-cell office:value-type="float" office:value="3">
            <text:p>3</text:p>
          </table:table-cell>
          <table:table-cell office:value-type="string">
            <text:p>A0072D0005020307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Unnamed Isle </text:p>
          </table:table-cell>
          <table:table-cell office:value-type="string">
            <text:p>southern isles woods, after Citadel</text:p>
          </table:table-cell>
          <table:table-cell office:value-type="float" office:value="3">
            <text:p>3</text:p>
          </table:table-cell>
          <table:table-cell office:value-type="string">
            <text:p>A1072D0007050307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Unnamed Isle </text:p>
          </table:table-cell>
          <table:table-cell office:value-type="string">
            <text:p>southern isles plains, after Citadel</text:p>
          </table:table-cell>
          <table:table-cell office:value-type="float" office:value="3">
            <text:p>3</text:p>
          </table:table-cell>
          <table:table-cell office:value-type="string">
            <text:p>A2072D00030503070000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03">
            <text:p>0103</text:p>
          </table:table-cell>
          <table:table-cell office:value-type="string">
            <text:p>Unnamed Isle </text:p>
          </table:table-cell>
          <table:table-cell office:value-type="string">
            <text:p>uncharted island, after Citadel</text:p>
          </table:table-cell>
          <table:table-cell office:value-type="float" office:value="3">
            <text:p>3</text:p>
          </table:table-cell>
          <table:table-cell office:value-type="string">
            <text:p>A3072D00050503080000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6">
            <text:p>1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04">
            <text:p>0104</text:p>
          </table:table-cell>
          <table:table-cell office:value-type="string">
            <text:p>Holy Isle of Neos </text:p>
          </table:table-cell>
          <table:table-cell office:value-type="string">
            <text:p>day, after Citadel</text:p>
          </table:table-cell>
          <table:table-cell office:value-type="float" office:value="3">
            <text:p>3</text:p>
          </table:table-cell>
          <table:table-cell office:value-type="string">
            <text:p>0F062D00050301060000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05">
            <text:p>0105</text:p>
          </table:table-cell>
          <table:table-cell office:value-type="string">
            <text:p>Holy Isle of Neos </text:p>
          </table:table-cell>
          <table:table-cell office:value-type="string">
            <text:p>night, after Citadel</text:p>
          </table:table-cell>
          <table:table-cell office:value-type="float" office:value="3">
            <text:p>3</text:p>
          </table:table-cell>
          <table:table-cell office:value-type="string">
            <text:p>0F062D00050502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09">
            <text:p>0109</text:p>
          </table:table-cell>
          <table:table-cell office:value-type="string">
            <text:p>Eastern Argonia </text:p>
          </table:table-cell>
          <table:table-cell office:value-type="string">
            <text:p>west plains, day, after Citadel</text:p>
          </table:table-cell>
          <table:table-cell office:value-type="float" office:value="3">
            <text:p>3</text:p>
          </table:table-cell>
          <table:table-cell office:value-type="string">
            <text:p>80042D00060401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6">
            <text:p>06</text:p>
          </table:table-cell>
          <table:table-cell office:value-type="float" office:value="8">
            <text:p>0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0A</text:p>
          </table:table-cell>
          <table:table-cell office:value-type="string">
            <text:p>Eastern Argonia </text:p>
          </table:table-cell>
          <table:table-cell office:value-type="string">
            <text:p>we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80042D00050502080000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8">
            <text:p>0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0B</text:p>
          </table:table-cell>
          <table:table-cell office:value-type="string">
            <text:p>Eastern Argonia </text:p>
          </table:table-cell>
          <table:table-cell office:value-type="string">
            <text:p>west woods, after Citadel</text:p>
          </table:table-cell>
          <table:table-cell office:value-type="float" office:value="3">
            <text:p>3</text:p>
          </table:table-cell>
          <table:table-cell office:value-type="string">
            <text:p>81042D000406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0C</text:p>
          </table:table-cell>
          <table:table-cell office:value-type="string">
            <text:p>Western Argonia </text:p>
          </table:table-cell>
          <table:table-cell office:value-type="string">
            <text:p>east plains, after Citadel</text:p>
          </table:table-cell>
          <table:table-cell office:value-type="float" office:value="3">
            <text:p>3</text:p>
          </table:table-cell>
          <table:table-cell office:value-type="string">
            <text:p>1C042D00060603070000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0D</text:p>
          </table:table-cell>
          <table:table-cell office:value-type="string">
            <text:p>Western Argonia </text:p>
          </table:table-cell>
          <table:table-cell office:value-type="string">
            <text:p>west plains, after Citadel</text:p>
          </table:table-cell>
          <table:table-cell office:value-type="float" office:value="3">
            <text:p>3</text:p>
          </table:table-cell>
          <table:table-cell office:value-type="string">
            <text:p>1D042D000305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6">
            <text:p>06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0E</text:p>
          </table:table-cell>
          <table:table-cell office:value-type="string">
            <text:p>Western Argonia </text:p>
          </table:table-cell>
          <table:table-cell office:value-type="string">
            <text:p>south plains, day, after Citadel</text:p>
          </table:table-cell>
          <table:table-cell office:value-type="float" office:value="3">
            <text:p>3</text:p>
          </table:table-cell>
          <table:table-cell office:value-type="string">
            <text:p>1E042D0006030108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0F</text:p>
          </table:table-cell>
          <table:table-cell office:value-type="string">
            <text:p>Western Argonia </text:p>
          </table:table-cell>
          <table:table-cell office:value-type="string">
            <text:p>sou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1E042D00060402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0">
            <text:p>0110</text:p>
          </table:table-cell>
          <table:table-cell office:value-type="string">
            <text:p>Eastern Argonia </text:p>
          </table:table-cell>
          <table:table-cell office:value-type="string">
            <text:p>east plains, day, after Citadel</text:p>
          </table:table-cell>
          <table:table-cell office:value-type="float" office:value="3">
            <text:p>3</text:p>
          </table:table-cell>
          <table:table-cell office:value-type="string">
            <text:p>82042D00060301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1">
            <text:p>0111</text:p>
          </table:table-cell>
          <table:table-cell office:value-type="string">
            <text:p>Eastern Argonia </text:p>
          </table:table-cell>
          <table:table-cell office:value-type="string">
            <text:p>east plains, night, after Citadel</text:p>
          </table:table-cell>
          <table:table-cell office:value-type="float" office:value="3">
            <text:p>3</text:p>
          </table:table-cell>
          <table:table-cell office:value-type="string">
            <text:p>82042D0006050208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2">
            <text:p>0112</text:p>
          </table:table-cell>
          <table:table-cell office:value-type="string">
            <text:p>Eastern Argonia </text:p>
          </table:table-cell>
          <table:table-cell office:value-type="string">
            <text:p>east woods, after Citadel</text:p>
          </table:table-cell>
          <table:table-cell office:value-type="float" office:value="3">
            <text:p>3</text:p>
          </table:table-cell>
          <table:table-cell office:value-type="string">
            <text:p>83042D00060603080000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3">
            <text:p>0113</text:p>
          </table:table-cell>
          <table:table-cell office:value-type="string">
            <text:p>Eastern Argonia </text:p>
          </table:table-cell>
          <table:table-cell office:value-type="string">
            <text:p>beach, day, after Citadel</text:p>
          </table:table-cell>
          <table:table-cell office:value-type="float" office:value="3">
            <text:p>3</text:p>
          </table:table-cell>
          <table:table-cell office:value-type="string">
            <text:p>84042D00060201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4">
            <text:p>0114</text:p>
          </table:table-cell>
          <table:table-cell office:value-type="string">
            <text:p>Eastern Argonia </text:p>
          </table:table-cell>
          <table:table-cell office:value-type="string">
            <text:p>beach, night, after Citadel</text:p>
          </table:table-cell>
          <table:table-cell office:value-type="float" office:value="3">
            <text:p>3</text:p>
          </table:table-cell>
          <table:table-cell office:value-type="string">
            <text:p>84042D000604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5">
            <text:p>0115</text:p>
          </table:table-cell>
          <table:table-cell office:value-type="string">
            <text:p>Eastern Argonia </text:p>
          </table:table-cell>
          <table:table-cell office:value-type="string">
            <text:p>north plains, day, after Citadel</text:p>
          </table:table-cell>
          <table:table-cell office:value-type="float" office:value="3">
            <text:p>3</text:p>
          </table:table-cell>
          <table:table-cell office:value-type="string">
            <text:p>85042D00060601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6">
            <text:p>0116</text:p>
          </table:table-cell>
          <table:table-cell office:value-type="string">
            <text:p>Eastern Argonia </text:p>
          </table:table-cell>
          <table:table-cell office:value-type="string">
            <text:p>nor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85042D0006070208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7">
            <text:p>0117</text:p>
          </table:table-cell>
          <table:table-cell office:value-type="string">
            <text:p>Eastern Argonia </text:p>
          </table:table-cell>
          <table:table-cell office:value-type="string">
            <text:p>north woods, after Citadel</text:p>
          </table:table-cell>
          <table:table-cell office:value-type="float" office:value="3">
            <text:p>3</text:p>
          </table:table-cell>
          <table:table-cell office:value-type="string">
            <text:p>86042D00040703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8">
            <text:p>0118</text:p>
          </table:table-cell>
          <table:table-cell office:value-type="string">
            <text:p>Eastern Argonia </text:p>
          </table:table-cell>
          <table:table-cell office:value-type="string">
            <text:p>beach coastline, after Citadel</text:p>
          </table:table-cell>
          <table:table-cell office:value-type="float" office:value="3">
            <text:p>3</text:p>
          </table:table-cell>
          <table:table-cell office:value-type="string">
            <text:p>87042D0006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F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0">
            <text:p>010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19">
            <text:p>0119</text:p>
          </table:table-cell>
          <table:table-cell office:value-type="string">
            <text:p>Cape West of Pickham </text:p>
          </table:table-cell>
          <table:table-cell office:value-type="string">
            <text:p>after Citadel</text:p>
          </table:table-cell>
          <table:table-cell office:value-type="float" office:value="3">
            <text:p>3</text:p>
          </table:table-cell>
          <table:table-cell office:value-type="string">
            <text:p>EF022D0006060308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13">
            <text:p>1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1A</text:p>
          </table:table-cell>
          <table:table-cell office:value-type="string">
            <text:p>Desert </text:p>
          </table:table-cell>
          <table:table-cell office:value-type="string">
            <text:p>day, after Citadel</text:p>
          </table:table-cell>
          <table:table-cell office:value-type="float" office:value="3">
            <text:p>3</text:p>
          </table:table-cell>
          <table:table-cell office:value-type="string">
            <text:p>E3042D00060701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1B</text:p>
          </table:table-cell>
          <table:table-cell office:value-type="string">
            <text:p>Desert </text:p>
          </table:table-cell>
          <table:table-cell office:value-type="string">
            <text:p>night, after Citadel</text:p>
          </table:table-cell>
          <table:table-cell office:value-type="float" office:value="3">
            <text:p>3</text:p>
          </table:table-cell>
          <table:table-cell office:value-type="string">
            <text:p>E3042D00060302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1D</text:p>
          </table:table-cell>
          <table:table-cell office:value-type="string">
            <text:p>Arcadia Region </text:p>
          </table:table-cell>
          <table:table-cell office:value-type="string">
            <text:p>south plains, day, after Citadel</text:p>
          </table:table-cell>
          <table:table-cell office:value-type="float" office:value="3">
            <text:p>3</text:p>
          </table:table-cell>
          <table:table-cell office:value-type="string">
            <text:p>48052D000605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1E</text:p>
          </table:table-cell>
          <table:table-cell office:value-type="string">
            <text:p>Arcadia Region </text:p>
          </table:table-cell>
          <table:table-cell office:value-type="string">
            <text:p>sou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48052D00060602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1F</text:p>
          </table:table-cell>
          <table:table-cell office:value-type="string">
            <text:p>Arcadia Region </text:p>
          </table:table-cell>
          <table:table-cell office:value-type="string">
            <text:p>south woods, after Citadel</text:p>
          </table:table-cell>
          <table:table-cell office:value-type="float" office:value="3">
            <text:p>3</text:p>
          </table:table-cell>
          <table:table-cell office:value-type="string">
            <text:p>49052D000506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0">
            <text:p>0120</text:p>
          </table:table-cell>
          <table:table-cell office:value-type="string">
            <text:p>Arcadia Region </text:p>
          </table:table-cell>
          <table:table-cell office:value-type="string">
            <text:p>north plains, day, after Citadel</text:p>
          </table:table-cell>
          <table:table-cell office:value-type="float" office:value="3">
            <text:p>3</text:p>
          </table:table-cell>
          <table:table-cell office:value-type="string">
            <text:p>4A052D000603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1">
            <text:p>0121</text:p>
          </table:table-cell>
          <table:table-cell office:value-type="string">
            <text:p>Arcadia Region </text:p>
          </table:table-cell>
          <table:table-cell office:value-type="string">
            <text:p>north plains, night, after Citadel</text:p>
          </table:table-cell>
          <table:table-cell office:value-type="float" office:value="3">
            <text:p>3</text:p>
          </table:table-cell>
          <table:table-cell office:value-type="string">
            <text:p>4A052D00060602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2">
            <text:p>0122</text:p>
          </table:table-cell>
          <table:table-cell office:value-type="string">
            <text:p>Arcadia Region </text:p>
          </table:table-cell>
          <table:table-cell office:value-type="string">
            <text:p>north woods, after Citadel</text:p>
          </table:table-cell>
          <table:table-cell office:value-type="float" office:value="3">
            <text:p>3</text:p>
          </table:table-cell>
          <table:table-cell office:value-type="string">
            <text:p>4B052D000506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3">
            <text:p>0123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AB052D0006030109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AB052D00060402060000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5">
            <text:p>0125</text:p>
          </table:table-cell>
          <table:table-cell office:value-type="string">
            <text:p>Blizzard Peaks </text:p>
          </table:table-cell>
          <table:table-cell office:value-type="string">
            <text:p>day, after Citadel</text:p>
          </table:table-cell>
          <table:table-cell office:value-type="float" office:value="3">
            <text:p>3</text:p>
          </table:table-cell>
          <table:table-cell office:value-type="string">
            <text:p>AC052D0006060109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6">
            <text:p>0126</text:p>
          </table:table-cell>
          <table:table-cell office:value-type="string">
            <text:p>Blizzard Peaks </text:p>
          </table:table-cell>
          <table:table-cell office:value-type="string">
            <text:p>night, after Citadel</text:p>
          </table:table-cell>
          <table:table-cell office:value-type="float" office:value="3">
            <text:p>3</text:p>
          </table:table-cell>
          <table:table-cell office:value-type="string">
            <text:p>AC052D00040602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7">
            <text:p>0127</text:p>
          </table:table-cell>
          <table:table-cell office:value-type="string">
            <text:p>Areas Accessible by Air </text:p>
          </table:table-cell>
          <table:table-cell office:value-type="string">
            <text:p>generic, day, after Citadel</text:p>
          </table:table-cell>
          <table:table-cell office:value-type="float" office:value="3">
            <text:p>3</text:p>
          </table:table-cell>
          <table:table-cell office:value-type="string">
            <text:p>250B2D00050401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28">
            <text:p>0128</text:p>
          </table:table-cell>
          <table:table-cell office:value-type="string">
            <text:p>Areas Accessible by Air </text:p>
          </table:table-cell>
          <table:table-cell office:value-type="string">
            <text:p>generic, day, after Citadel</text:p>
          </table:table-cell>
          <table:table-cell office:value-type="float" office:value="3">
            <text:p>3</text:p>
          </table:table-cell>
          <table:table-cell office:value-type="string">
            <text:p>250B2D000504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7">
            <text:p>07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29">
            <text:p>0129</text:p>
          </table:table-cell>
          <table:table-cell office:value-type="string">
            <text:p>Untrodden Groves 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53032D00050603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2A</text:p>
          </table:table-cell>
          <table:table-cell office:value-type="string">
            <text:p>Untrodden Groves </text:p>
          </table:table-cell>
          <table:table-cell office:value-type="string">
            <text:p>after Citadel</text:p>
          </table:table-cell>
          <table:table-cell office:value-type="float" office:value="3">
            <text:p>3</text:p>
          </table:table-cell>
          <table:table-cell office:value-type="string">
            <text:p>54032D0005060308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2B</text:p>
          </table:table-cell>
          <table:table-cell office:value-type="string">
            <text:p>Areas Accessible by Air </text:p>
          </table:table-cell>
          <table:table-cell office:value-type="string">
            <text:p>Egeus' tablet, after Citadel</text:p>
          </table:table-cell>
          <table:table-cell office:value-type="float" office:value="3">
            <text:p>3</text:p>
          </table:table-cell>
          <table:table-cell office:value-type="string">
            <text:p>230B2D000405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2C</text:p>
          </table:table-cell>
          <table:table-cell office:value-type="string">
            <text:p>Areas Accessible by Air </text:p>
          </table:table-cell>
          <table:table-cell office:value-type="string">
            <text:p>Howlwind Hill, after Citadel</text:p>
          </table:table-cell>
          <table:table-cell office:value-type="float" office:value="3">
            <text:p>3</text:p>
          </table:table-cell>
          <table:table-cell office:value-type="string">
            <text:p>240B2D000207030C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5F</text:p>
          </table:table-cell>
          <table:table-cell office:value-type="string">
            <text:p>Altar of Wroth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69102B0005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32B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60">
            <text:p>0160</text:p>
          </table:table-cell>
          <table:table-cell office:value-type="string">
            <text:p>Altar of Wroth </text:p>
          </table:table-cell>
          <table:table-cell office:value-type="string">
            <text:p>level 2</text:p>
          </table:table-cell>
          <table:table-cell office:value-type="float" office:value="1">
            <text:p>1</text:p>
          </table:table-cell>
          <table:table-cell office:value-type="string">
            <text:p>6A102B000504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8">
            <text:p>08</text:p>
          </table:table-cell>
          <table:table-cell office:value-type="string">
            <text:p>032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61">
            <text:p>0161</text:p>
          </table:table-cell>
          <table:table-cell office:value-type="string">
            <text:p>Altar of Wroth </text:p>
          </table:table-cell>
          <table:table-cell office:value-type="string">
            <text:p>level 3</text:p>
          </table:table-cell>
          <table:table-cell office:value-type="float" office:value="1">
            <text:p>1</text:p>
          </table:table-cell>
          <table:table-cell office:value-type="string">
            <text:p>6B102B000504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8">
            <text:p>08</text:p>
          </table:table-cell>
          <table:table-cell office:value-type="string">
            <text:p>032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A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string">
            <text:p>032E</text:p>
          </table:table-cell>
          <table:table-cell office:value-type="float" office:value="40">
            <text:p>0000004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6">
            <text:p>06</text:p>
          </table:table-cell>
          <table:table-cell office:value-type="float" office:value="87">
            <text:p>8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2">
            <text:p>0162</text:p>
          </table:table-cell>
          <table:table-cell office:value-type="string">
            <text:p>Altar of Wroth </text:p>
          </table:table-cell>
          <table:table-cell office:value-type="string">
            <text:p>miniboss</text:p>
          </table:table-cell>
          <table:table-cell office:value-type="float" office:value="6">
            <text:p>6</text:p>
          </table:table-cell>
          <table:table-cell office:value-type="string">
            <text:p>78237F0000000304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8">
            <text:p>8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63">
            <text:p>0163</text:p>
          </table:table-cell>
          <table:table-cell office:value-type="string">
            <text:p>Altar of Wroth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7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9">
            <text:p>8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4">
            <text:p>0164</text:p>
          </table:table-cell>
          <table:table-cell office:value-type="string">
            <text:p>Memories Lane </text:p>
          </table:table-cell>
          <table:table-cell office:value-type="string">
            <text:p>Geyzer in Memoriam</text:p>
          </table:table-cell>
          <table:table-cell office:value-type="float" office:value="8">
            <text:p>8</text:p>
          </table:table-cell>
          <table:table-cell office:value-type="string">
            <text:p>7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5">
            <text:p>0165</text:p>
          </table:table-cell>
          <table:table-cell office:value-type="string">
            <text:p>Memories Lane </text:p>
          </table:table-cell>
          <table:table-cell office:value-type="string">
            <text:p>tortured soul in Memoriam</text:p>
          </table:table-cell>
          <table:table-cell office:value-type="float" office:value="8">
            <text:p>8</text:p>
          </table:table-cell>
          <table:table-cell office:value-type="string">
            <text:p>7B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6">
            <text:p>0166</text:p>
          </table:table-cell>
          <table:table-cell office:value-type="string">
            <text:p>Memories Lane </text:p>
          </table:table-cell>
          <table:table-cell office:value-type="string">
            <text:p>trap box in Memoriam</text:p>
          </table:table-cell>
          <table:table-cell office:value-type="float" office:value="8">
            <text:p>8</text:p>
          </table:table-cell>
          <table:table-cell office:value-type="string">
            <text:p>7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7">
            <text:p>0167</text:p>
          </table:table-cell>
          <table:table-cell office:value-type="string">
            <text:p>Memories Lane </text:p>
          </table:table-cell>
          <table:table-cell office:value-type="string">
            <text:p>Don Mole in Memoriam</text:p>
          </table:table-cell>
          <table:table-cell office:value-type="float" office:value="8">
            <text:p>8</text:p>
          </table:table-cell>
          <table:table-cell office:value-type="string">
            <text:p>7D237F0000000305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8">
            <text:p>0168</text:p>
          </table:table-cell>
          <table:table-cell office:value-type="string">
            <text:p>Memories Lane </text:p>
          </table:table-cell>
          <table:table-cell office:value-type="string">
            <text:p>Argon lizard in Memoriam</text:p>
          </table:table-cell>
          <table:table-cell office:value-type="float" office:value="8">
            <text:p>8</text:p>
          </table:table-cell>
          <table:table-cell office:value-type="string">
            <text:p>7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69">
            <text:p>0169</text:p>
          </table:table-cell>
          <table:table-cell office:value-type="string">
            <text:p>Memories Lane </text:p>
          </table:table-cell>
          <table:table-cell office:value-type="string">
            <text:p>Dhoulmagus in Memoriam (1st form)</text:p>
          </table:table-cell>
          <table:table-cell office:value-type="float" office:value="8">
            <text:p>8</text:p>
          </table:table-cell>
          <table:table-cell office:value-type="string">
            <text:p>7F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0">
            <text:p>9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6A</text:p>
          </table:table-cell>
          <table:table-cell office:value-type="string">
            <text:p>Memories Lane </text:p>
          </table:table-cell>
          <table:table-cell office:value-type="string">
            <text:p>Dhoulmagus in Memoriam (2nd form)</text:p>
          </table:table-cell>
          <table:table-cell office:value-type="float" office:value="8">
            <text:p>8</text:p>
          </table:table-cell>
          <table:table-cell office:value-type="string">
            <text:p>8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1">
            <text:p>9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6B</text:p>
          </table:table-cell>
          <table:table-cell office:value-type="string">
            <text:p>Memories Lane </text:p>
          </table:table-cell>
          <table:table-cell office:value-type="string">
            <text:p>Evil Jessica in Memoriam</text:p>
          </table:table-cell>
          <table:table-cell office:value-type="float" office:value="8">
            <text:p>8</text:p>
          </table:table-cell>
          <table:table-cell office:value-type="string">
            <text:p>81237F0000000307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2">
            <text:p>9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6C</text:p>
          </table:table-cell>
          <table:table-cell office:value-type="string">
            <text:p>Memories Lane </text:p>
          </table:table-cell>
          <table:table-cell office:value-type="string">
            <text:p>Captain Crow in Memoriam</text:p>
          </table:table-cell>
          <table:table-cell office:value-type="float" office:value="8">
            <text:p>8</text:p>
          </table:table-cell>
          <table:table-cell office:value-type="string">
            <text:p>8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3">
            <text:p>9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6D</text:p>
          </table:table-cell>
          <table:table-cell office:value-type="string">
            <text:p>Memories Lane </text:p>
          </table:table-cell>
          <table:table-cell office:value-type="string">
            <text:p>Gemon in Memoriam</text:p>
          </table:table-cell>
          <table:table-cell office:value-type="float" office:value="8">
            <text:p>8</text:p>
          </table:table-cell>
          <table:table-cell office:value-type="string">
            <text:p>83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4">
            <text:p>9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6E</text:p>
          </table:table-cell>
          <table:table-cell office:value-type="string">
            <text:p>Memories Lane </text:p>
          </table:table-cell>
          <table:table-cell office:value-type="string">
            <text:p>Sir Leopold in Memoriam</text:p>
          </table:table-cell>
          <table:table-cell office:value-type="float" office:value="8">
            <text:p>8</text:p>
          </table:table-cell>
          <table:table-cell office:value-type="string">
            <text:p>8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5">
            <text:p>9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6F</text:p>
          </table:table-cell>
          <table:table-cell office:value-type="string">
            <text:p>Memories Lane </text:p>
          </table:table-cell>
          <table:table-cell office:value-type="string">
            <text:p>Marcello in Memoriam</text:p>
          </table:table-cell>
          <table:table-cell office:value-type="float" office:value="8">
            <text:p>8</text:p>
          </table:table-cell>
          <table:table-cell office:value-type="string">
            <text:p>85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6">
            <text:p>9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70">
            <text:p>0170</text:p>
          </table:table-cell>
          <table:table-cell office:value-type="string">
            <text:p>Memories Lane </text:p>
          </table:table-cell>
          <table:table-cell office:value-type="string">
            <text:p>dark servant in Memoriam</text:p>
          </table:table-cell>
          <table:table-cell office:value-type="float" office:value="8">
            <text:p>8</text:p>
          </table:table-cell>
          <table:table-cell office:value-type="string">
            <text:p>8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7">
            <text:p>9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71">
            <text:p>0171</text:p>
          </table:table-cell>
          <table:table-cell office:value-type="string">
            <text:p>Memories Lane </text:p>
          </table:table-cell>
          <table:table-cell office:value-type="string">
            <text:p>Ruin in Memoriam</text:p>
          </table:table-cell>
          <table:table-cell office:value-type="float" office:value="8">
            <text:p>8</text:p>
          </table:table-cell>
          <table:table-cell office:value-type="string">
            <text:p>87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8">
            <text:p>9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72">
            <text:p>0172</text:p>
          </table:table-cell>
          <table:table-cell office:value-type="string">
            <text:p>Memories Lane </text:p>
          </table:table-cell>
          <table:table-cell office:value-type="string">
            <text:p>Estark</text:p>
          </table:table-cell>
          <table:table-cell office:value-type="float" office:value="8">
            <text:p>8</text:p>
          </table:table-cell>
          <table:table-cell office:value-type="string">
            <text:p>88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9">
            <text:p>9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91">
            <text:p>0191</text:p>
          </table:table-cell>
          <table:table-cell office:value-type="string">
            <text:p>Farebury Region </text:p>
          </table:table-cell>
          <table:table-cell office:value-type="string">
            <text:p>wooded opening</text:p>
          </table:table-cell>
          <table:table-cell office:value-type="float" office:value="6">
            <text:p>6</text:p>
          </table:table-cell>
          <table:table-cell office:value-type="string">
            <text:p>29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1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92">
            <text:p>0192</text:p>
          </table:table-cell>
          <table:table-cell office:value-type="string">
            <text:p>Waterfall Cave </text:p>
          </table:table-cell>
          <table:table-cell office:value-type="string">
            <text:p>miniboss</text:p>
          </table:table-cell>
          <table:table-cell office:value-type="float" office:value="6">
            <text:p>6</text:p>
          </table:table-cell>
          <table:table-cell office:value-type="string">
            <text:p>2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0">
            <text:p>2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3">
            <text:p>0193</text:p>
          </table:table-cell>
          <table:table-cell office:value-type="string">
            <text:p>Waterfall Cave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2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1">
            <text:p>2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4">
            <text:p>0194</text:p>
          </table:table-cell>
          <table:table-cell office:value-type="string">
            <text:p>Alexandria Region </text:p>
          </table:table-cell>
          <table:table-cell office:value-type="string">
            <text:p>Alexandria gate</text:p>
          </table:table-cell>
          <table:table-cell office:value-type="float" office:value="6">
            <text:p>6</text:p>
          </table:table-cell>
          <table:table-cell office:value-type="string">
            <text:p>2C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2">
            <text:p>2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95">
            <text:p>0195</text:p>
          </table:table-cell>
          <table:table-cell office:value-type="string">
            <text:p>Ocean </text:p>
          </table:table-cell>
          <table:table-cell office:value-type="string">
            <text:p>Khalamari boss</text:p>
          </table:table-cell>
          <table:table-cell office:value-type="float" office:value="6">
            <text:p>6</text:p>
          </table:table-cell>
          <table:table-cell office:value-type="string">
            <text:p>2D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3">
            <text:p>2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6">
            <text:p>0196</text:p>
          </table:table-cell>
          <table:table-cell office:value-type="string">
            <text:p>Ruined Abbey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2E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4">
            <text:p>2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7">
            <text:p>0197</text:p>
          </table:table-cell>
          <table:table-cell office:value-type="string">
            <text:p>Swordsman's Labyrinth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2F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5">
            <text:p>2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8">
            <text:p>0198</text:p>
          </table:table-cell>
          <table:table-cell office:value-type="string">
            <text:p>Mole Hole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30237F0000000305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6">
            <text:p>2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99">
            <text:p>0199</text:p>
          </table:table-cell>
          <table:table-cell office:value-type="string">
            <text:p>Royal Hunting Ground </text:p>
          </table:table-cell>
          <table:table-cell office:value-type="string">
            <text:p>Argon lizard #1</text:p>
          </table:table-cell>
          <table:table-cell office:value-type="float" office:value="6">
            <text:p>6</text:p>
          </table:table-cell>
          <table:table-cell office:value-type="string">
            <text:p>3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7">
            <text:p>2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9A</text:p>
          </table:table-cell>
          <table:table-cell office:value-type="string">
            <text:p>Royal Hunting Ground </text:p>
          </table:table-cell>
          <table:table-cell office:value-type="string">
            <text:p>Argon lizard #2</text:p>
          </table:table-cell>
          <table:table-cell office:value-type="float" office:value="6">
            <text:p>6</text:p>
          </table:table-cell>
          <table:table-cell office:value-type="string">
            <text:p>3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8">
            <text:p>2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9B</text:p>
          </table:table-cell>
          <table:table-cell office:value-type="string">
            <text:p>Royal Hunting Ground </text:p>
          </table:table-cell>
          <table:table-cell office:value-type="string">
            <text:p>Argon lizard #3</text:p>
          </table:table-cell>
          <table:table-cell office:value-type="float" office:value="6">
            <text:p>6</text:p>
          </table:table-cell>
          <table:table-cell office:value-type="string">
            <text:p>3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9">
            <text:p>2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9C</text:p>
          </table:table-cell>
          <table:table-cell office:value-type="string">
            <text:p>Royal Hunting Ground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3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9D</text:p>
          </table:table-cell>
          <table:table-cell office:value-type="string">
            <text:p>Ocean </text:p>
          </table:table-cell>
          <table:table-cell office:value-type="string">
            <text:p>Arcadia underpass</text:p>
          </table:table-cell>
          <table:table-cell office:value-type="float" office:value="0">
            <text:p>0</text:p>
          </table:table-cell>
          <table:table-cell office:value-type="string">
            <text:p>35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9E</text:p>
          </table:table-cell>
          <table:table-cell office:value-type="string">
            <text:p>Dark Ruins </text:p>
          </table:table-cell>
          <table:table-cell office:value-type="string">
            <text:p>boss (1st form)</text:p>
          </table:table-cell>
          <table:table-cell office:value-type="float" office:value="6">
            <text:p>6</text:p>
          </table:table-cell>
          <table:table-cell office:value-type="string">
            <text:p>3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9F</text:p>
          </table:table-cell>
          <table:table-cell office:value-type="string">
            <text:p>Dark Ruins </text:p>
          </table:table-cell>
          <table:table-cell office:value-type="string">
            <text:p>boss (2nd form)</text:p>
          </table:table-cell>
          <table:table-cell office:value-type="float" office:value="6">
            <text:p>6</text:p>
          </table:table-cell>
          <table:table-cell office:value-type="string">
            <text:p>37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A0</text:p>
          </table:table-cell>
          <table:table-cell office:value-type="string">
            <text:p>Arcadia Region </text:p>
          </table:table-cell>
          <table:table-cell office:value-type="string">
            <text:p>Evil Jessica</text:p>
          </table:table-cell>
          <table:table-cell office:value-type="float" office:value="6">
            <text:p>6</text:p>
          </table:table-cell>
          <table:table-cell office:value-type="string">
            <text:p>38237F0000000307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1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6">
            <text:p>6</text:p>
          </table:table-cell>
          <table:table-cell office:value-type="string">
            <text:p>39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2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6">
            <text:p>6</text:p>
          </table:table-cell>
          <table:table-cell office:value-type="string">
            <text:p>3A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0">
            <text:p>3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3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6">
            <text:p>6</text:p>
          </table:table-cell>
          <table:table-cell office:value-type="string">
            <text:p>3B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1">
            <text:p>3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4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6">
            <text:p>6</text:p>
          </table:table-cell>
          <table:table-cell office:value-type="string">
            <text:p>3C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2">
            <text:p>3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5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6">
            <text:p>6</text:p>
          </table:table-cell>
          <table:table-cell office:value-type="string">
            <text:p>3D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3">
            <text:p>3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A6</text:p>
          </table:table-cell>
          <table:table-cell office:value-type="string">
            <text:p>Pirate's Cove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3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4">
            <text:p>3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A7</text:p>
          </table:table-cell>
          <table:table-cell office:value-type="string">
            <text:p>Dragon Graveyard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3F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5">
            <text:p>3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8</text:p>
          </table:table-cell>
          <table:table-cell office:value-type="string">
            <text:p>World of Darkness </text:p>
          </table:table-cell>
          <table:table-cell office:value-type="string">
            <text:p>Empyrea</text:p>
          </table:table-cell>
          <table:table-cell office:value-type="float" office:value="6">
            <text:p>6</text:p>
          </table:table-cell>
          <table:table-cell office:value-type="string">
            <text:p>4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6">
            <text:p>3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9</text:p>
          </table:table-cell>
          <table:table-cell office:value-type="string">
            <text:p>World of Darkness </text:p>
          </table:table-cell>
          <table:table-cell office:value-type="string">
            <text:p>Godbird's Eyrie boss</text:p>
          </table:table-cell>
          <table:table-cell office:value-type="float" office:value="6">
            <text:p>6</text:p>
          </table:table-cell>
          <table:table-cell office:value-type="string">
            <text:p>41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7">
            <text:p>3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A</text:p>
          </table:table-cell>
          <table:table-cell office:value-type="string">
            <text:p>Savella Area </text:p>
          </table:table-cell>
          <table:table-cell office:value-type="string">
            <text:p>Lord High Priest's Residence</text:p>
          </table:table-cell>
          <table:table-cell office:value-type="float" office:value="6">
            <text:p>6</text:p>
          </table:table-cell>
          <table:table-cell office:value-type="string">
            <text:p>4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8">
            <text:p>3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B</text:p>
          </table:table-cell>
          <table:table-cell office:value-type="string">
            <text:p>Holy Isle of Neos </text:p>
          </table:table-cell>
          <table:table-cell office:value-type="string">
            <text:p>Marcello</text:p>
          </table:table-cell>
          <table:table-cell office:value-type="float" office:value="6">
            <text:p>6</text:p>
          </table:table-cell>
          <table:table-cell office:value-type="string">
            <text:p>4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9">
            <text:p>3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AC</text:p>
          </table:table-cell>
          <table:table-cell office:value-type="string">
            <text:p>Baccarat Region </text:p>
          </table:table-cell>
          <table:table-cell office:value-type="string">
            <text:p>king squid encounter</text:p>
          </table:table-cell>
          <table:table-cell office:value-type="float" office:value="6">
            <text:p>6</text:p>
          </table:table-cell>
          <table:table-cell office:value-type="string">
            <text:p>4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AD</text:p>
          </table:table-cell>
          <table:table-cell office:value-type="string">
            <text:p>Trolls' Maze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45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AE</text:p>
          </table:table-cell>
          <table:table-cell office:value-type="string">
            <text:p>Black Citadel </text:p>
          </table:table-cell>
          <table:table-cell office:value-type="string">
            <text:p>boss</text:p>
          </table:table-cell>
          <table:table-cell office:value-type="float" office:value="6">
            <text:p>6</text:p>
          </table:table-cell>
          <table:table-cell office:value-type="string">
            <text:p>46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AF</text:p>
          </table:table-cell>
          <table:table-cell office:value-type="string">
            <text:p>Black Citadel </text:p>
          </table:table-cell>
          <table:table-cell office:value-type="string">
            <text:p>miniboss #1</text:p>
          </table:table-cell>
          <table:table-cell office:value-type="float" office:value="6">
            <text:p>6</text:p>
          </table:table-cell>
          <table:table-cell office:value-type="string">
            <text:p>47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B0</text:p>
          </table:table-cell>
          <table:table-cell office:value-type="string">
            <text:p>Black Citadel </text:p>
          </table:table-cell>
          <table:table-cell office:value-type="string">
            <text:p>miniboss #2</text:p>
          </table:table-cell>
          <table:table-cell office:value-type="float" office:value="6">
            <text:p>6</text:p>
          </table:table-cell>
          <table:table-cell office:value-type="string">
            <text:p>48237F0000000304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B1</text:p>
          </table:table-cell>
          <table:table-cell office:value-type="string">
            <text:p>Black Citadel </text:p>
          </table:table-cell>
          <table:table-cell office:value-type="string">
            <text:p>miniboss #3</text:p>
          </table:table-cell>
          <table:table-cell office:value-type="float" office:value="6">
            <text:p>6</text:p>
          </table:table-cell>
          <table:table-cell office:value-type="string">
            <text:p>4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B2</text:p>
          </table:table-cell>
          <table:table-cell office:value-type="string">
            <text:p>Black Citadel </text:p>
          </table:table-cell>
          <table:table-cell office:value-type="string">
            <text:p>miniboss #4</text:p>
          </table:table-cell>
          <table:table-cell office:value-type="float" office:value="6">
            <text:p>6</text:p>
          </table:table-cell>
          <table:table-cell office:value-type="string">
            <text:p>4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0">
            <text:p>4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3</text:p>
          </table:table-cell>
          <table:table-cell office:value-type="string">
            <text:p>Areas Accessible by Air </text:p>
          </table:table-cell>
          <table:table-cell office:value-type="string">
            <text:p>final boss (barrier)</text:p>
          </table:table-cell>
          <table:table-cell office:value-type="float" office:value="6">
            <text:p>6</text:p>
          </table:table-cell>
          <table:table-cell office:value-type="string">
            <text:p>4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1">
            <text:p>4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4</text:p>
          </table:table-cell>
          <table:table-cell office:value-type="string">
            <text:p>Areas Accessible by Air </text:p>
          </table:table-cell>
          <table:table-cell office:value-type="string">
            <text:p>final boss</text:p>
          </table:table-cell>
          <table:table-cell office:value-type="float" office:value="6">
            <text:p>6</text:p>
          </table:table-cell>
          <table:table-cell office:value-type="string">
            <text:p>4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2">
            <text:p>4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5</text:p>
          </table:table-cell>
          <table:table-cell office:value-type="string">
            <text:p>Heavenly Dais </text:p>
          </table:table-cell>
          <table:table-cell office:value-type="string">
            <text:p>boss (dragon)</text:p>
          </table:table-cell>
          <table:table-cell office:value-type="float" office:value="7">
            <text:p>7</text:p>
          </table:table-cell>
          <table:table-cell office:value-type="string">
            <text:p>4D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3">
            <text:p>4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6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4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4">
            <text:p>4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7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4F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5">
            <text:p>4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8</text:p>
          </table:table-cell>
          <table:table-cell office:value-type="string">
            <text:p>Monster Arena</text:p>
          </table:table-cell>
          <table:table-cell office:value-type="string">
            <text:p>Rank G-1</text:p>
          </table:table-cell>
          <table:table-cell office:value-type="float" office:value="4">
            <text:p>4</text:p>
          </table:table-cell>
          <table:table-cell office:value-type="string">
            <text:p>8C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9</text:p>
          </table:table-cell>
          <table:table-cell office:value-type="string">
            <text:p>Monster Arena</text:p>
          </table:table-cell>
          <table:table-cell office:value-type="string">
            <text:p>Rank G-2</text:p>
          </table:table-cell>
          <table:table-cell office:value-type="float" office:value="4">
            <text:p>4</text:p>
          </table:table-cell>
          <table:table-cell office:value-type="string">
            <text:p>8D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A</text:p>
          </table:table-cell>
          <table:table-cell office:value-type="string">
            <text:p>Monster Arena</text:p>
          </table:table-cell>
          <table:table-cell office:value-type="string">
            <text:p>Rank G-3</text:p>
          </table:table-cell>
          <table:table-cell office:value-type="float" office:value="4">
            <text:p>4</text:p>
          </table:table-cell>
          <table:table-cell office:value-type="string">
            <text:p>8E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B</text:p>
          </table:table-cell>
          <table:table-cell office:value-type="string">
            <text:p>Monster Arena</text:p>
          </table:table-cell>
          <table:table-cell office:value-type="string">
            <text:p>Rank F-1</text:p>
          </table:table-cell>
          <table:table-cell office:value-type="float" office:value="4">
            <text:p>4</text:p>
          </table:table-cell>
          <table:table-cell office:value-type="string">
            <text:p>8F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C</text:p>
          </table:table-cell>
          <table:table-cell office:value-type="string">
            <text:p>Monster Arena</text:p>
          </table:table-cell>
          <table:table-cell office:value-type="string">
            <text:p>Rank F-2</text:p>
          </table:table-cell>
          <table:table-cell office:value-type="float" office:value="4">
            <text:p>4</text:p>
          </table:table-cell>
          <table:table-cell office:value-type="string">
            <text:p>90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0">
            <text:p>5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D</text:p>
          </table:table-cell>
          <table:table-cell office:value-type="string">
            <text:p>Monster Arena</text:p>
          </table:table-cell>
          <table:table-cell office:value-type="string">
            <text:p>Rank F-3</text:p>
          </table:table-cell>
          <table:table-cell office:value-type="float" office:value="4">
            <text:p>4</text:p>
          </table:table-cell>
          <table:table-cell office:value-type="string">
            <text:p>91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1">
            <text:p>5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E</text:p>
          </table:table-cell>
          <table:table-cell office:value-type="string">
            <text:p>Monster Arena</text:p>
          </table:table-cell>
          <table:table-cell office:value-type="string">
            <text:p>Rank E-1</text:p>
          </table:table-cell>
          <table:table-cell office:value-type="float" office:value="4">
            <text:p>4</text:p>
          </table:table-cell>
          <table:table-cell office:value-type="string">
            <text:p>92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2">
            <text:p>5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BF</text:p>
          </table:table-cell>
          <table:table-cell office:value-type="string">
            <text:p>Monster Arena</text:p>
          </table:table-cell>
          <table:table-cell office:value-type="string">
            <text:p>Rank E-2</text:p>
          </table:table-cell>
          <table:table-cell office:value-type="float" office:value="4">
            <text:p>4</text:p>
          </table:table-cell>
          <table:table-cell office:value-type="string">
            <text:p>93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3">
            <text:p>5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0</text:p>
          </table:table-cell>
          <table:table-cell office:value-type="string">
            <text:p>Monster Arena</text:p>
          </table:table-cell>
          <table:table-cell office:value-type="string">
            <text:p>Rank E-3</text:p>
          </table:table-cell>
          <table:table-cell office:value-type="float" office:value="4">
            <text:p>4</text:p>
          </table:table-cell>
          <table:table-cell office:value-type="string">
            <text:p>94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4">
            <text:p>5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1</text:p>
          </table:table-cell>
          <table:table-cell office:value-type="string">
            <text:p>Monster Arena</text:p>
          </table:table-cell>
          <table:table-cell office:value-type="string">
            <text:p>Rank D-1</text:p>
          </table:table-cell>
          <table:table-cell office:value-type="float" office:value="4">
            <text:p>4</text:p>
          </table:table-cell>
          <table:table-cell office:value-type="string">
            <text:p>95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5">
            <text:p>5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2</text:p>
          </table:table-cell>
          <table:table-cell office:value-type="string">
            <text:p>Monster Arena</text:p>
          </table:table-cell>
          <table:table-cell office:value-type="string">
            <text:p>Rank D-2</text:p>
          </table:table-cell>
          <table:table-cell office:value-type="float" office:value="4">
            <text:p>4</text:p>
          </table:table-cell>
          <table:table-cell office:value-type="string">
            <text:p>9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6">
            <text:p>5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3</text:p>
          </table:table-cell>
          <table:table-cell office:value-type="string">
            <text:p>Monster Arena</text:p>
          </table:table-cell>
          <table:table-cell office:value-type="string">
            <text:p>Rank D-3</text:p>
          </table:table-cell>
          <table:table-cell office:value-type="float" office:value="4">
            <text:p>4</text:p>
          </table:table-cell>
          <table:table-cell office:value-type="string">
            <text:p>97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7">
            <text:p>5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4</text:p>
          </table:table-cell>
          <table:table-cell office:value-type="string">
            <text:p>Monster Arena</text:p>
          </table:table-cell>
          <table:table-cell office:value-type="string">
            <text:p>Rank C-1</text:p>
          </table:table-cell>
          <table:table-cell office:value-type="float" office:value="4">
            <text:p>4</text:p>
          </table:table-cell>
          <table:table-cell office:value-type="string">
            <text:p>98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8">
            <text:p>5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5</text:p>
          </table:table-cell>
          <table:table-cell office:value-type="string">
            <text:p>Monster Arena</text:p>
          </table:table-cell>
          <table:table-cell office:value-type="string">
            <text:p>Rank C-2</text:p>
          </table:table-cell>
          <table:table-cell office:value-type="float" office:value="4">
            <text:p>4</text:p>
          </table:table-cell>
          <table:table-cell office:value-type="string">
            <text:p>99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9">
            <text:p>5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6</text:p>
          </table:table-cell>
          <table:table-cell office:value-type="string">
            <text:p>Monster Arena</text:p>
          </table:table-cell>
          <table:table-cell office:value-type="string">
            <text:p>Rank C-3</text:p>
          </table:table-cell>
          <table:table-cell office:value-type="float" office:value="4">
            <text:p>4</text:p>
          </table:table-cell>
          <table:table-cell office:value-type="string">
            <text:p>9A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7</text:p>
          </table:table-cell>
          <table:table-cell office:value-type="string">
            <text:p>Monster Arena</text:p>
          </table:table-cell>
          <table:table-cell office:value-type="string">
            <text:p>Rank B-1</text:p>
          </table:table-cell>
          <table:table-cell office:value-type="float" office:value="4">
            <text:p>4</text:p>
          </table:table-cell>
          <table:table-cell office:value-type="string">
            <text:p>9B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8</text:p>
          </table:table-cell>
          <table:table-cell office:value-type="string">
            <text:p>Monster Arena</text:p>
          </table:table-cell>
          <table:table-cell office:value-type="string">
            <text:p>Rank B-2</text:p>
          </table:table-cell>
          <table:table-cell office:value-type="float" office:value="4">
            <text:p>4</text:p>
          </table:table-cell>
          <table:table-cell office:value-type="string">
            <text:p>9C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9</text:p>
          </table:table-cell>
          <table:table-cell office:value-type="string">
            <text:p>Monster Arena</text:p>
          </table:table-cell>
          <table:table-cell office:value-type="string">
            <text:p>Rank B-3</text:p>
          </table:table-cell>
          <table:table-cell office:value-type="float" office:value="4">
            <text:p>4</text:p>
          </table:table-cell>
          <table:table-cell office:value-type="string">
            <text:p>9D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A</text:p>
          </table:table-cell>
          <table:table-cell office:value-type="string">
            <text:p>Monster Arena</text:p>
          </table:table-cell>
          <table:table-cell office:value-type="string">
            <text:p>Rank A-1</text:p>
          </table:table-cell>
          <table:table-cell office:value-type="float" office:value="4">
            <text:p>4</text:p>
          </table:table-cell>
          <table:table-cell office:value-type="string">
            <text:p>9E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B</text:p>
          </table:table-cell>
          <table:table-cell office:value-type="string">
            <text:p>Monster Arena</text:p>
          </table:table-cell>
          <table:table-cell office:value-type="string">
            <text:p>Rank A-2</text:p>
          </table:table-cell>
          <table:table-cell office:value-type="float" office:value="4">
            <text:p>4</text:p>
          </table:table-cell>
          <table:table-cell office:value-type="string">
            <text:p>9F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C</text:p>
          </table:table-cell>
          <table:table-cell office:value-type="string">
            <text:p>Monster Arena</text:p>
          </table:table-cell>
          <table:table-cell office:value-type="string">
            <text:p>Rank A-3</text:p>
          </table:table-cell>
          <table:table-cell office:value-type="float" office:value="4">
            <text:p>4</text:p>
          </table:table-cell>
          <table:table-cell office:value-type="string">
            <text:p>A0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0">
            <text:p>6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D</text:p>
          </table:table-cell>
          <table:table-cell office:value-type="string">
            <text:p>Monster Arena</text:p>
          </table:table-cell>
          <table:table-cell office:value-type="string">
            <text:p>Rank S-1</text:p>
          </table:table-cell>
          <table:table-cell office:value-type="float" office:value="4">
            <text:p>4</text:p>
          </table:table-cell>
          <table:table-cell office:value-type="string">
            <text:p>A1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1">
            <text:p>6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E</text:p>
          </table:table-cell>
          <table:table-cell office:value-type="string">
            <text:p>Monster Arena</text:p>
          </table:table-cell>
          <table:table-cell office:value-type="string">
            <text:p>Rank S-2</text:p>
          </table:table-cell>
          <table:table-cell office:value-type="float" office:value="4">
            <text:p>4</text:p>
          </table:table-cell>
          <table:table-cell office:value-type="string">
            <text:p>A2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2">
            <text:p>6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CF</text:p>
          </table:table-cell>
          <table:table-cell office:value-type="string">
            <text:p>Monster Arena</text:p>
          </table:table-cell>
          <table:table-cell office:value-type="string">
            <text:p>Rank S-3</text:p>
          </table:table-cell>
          <table:table-cell office:value-type="float" office:value="4">
            <text:p>4</text:p>
          </table:table-cell>
          <table:table-cell office:value-type="string">
            <text:p>A3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3">
            <text:p>6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0</text:p>
          </table:table-cell>
          <table:table-cell office:value-type="string">
            <text:p>Monster Arena</text:p>
          </table:table-cell>
          <table:table-cell office:value-type="string">
            <text:p>Team Battle</text:p>
          </table:table-cell>
          <table:table-cell office:value-type="float" office:value="0">
            <text:p>0</text:p>
          </table:table-cell>
          <table:table-cell office:value-type="string">
            <text:p>A4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4">
            <text:p>6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1</text:p>
          </table:table-cell>
          <table:table-cell table:style-name="Default" office:value-type="string">
            <text:p>Treasure Chest</text:p>
          </table:table-cell>
          <table:table-cell office:value-type="string">
            <text:p>weak</text:p>
          </table:table-cell>
          <table:table-cell office:value-type="float" office:value="9">
            <text:p>9</text:p>
          </table:table-cell>
          <table:table-cell office:value-type="string">
            <text:p>F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5">
            <text:p>6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2</text:p>
          </table:table-cell>
          <table:table-cell table:style-name="Default" office:value-type="string">
            <text:p>Treasure Chest</text:p>
          </table:table-cell>
          <table:table-cell office:value-type="string">
            <text:p>medium</text:p>
          </table:table-cell>
          <table:table-cell office:value-type="float" office:value="9">
            <text:p>9</text:p>
          </table:table-cell>
          <table:table-cell office:value-type="string">
            <text:p>F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6">
            <text:p>6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3</text:p>
          </table:table-cell>
          <table:table-cell table:style-name="Default" office:value-type="string">
            <text:p>Treasure Chest</text:p>
          </table:table-cell>
          <table:table-cell office:value-type="string">
            <text:p>strong</text:p>
          </table:table-cell>
          <table:table-cell office:value-type="float" office:value="9">
            <text:p>9</text:p>
          </table:table-cell>
          <table:table-cell office:value-type="string">
            <text:p>F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7">
            <text:p>6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4</text:p>
          </table:table-cell>
          <table:table-cell table:style-name="Default"/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AD262F000000030C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5</text:p>
          </table:table-cell>
          <table:table-cell office:value-type="string">
            <text:p>Heavenly Dais </text:p>
          </table:table-cell>
          <table:table-cell office:value-type="string">
            <text:p>boss (dragon)</text:p>
          </table:table-cell>
          <table:table-cell office:value-type="float" office:value="7">
            <text:p>7</text:p>
          </table:table-cell>
          <table:table-cell office:value-type="string">
            <text:p>5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8">
            <text:p>6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6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5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9">
            <text:p>6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7</text:p>
          </table:table-cell>
          <table:table-cell office:value-type="string">
            <text:p>Heavenly Dais </text:p>
          </table:table-cell>
          <table:table-cell office:value-type="string">
            <text:p>Trial #1</text:p>
          </table:table-cell>
          <table:table-cell office:value-type="float" office:value="7">
            <text:p>7</text:p>
          </table:table-cell>
          <table:table-cell office:value-type="string">
            <text:p>5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8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5D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9</text:p>
          </table:table-cell>
          <table:table-cell office:value-type="string">
            <text:p>Heavenly Dais </text:p>
          </table:table-cell>
          <table:table-cell office:value-type="string">
            <text:p>Trial #2</text:p>
          </table:table-cell>
          <table:table-cell office:value-type="float" office:value="7">
            <text:p>7</text:p>
          </table:table-cell>
          <table:table-cell office:value-type="string">
            <text:p>5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A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5F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B</text:p>
          </table:table-cell>
          <table:table-cell office:value-type="string">
            <text:p>Heavenly Dais </text:p>
          </table:table-cell>
          <table:table-cell office:value-type="string">
            <text:p>Trial #3</text:p>
          </table:table-cell>
          <table:table-cell office:value-type="float" office:value="7">
            <text:p>7</text:p>
          </table:table-cell>
          <table:table-cell office:value-type="string">
            <text:p>6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C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6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D</text:p>
          </table:table-cell>
          <table:table-cell office:value-type="string">
            <text:p>Heavenly Dais </text:p>
          </table:table-cell>
          <table:table-cell office:value-type="string">
            <text:p>Trial #4</text:p>
          </table:table-cell>
          <table:table-cell office:value-type="float" office:value="7">
            <text:p>7</text:p>
          </table:table-cell>
          <table:table-cell office:value-type="string">
            <text:p>6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0">
            <text:p>7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E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6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1">
            <text:p>7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DF</text:p>
          </table:table-cell>
          <table:table-cell office:value-type="string">
            <text:p>Heavenly Dais </text:p>
          </table:table-cell>
          <table:table-cell office:value-type="string">
            <text:p>Trial #5</text:p>
          </table:table-cell>
          <table:table-cell office:value-type="float" office:value="7">
            <text:p>7</text:p>
          </table:table-cell>
          <table:table-cell office:value-type="string">
            <text:p>6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2">
            <text:p>7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0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65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3">
            <text:p>7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1</text:p>
          </table:table-cell>
          <table:table-cell office:value-type="string">
            <text:p>Heavenly Dais </text:p>
          </table:table-cell>
          <table:table-cell office:value-type="string">
            <text:p>Trial #6</text:p>
          </table:table-cell>
          <table:table-cell office:value-type="float" office:value="7">
            <text:p>7</text:p>
          </table:table-cell>
          <table:table-cell office:value-type="string">
            <text:p>66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4">
            <text:p>7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2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7">
            <text:p>7</text:p>
          </table:table-cell>
          <table:table-cell office:value-type="string">
            <text:p>67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5">
            <text:p>7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3</text:p>
          </table:table-cell>
          <table:table-cell office:value-type="string">
            <text:p>Heavenly Dais </text:p>
          </table:table-cell>
          <table:table-cell office:value-type="string">
            <text:p>Trial #7</text:p>
          </table:table-cell>
          <table:table-cell office:value-type="float" office:value="7">
            <text:p>7</text:p>
          </table:table-cell>
          <table:table-cell office:value-type="string">
            <text:p>68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6">
            <text:p>7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4</text:p>
          </table:table-cell>
          <table:table-cell office:value-type="string">
            <text:p>Heavenly Dais </text:p>
          </table:table-cell>
          <table:table-cell office:value-type="string">
            <text:p>Trial #8-1</text:p>
          </table:table-cell>
          <table:table-cell office:value-type="float" office:value="7">
            <text:p>7</text:p>
          </table:table-cell>
          <table:table-cell office:value-type="string">
            <text:p>6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7">
            <text:p>7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5</text:p>
          </table:table-cell>
          <table:table-cell office:value-type="string">
            <text:p>Heavenly Dais </text:p>
          </table:table-cell>
          <table:table-cell office:value-type="string">
            <text:p>Trial #8-2</text:p>
          </table:table-cell>
          <table:table-cell office:value-type="float" office:value="7">
            <text:p>7</text:p>
          </table:table-cell>
          <table:table-cell office:value-type="string">
            <text:p>6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8">
            <text:p>7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6</text:p>
          </table:table-cell>
          <table:table-cell office:value-type="string">
            <text:p>Heavenly Dais </text:p>
          </table:table-cell>
          <table:table-cell office:value-type="string">
            <text:p>Trial #8-3</text:p>
          </table:table-cell>
          <table:table-cell office:value-type="float" office:value="7">
            <text:p>7</text:p>
          </table:table-cell>
          <table:table-cell office:value-type="string">
            <text:p>6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9">
            <text:p>7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7</text:p>
          </table:table-cell>
          <table:table-cell office:value-type="string">
            <text:p>Heavenly Dais </text:p>
          </table:table-cell>
          <table:table-cell office:value-type="string">
            <text:p>Trial #8-4</text:p>
          </table:table-cell>
          <table:table-cell office:value-type="float" office:value="7">
            <text:p>7</text:p>
          </table:table-cell>
          <table:table-cell office:value-type="string">
            <text:p>6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8</text:p>
          </table:table-cell>
          <table:table-cell office:value-type="string">
            <text:p>Heavenly Dais </text:p>
          </table:table-cell>
          <table:table-cell office:value-type="string">
            <text:p>Trial #8-5</text:p>
          </table:table-cell>
          <table:table-cell office:value-type="float" office:value="7">
            <text:p>7</text:p>
          </table:table-cell>
          <table:table-cell office:value-type="string">
            <text:p>6D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9</text:p>
          </table:table-cell>
          <table:table-cell office:value-type="string">
            <text:p>Heavenly Dais </text:p>
          </table:table-cell>
          <table:table-cell office:value-type="string">
            <text:p>Trial #8-6</text:p>
          </table:table-cell>
          <table:table-cell office:value-type="float" office:value="7">
            <text:p>7</text:p>
          </table:table-cell>
          <table:table-cell office:value-type="string">
            <text:p>6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EA</text:p>
          </table:table-cell>
          <table:table-cell office:value-type="string">
            <text:p>Kingdom of Trodain </text:p>
          </table:table-cell>
          <table:table-cell office:value-type="string">
            <text:p>Mumbuh-jumboe</text:p>
          </table:table-cell>
          <table:table-cell office:value-type="float" office:value="0">
            <text:p>0</text:p>
          </table:table-cell>
          <table:table-cell office:value-type="string">
            <text:p>B7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EB</text:p>
          </table:table-cell>
          <table:table-cell office:value-type="string">
            <text:p>Cape West of Pickham </text:p>
          </table:table-cell>
          <table:table-cell office:value-type="string">
            <text:p>Jabberwockee</text:p>
          </table:table-cell>
          <table:table-cell office:value-type="float" office:value="0">
            <text:p>0</text:p>
          </table:table-cell>
          <table:table-cell office:value-type="string">
            <text:p>B8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EC</text:p>
          </table:table-cell>
          <table:table-cell office:value-type="string">
            <text:p>Rydon's Tower </text:p>
          </table:table-cell>
          <table:table-cell office:value-type="string">
            <text:p>Jabberwockee</text:p>
          </table:table-cell>
          <table:table-cell office:value-type="float" office:value="0">
            <text:p>0</text:p>
          </table:table-cell>
          <table:table-cell office:value-type="string">
            <text:p>B9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ED</text:p>
          </table:table-cell>
          <table:table-cell office:value-type="string">
            <text:p>Heavenly Dais </text:p>
          </table:table-cell>
          <table:table-cell office:value-type="string">
            <text:p>Democrobot</text:p>
          </table:table-cell>
          <table:table-cell office:value-type="float" office:value="0">
            <text:p>0</text:p>
          </table:table-cell>
          <table:table-cell office:value-type="string">
            <text:p>BA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E</text:p>
          </table:table-cell>
          <table:table-cell office:value-type="string">
            <text:p>Baccarat Regio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BB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table:number-columns-repeated="2"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EF</text:p>
          </table:table-cell>
          <table:table-cell office:value-type="string">
            <text:p>Unnamed Isle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BC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table:number-columns-repeated="2"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F0</text:p>
          </table:table-cell>
          <table:table-cell office:value-type="string">
            <text:p>Memories Lane </text:p>
          </table:table-cell>
          <table:table-cell office:value-type="string">
            <text:p>Tortured Soul goons</text:p>
          </table:table-cell>
          <table:table-cell office:value-type="float" office:value="0">
            <text:p>0</text:p>
          </table:table-cell>
          <table:table-cell office:value-type="string">
            <text:p>7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F1</text:p>
          </table:table-cell>
          <table:table-cell office:value-type="string">
            <text:p>Memories Lane </text:p>
          </table:table-cell>
          <table:table-cell office:value-type="string">
            <text:p>Evil Jessica goons</text:p>
          </table:table-cell>
          <table:table-cell office:value-type="float" office:value="0">
            <text:p>0</text:p>
          </table:table-cell>
          <table:table-cell office:value-type="string">
            <text:p>8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F4</text:p>
          </table:table-cell>
          <table:table-cell office:value-type="string">
            <text:p>Farebury Region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4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F5</text:p>
          </table:table-cell>
          <table:table-cell office:value-type="string">
            <text:p>Kingdom of Ascantha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5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F6</text:p>
          </table:table-cell>
          <table:table-cell office:value-type="string">
            <text:p>Pickham Region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6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F7</text:p>
          </table:table-cell>
          <table:table-cell office:value-type="string">
            <text:p>Kingdom of Trodain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7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F8</text:p>
          </table:table-cell>
          <table:table-cell office:value-type="string">
            <text:p>Baccarat Region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8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A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F9</text:p>
          </table:table-cell>
          <table:table-cell office:value-type="string">
            <text:p>Blizzard Peaks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9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A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FA</text:p>
          </table:table-cell>
          <table:table-cell office:value-type="string">
            <text:p>Unnamed Isle 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EA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A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58">
            <text:p>025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4.8260100000003E+019">
            <text:p>4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59">
            <text:p>025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4.9260100000003E+019">
            <text:p>4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5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5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5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5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5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5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0">
            <text:p>026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0260100000003E+019">
            <text:p>5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1">
            <text:p>026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1260100000003E+019">
            <text:p>5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2">
            <text:p>026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2260100000003E+019">
            <text:p>5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3">
            <text:p>026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3260100000003E+019">
            <text:p>5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4">
            <text:p>026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4260100000003E+019">
            <text:p>5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5">
            <text:p>026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5260100000003E+019">
            <text:p>5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6">
            <text:p>026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6260100000003E+019">
            <text:p>5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7">
            <text:p>026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7260100000003E+019">
            <text:p>5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8">
            <text:p>026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8260100000003E+019">
            <text:p>5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69">
            <text:p>026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9260100000003E+019">
            <text:p>5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6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6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6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6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6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6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0">
            <text:p>027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0260100000003E+019">
            <text:p>6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1">
            <text:p>027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1260100000003E+019">
            <text:p>6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2">
            <text:p>027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2260100000003E+019">
            <text:p>6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3">
            <text:p>027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3260100000003E+019">
            <text:p>6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4">
            <text:p>027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4260100000003E+019">
            <text:p>6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5">
            <text:p>027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5260100000003E+019">
            <text:p>6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6">
            <text:p>027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6260100000003E+019">
            <text:p>6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7">
            <text:p>027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7260100000003E+019">
            <text:p>6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8">
            <text:p>027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8260100000003E+019">
            <text:p>6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79">
            <text:p>027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9260100000003E+019">
            <text:p>6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7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7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7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7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7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7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0">
            <text:p>028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0260100000003E+019">
            <text:p>7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1">
            <text:p>028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1260100000003E+019">
            <text:p>7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2">
            <text:p>028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2260100000003E+019">
            <text:p>7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3">
            <text:p>028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3260100000003E+019">
            <text:p>7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4">
            <text:p>028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4260100000003E+019">
            <text:p>7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5">
            <text:p>028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5260100000003E+019">
            <text:p>7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6">
            <text:p>028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6260100000003E+019">
            <text:p>7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7">
            <text:p>028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7260100000003E+019">
            <text:p>7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8">
            <text:p>028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8260100000003E+019">
            <text:p>7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89">
            <text:p>028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9260100000003E+019">
            <text:p>7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8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8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8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8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8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8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0">
            <text:p>029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0260100000003E+019">
            <text:p>8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1">
            <text:p>029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1260100000003E+019">
            <text:p>8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2">
            <text:p>029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2260100000003E+019">
            <text:p>8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3">
            <text:p>029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3260100000003E+019">
            <text:p>8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4">
            <text:p>029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4260100000003E+019">
            <text:p>8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5">
            <text:p>029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5260100000003E+019">
            <text:p>8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6">
            <text:p>029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6260100000003E+019">
            <text:p>8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7">
            <text:p>029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7260100000003E+019">
            <text:p>8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8">
            <text:p>029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8260100000003E+019">
            <text:p>8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299">
            <text:p>029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9260100000003E+019">
            <text:p>8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9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9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9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9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9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9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0260100000003E+019">
            <text:p>9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1260100000003E+019">
            <text:p>9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2260100000003E+019">
            <text:p>9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3260100000003E+019">
            <text:p>9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4260100000003E+019">
            <text:p>9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5260100000003E+019">
            <text:p>9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6260100000003E+019">
            <text:p>9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7260100000003E+019">
            <text:p>9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8260100000003E+019">
            <text:p>9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9260100000003E+019">
            <text:p>9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A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0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1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2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3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4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5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6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7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8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9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2B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3">
            <text:p>0173</text:p>
          </table:table-cell>
          <table:table-cell office:value-type="string">
            <text:p>Altar of Wroth </text:p>
          </table:table-cell>
          <table:table-cell office:value-type="string">
            <text:p>boss (2nd form)</text:p>
          </table:table-cell>
          <table:table-cell office:value-type="float" office:value="6">
            <text:p>6</text:p>
          </table:table-cell>
          <table:table-cell office:value-type="string">
            <text:p>8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4">
            <text:p>0174</text:p>
          </table:table-cell>
          <table:table-cell office:value-type="string">
            <text:p>Treasure Chest</text:p>
          </table:table-cell>
          <table:table-cell office:value-type="string">
            <text:p>very strong</text:p>
          </table:table-cell>
          <table:table-cell office:value-type="float" office:value="9">
            <text:p>9</text:p>
          </table:table-cell>
          <table:table-cell office:value-type="string">
            <text:p>F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0">
            <text:p>8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2D</text:p>
          </table:table-cell>
          <table:table-cell office:value-type="string">
            <text:p>Kingdom of Trodai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2201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string">
            <text:p>012E</text:p>
          </table:table-cell>
          <table:table-cell office:value-type="string">
            <text:p>Pickham Regio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B202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012F</text:p>
          </table:table-cell>
          <table:table-cell office:value-type="string">
            <text:p>Baccarat Regio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DE03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2">
          <table:table-cell office:value-type="float" office:value="130">
            <text:p>0130</text:p>
          </table:table-cell>
          <table:table-cell office:value-type="string">
            <text:p>Eastern Argonia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A604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5">
            <text:p>0175</text:p>
          </table:table-cell>
          <table:table-cell office:value-type="string">
            <text:p>Memories Lane </text:p>
          </table:table-cell>
          <table:table-cell office:value-type="string">
            <text:p>shortcut 1</text:p>
          </table:table-cell>
          <table:table-cell office:value-type="float" office:value="1">
            <text:p>1</text:p>
          </table:table-cell>
          <table:table-cell office:value-type="string">
            <text:p>CD102D0002070307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7">
            <text:p>07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6">
            <text:p>0176</text:p>
          </table:table-cell>
          <table:table-cell office:value-type="string">
            <text:p>Memories Lane </text:p>
          </table:table-cell>
          <table:table-cell office:value-type="string">
            <text:p>shortcut 2</text:p>
          </table:table-cell>
          <table:table-cell office:value-type="float" office:value="1">
            <text:p>1</text:p>
          </table:table-cell>
          <table:table-cell office:value-type="string">
            <text:p>CE103C0005040303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31">
            <text:p>013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51F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32">
            <text:p>013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920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7">
            <text:p>0177</text:p>
          </table:table-cell>
          <table:table-cell office:value-type="string">
            <text:p>Monster Arena</text:p>
          </table:table-cell>
          <table:table-cell office:value-type="string">
            <text:p>Rank X-1</text:p>
          </table:table-cell>
          <table:table-cell office:value-type="float" office:value="4">
            <text:p>4</text:p>
          </table:table-cell>
          <table:table-cell office:value-type="string">
            <text:p>A5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1">
            <text:p>8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8">
            <text:p>0178</text:p>
          </table:table-cell>
          <table:table-cell office:value-type="string">
            <text:p>Monster Arena</text:p>
          </table:table-cell>
          <table:table-cell office:value-type="string">
            <text:p>Rank X-2</text:p>
          </table:table-cell>
          <table:table-cell office:value-type="float" office:value="4">
            <text:p>4</text:p>
          </table:table-cell>
          <table:table-cell office:value-type="string">
            <text:p>A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2">
            <text:p>8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float" office:value="179">
            <text:p>0179</text:p>
          </table:table-cell>
          <table:table-cell office:value-type="string">
            <text:p>Monster Arena</text:p>
          </table:table-cell>
          <table:table-cell office:value-type="string">
            <text:p>Rank X-3</text:p>
          </table:table-cell>
          <table:table-cell office:value-type="float" office:value="4">
            <text:p>4</text:p>
          </table:table-cell>
          <table:table-cell office:value-type="string">
            <text:p>A7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3">
            <text:p>8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4"/>
        </table:table-row>
        <table:table-row table:style-name="ro1" table:number-rows-repeated="10480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coutMonster" table:style-name="ta1" table:print="false">
        <office:forms form:automatic-focus="false" form:apply-design-mode="false"/>
        <table:table-column table:style-name="co21" table:default-cell-style-name="ce33"/>
        <table:table-column table:style-name="co22" table:default-cell-style-name="ce9"/>
        <table:table-column table:style-name="co16" table:default-cell-style-name="ce9"/>
        <table:table-column table:style-name="co5" table:number-columns-repeated="1021" table:default-cell-style-name="ce9"/>
        <table:table-row table:style-name="ro1">
          <table:table-cell table:style-name="ce32" office:value-type="string">
            <text:p>ID</text:p>
          </table:table-cell>
          <table:table-cell table:style-name="ce8" office:value-type="string">
            <text:p>Monster</text:p>
          </table:table-cell>
          <table:table-cell table:style-name="ce8" office:value-type="string">
            <text:p>Unk1</text:p>
          </table:table-cell>
          <table:table-cell table:style-name="ce8" table:number-columns-repeated="1021"/>
        </table:table-row>
        <table:table-row table:style-name="ro1">
          <table:table-cell office:value-type="string">
            <text:p>0000</text:p>
          </table:table-cell>
          <table:table-cell office:value-type="string">
            <text:p>01F5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1</text:p>
          </table:table-cell>
          <table:table-cell office:value-type="string">
            <text:p>01F6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02</text:p>
          </table:table-cell>
          <table:table-cell office:value-type="string">
            <text:p>01F7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3</text:p>
          </table:table-cell>
          <table:table-cell office:value-type="string">
            <text:p>01F8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04</text:p>
          </table:table-cell>
          <table:table-cell office:value-type="string">
            <text:p>01F9</text:p>
          </table:table-cell>
          <table:table-cell office:value-type="string">
            <text:p>0200</text:p>
          </table:table-cell>
          <table:table-cell table:number-columns-repeated="1021"/>
        </table:table-row>
        <table:table-row table:style-name="ro1">
          <table:table-cell office:value-type="string">
            <text:p>0005</text:p>
          </table:table-cell>
          <table:table-cell office:value-type="string">
            <text:p>01FA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6</text:p>
          </table:table-cell>
          <table:table-cell office:value-type="string">
            <text:p>01FB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7</text:p>
          </table:table-cell>
          <table:table-cell office:value-type="string">
            <text:p>01FC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8</text:p>
          </table:table-cell>
          <table:table-cell office:value-type="string">
            <text:p>01FD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9</text:p>
          </table:table-cell>
          <table:table-cell office:value-type="string">
            <text:p>01FE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A</text:p>
          </table:table-cell>
          <table:table-cell office:value-type="string">
            <text:p>01FF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B</text:p>
          </table:table-cell>
          <table:table-cell office:value-type="string">
            <text:p>0200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C</text:p>
          </table:table-cell>
          <table:table-cell office:value-type="string">
            <text:p>0201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D</text:p>
          </table:table-cell>
          <table:table-cell office:value-type="string">
            <text:p>0202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 office:value-type="string">
            <text:p>0203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 office:value-type="string">
            <text:p>0204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0</text:p>
          </table:table-cell>
          <table:table-cell office:value-type="string">
            <text:p>0205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1</text:p>
          </table:table-cell>
          <table:table-cell office:value-type="string">
            <text:p>0206</text:p>
          </table:table-cell>
          <table:table-cell office:value-type="string">
            <text:p>0200</text:p>
          </table:table-cell>
          <table:table-cell table:number-columns-repeated="1021"/>
        </table:table-row>
        <table:table-row table:style-name="ro1">
          <table:table-cell office:value-type="string">
            <text:p>0012</text:p>
          </table:table-cell>
          <table:table-cell office:value-type="string">
            <text:p>0207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13</text:p>
          </table:table-cell>
          <table:table-cell office:value-type="string">
            <text:p>0208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4</text:p>
          </table:table-cell>
          <table:table-cell office:value-type="string">
            <text:p>0209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5</text:p>
          </table:table-cell>
          <table:table-cell office:value-type="string">
            <text:p>020A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6</text:p>
          </table:table-cell>
          <table:table-cell office:value-type="string">
            <text:p>020B</text:p>
          </table:table-cell>
          <table:table-cell office:value-type="string">
            <text:p>0200</text:p>
          </table:table-cell>
          <table:table-cell table:number-columns-repeated="1021"/>
        </table:table-row>
        <table:table-row table:style-name="ro1">
          <table:table-cell office:value-type="string">
            <text:p>0017</text:p>
          </table:table-cell>
          <table:table-cell office:value-type="string">
            <text:p>020C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8</text:p>
          </table:table-cell>
          <table:table-cell office:value-type="string">
            <text:p>020D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9</text:p>
          </table:table-cell>
          <table:table-cell office:value-type="string">
            <text:p>020E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A</text:p>
          </table:table-cell>
          <table:table-cell office:value-type="string">
            <text:p>020F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B</text:p>
          </table:table-cell>
          <table:table-cell office:value-type="string">
            <text:p>0210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C</text:p>
          </table:table-cell>
          <table:table-cell office:value-type="string">
            <text:p>0211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D</text:p>
          </table:table-cell>
          <table:table-cell office:value-type="string">
            <text:p>0212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E</text:p>
          </table:table-cell>
          <table:table-cell office:value-type="string">
            <text:p>0213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1F</text:p>
          </table:table-cell>
          <table:table-cell office:value-type="string">
            <text:p>0214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0</text:p>
          </table:table-cell>
          <table:table-cell office:value-type="string">
            <text:p>0215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1</text:p>
          </table:table-cell>
          <table:table-cell office:value-type="string">
            <text:p>0216</text:p>
          </table:table-cell>
          <table:table-cell office:value-type="string">
            <text:p>0301</text:p>
          </table:table-cell>
          <table:table-cell table:number-columns-repeated="1021"/>
        </table:table-row>
        <table:table-row table:style-name="ro1">
          <table:table-cell office:value-type="string">
            <text:p>0022</text:p>
          </table:table-cell>
          <table:table-cell office:value-type="string">
            <text:p>0217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3</text:p>
          </table:table-cell>
          <table:table-cell office:value-type="string">
            <text:p>0218</text:p>
          </table:table-cell>
          <table:table-cell office:value-type="string">
            <text:p>0201</text:p>
          </table:table-cell>
          <table:table-cell table:number-columns-repeated="1021"/>
        </table:table-row>
        <table:table-row table:style-name="ro1">
          <table:table-cell office:value-type="string">
            <text:p>0024</text:p>
          </table:table-cell>
          <table:table-cell office:value-type="string">
            <text:p>0219</text:p>
          </table:table-cell>
          <table:table-cell office:value-type="string">
            <text:p>0301</text:p>
          </table:table-cell>
          <table:table-cell table:number-columns-repeated="1021"/>
        </table:table-row>
        <table:table-row table:style-name="ro1">
          <table:table-cell office:value-type="string">
            <text:p>0025</text:p>
          </table:table-cell>
          <table:table-cell office:value-type="string">
            <text:p>021A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6</text:p>
          </table:table-cell>
          <table:table-cell office:value-type="string">
            <text:p>021B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7</text:p>
          </table:table-cell>
          <table:table-cell office:value-type="string">
            <text:p>021C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8</text:p>
          </table:table-cell>
          <table:table-cell office:value-type="string">
            <text:p>021D</text:p>
          </table:table-cell>
          <table:table-cell office:value-type="string">
            <text:p>0301</text:p>
          </table:table-cell>
          <table:table-cell table:number-columns-repeated="1021"/>
        </table:table-row>
        <table:table-row table:style-name="ro1">
          <table:table-cell office:value-type="string">
            <text:p>0029</text:p>
          </table:table-cell>
          <table:table-cell office:value-type="string">
            <text:p>021E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A</text:p>
          </table:table-cell>
          <table:table-cell office:value-type="string">
            <text:p>021F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2B</text:p>
          </table:table-cell>
          <table:table-cell office:value-type="string">
            <text:p>0220</text:p>
          </table:table-cell>
          <table:table-cell office:value-type="string">
            <text:p>0301</text:p>
          </table:table-cell>
          <table:table-cell table:number-columns-repeated="1021"/>
        </table:table-row>
        <table:table-row table:style-name="ro1">
          <table:table-cell office:value-type="string">
            <text:p>002C</text:p>
          </table:table-cell>
          <table:table-cell office:value-type="string">
            <text:p>0221</text:p>
          </table:table-cell>
          <table:table-cell office:value-type="string">
            <text:p>0301</text:p>
          </table:table-cell>
          <table:table-cell table:number-columns-repeated="1021"/>
        </table:table-row>
        <table:table-row table:style-name="ro1">
          <table:table-cell office:value-type="string">
            <text:p>002D</text:p>
          </table:table-cell>
          <table:table-cell office:value-type="string">
            <text:p>0222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2E</text:p>
          </table:table-cell>
          <table:table-cell office:value-type="string">
            <text:p>0223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2F</text:p>
          </table:table-cell>
          <table:table-cell office:value-type="string">
            <text:p>0224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30</text:p>
          </table:table-cell>
          <table:table-cell office:value-type="string">
            <text:p>0225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31</text:p>
          </table:table-cell>
          <table:table-cell office:value-type="string">
            <text:p>0226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32</text:p>
          </table:table-cell>
          <table:table-cell office:value-type="string">
            <text:p>0227</text:p>
          </table:table-cell>
          <table:table-cell office:value-type="string">
            <text:p>0103</text:p>
          </table:table-cell>
          <table:table-cell table:number-columns-repeated="1021"/>
        </table:table-row>
        <table:table-row table:style-name="ro1">
          <table:table-cell office:value-type="string">
            <text:p>0033</text:p>
          </table:table-cell>
          <table:table-cell office:value-type="string">
            <text:p>0228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34</text:p>
          </table:table-cell>
          <table:table-cell office:value-type="string">
            <text:p>0229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35</text:p>
          </table:table-cell>
          <table:table-cell office:value-type="string">
            <text:p>022A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36</text:p>
          </table:table-cell>
          <table:table-cell office:value-type="string">
            <text:p>022B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37</text:p>
          </table:table-cell>
          <table:table-cell office:value-type="string">
            <text:p>022C</text:p>
          </table:table-cell>
          <table:table-cell office:value-type="string">
            <text:p>0305</text:p>
          </table:table-cell>
          <table:table-cell table:number-columns-repeated="1021"/>
        </table:table-row>
        <table:table-row table:style-name="ro1">
          <table:table-cell office:value-type="string">
            <text:p>0038</text:p>
          </table:table-cell>
          <table:table-cell office:value-type="string">
            <text:p>022D</text:p>
          </table:table-cell>
          <table:table-cell office:value-type="string">
            <text:p>0301</text:p>
          </table:table-cell>
          <table:table-cell table:number-columns-repeated="1021"/>
        </table:table-row>
        <table:table-row table:style-name="ro1">
          <table:table-cell office:value-type="string">
            <text:p>0039</text:p>
          </table:table-cell>
          <table:table-cell office:value-type="string">
            <text:p>022E</text:p>
          </table:table-cell>
          <table:table-cell office:value-type="string">
            <text:p>0305</text:p>
          </table:table-cell>
          <table:table-cell table:number-columns-repeated="1021"/>
        </table:table-row>
        <table:table-row table:style-name="ro1">
          <table:table-cell office:value-type="string">
            <text:p>003A</text:p>
          </table:table-cell>
          <table:table-cell office:value-type="string">
            <text:p>022F</text:p>
          </table:table-cell>
          <table:table-cell office:value-type="string">
            <text:p>0205</text:p>
          </table:table-cell>
          <table:table-cell table:number-columns-repeated="1021"/>
        </table:table-row>
        <table:table-row table:style-name="ro1">
          <table:table-cell office:value-type="string">
            <text:p>003B</text:p>
          </table:table-cell>
          <table:table-cell office:value-type="string">
            <text:p>0230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3C</text:p>
          </table:table-cell>
          <table:table-cell office:value-type="string">
            <text:p>0231</text:p>
          </table:table-cell>
          <table:table-cell office:value-type="string">
            <text:p>0305</text:p>
          </table:table-cell>
          <table:table-cell table:number-columns-repeated="1021"/>
        </table:table-row>
        <table:table-row table:style-name="ro1">
          <table:table-cell office:value-type="string">
            <text:p>003D</text:p>
          </table:table-cell>
          <table:table-cell office:value-type="string">
            <text:p>0232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3E</text:p>
          </table:table-cell>
          <table:table-cell office:value-type="string">
            <text:p>0233</text:p>
          </table:table-cell>
          <table:table-cell office:value-type="string">
            <text:p>0305</text:p>
          </table:table-cell>
          <table:table-cell table:number-columns-repeated="1021"/>
        </table:table-row>
        <table:table-row table:style-name="ro1">
          <table:table-cell office:value-type="string">
            <text:p>003F</text:p>
          </table:table-cell>
          <table:table-cell office:value-type="string">
            <text:p>0234</text:p>
          </table:table-cell>
          <table:table-cell office:value-type="string">
            <text:p>0303</text:p>
          </table:table-cell>
          <table:table-cell table:number-columns-repeated="1021"/>
        </table:table-row>
        <table:table-row table:style-name="ro1">
          <table:table-cell office:value-type="string">
            <text:p>0040</text:p>
          </table:table-cell>
          <table:table-cell office:value-type="string">
            <text:p>0235</text:p>
          </table:table-cell>
          <table:table-cell office:value-type="string">
            <text:p>0205</text:p>
          </table:table-cell>
          <table:table-cell table:number-columns-repeated="1021"/>
        </table:table-row>
        <table:table-row table:style-name="ro1">
          <table:table-cell office:value-type="string">
            <text:p>0041</text:p>
          </table:table-cell>
          <table:table-cell office:value-type="string">
            <text:p>0236</text:p>
          </table:table-cell>
          <table:table-cell office:value-type="string">
            <text:p>0305</text:p>
          </table:table-cell>
          <table:table-cell table:number-columns-repeated="1021"/>
        </table:table-row>
        <table:table-row table:style-name="ro1">
          <table:table-cell office:value-type="string">
            <text:p>0042</text:p>
          </table:table-cell>
          <table:table-cell office:value-type="string">
            <text:p>0237</text:p>
          </table:table-cell>
          <table:table-cell office:value-type="string">
            <text:p>0308</text:p>
          </table:table-cell>
          <table:table-cell table:number-columns-repeated="1021"/>
        </table:table-row>
        <table:table-row table:style-name="ro1">
          <table:table-cell office:value-type="string">
            <text:p>0043</text:p>
          </table:table-cell>
          <table:table-cell office:value-type="string">
            <text:p>0238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44</text:p>
          </table:table-cell>
          <table:table-cell office:value-type="string">
            <text:p>0239</text:p>
          </table:table-cell>
          <table:table-cell office:value-type="string">
            <text:p>0207</text:p>
          </table:table-cell>
          <table:table-cell table:number-columns-repeated="1021"/>
        </table:table-row>
        <table:table-row table:style-name="ro1">
          <table:table-cell office:value-type="string">
            <text:p>0045</text:p>
          </table:table-cell>
          <table:table-cell office:value-type="string">
            <text:p>023A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46</text:p>
          </table:table-cell>
          <table:table-cell office:value-type="string">
            <text:p>023B</text:p>
          </table:table-cell>
          <table:table-cell office:value-type="string">
            <text:p>0107</text:p>
          </table:table-cell>
          <table:table-cell table:number-columns-repeated="1021"/>
        </table:table-row>
        <table:table-row table:style-name="ro1">
          <table:table-cell office:value-type="string">
            <text:p>0047</text:p>
          </table:table-cell>
          <table:table-cell office:value-type="string">
            <text:p>023C</text:p>
          </table:table-cell>
          <table:table-cell office:value-type="string">
            <text:p>0107</text:p>
          </table:table-cell>
          <table:table-cell table:number-columns-repeated="1021"/>
        </table:table-row>
        <table:table-row table:style-name="ro1">
          <table:table-cell office:value-type="string">
            <text:p>0048</text:p>
          </table:table-cell>
          <table:table-cell office:value-type="string">
            <text:p>023D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49</text:p>
          </table:table-cell>
          <table:table-cell office:value-type="string">
            <text:p>023E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4A</text:p>
          </table:table-cell>
          <table:table-cell office:value-type="string">
            <text:p>023F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4B</text:p>
          </table:table-cell>
          <table:table-cell office:value-type="string">
            <text:p>0240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4C</text:p>
          </table:table-cell>
          <table:table-cell office:value-type="string">
            <text:p>0241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4D</text:p>
          </table:table-cell>
          <table:table-cell office:value-type="string">
            <text:p>0244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4E</text:p>
          </table:table-cell>
          <table:table-cell office:value-type="string">
            <text:p>0245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4F</text:p>
          </table:table-cell>
          <table:table-cell office:value-type="string">
            <text:p>0246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50</text:p>
          </table:table-cell>
          <table:table-cell office:value-type="string">
            <text:p>0247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51</text:p>
          </table:table-cell>
          <table:table-cell office:value-type="string">
            <text:p>0248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52</text:p>
          </table:table-cell>
          <table:table-cell office:value-type="string">
            <text:p>0249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53</text:p>
          </table:table-cell>
          <table:table-cell office:value-type="string">
            <text:p>024A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54</text:p>
          </table:table-cell>
          <table:table-cell office:value-type="string">
            <text:p>024B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55</text:p>
          </table:table-cell>
          <table:table-cell office:value-type="string">
            <text:p>024C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56</text:p>
          </table:table-cell>
          <table:table-cell office:value-type="string">
            <text:p>024D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57</text:p>
          </table:table-cell>
          <table:table-cell office:value-type="string">
            <text:p>024E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58</text:p>
          </table:table-cell>
          <table:table-cell office:value-type="string">
            <text:p>024F</text:p>
          </table:table-cell>
          <table:table-cell office:value-type="string">
            <text:p>0307</text:p>
          </table:table-cell>
          <table:table-cell table:number-columns-repeated="1021"/>
        </table:table-row>
        <table:table-row table:style-name="ro1">
          <table:table-cell office:value-type="string">
            <text:p>0059</text:p>
          </table:table-cell>
          <table:table-cell office:value-type="string">
            <text:p>0250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5A</text:p>
          </table:table-cell>
          <table:table-cell office:value-type="string">
            <text:p>0251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5B</text:p>
          </table:table-cell>
          <table:table-cell office:value-type="string">
            <text:p>0252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5C</text:p>
          </table:table-cell>
          <table:table-cell office:value-type="string">
            <text:p>0253</text:p>
          </table:table-cell>
          <table:table-cell office:value-type="string">
            <text:p>0100</text:p>
          </table:table-cell>
          <table:table-cell table:number-columns-repeated="1021"/>
        </table:table-row>
        <table:table-row table:style-name="ro1">
          <table:table-cell office:value-type="string">
            <text:p>005D</text:p>
          </table:table-cell>
          <table:table-cell office:value-type="string">
            <text:p>0254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5E</text:p>
          </table:table-cell>
          <table:table-cell office:value-type="string">
            <text:p>0255</text:p>
          </table:table-cell>
          <table:table-cell office:value-type="string">
            <text:p>0304</text:p>
          </table:table-cell>
          <table:table-cell table:number-columns-repeated="1021"/>
        </table:table-row>
        <table:table-row table:style-name="ro1">
          <table:table-cell office:value-type="string">
            <text:p>005F</text:p>
          </table:table-cell>
          <table:table-cell office:value-type="string">
            <text:p>0256</text:p>
          </table:table-cell>
          <table:table-cell office:value-type="string">
            <text:p>0304</text:p>
          </table:table-cell>
          <table:table-cell table:number-columns-repeated="1021"/>
        </table:table-row>
        <table:table-row table:style-name="ro1">
          <table:table-cell office:value-type="string">
            <text:p>0060</text:p>
          </table:table-cell>
          <table:table-cell office:value-type="string">
            <text:p>0257</text:p>
          </table:table-cell>
          <table:table-cell office:value-type="string">
            <text:p>0304</text:p>
          </table:table-cell>
          <table:table-cell table:number-columns-repeated="1021"/>
        </table:table-row>
        <table:table-row table:style-name="ro1">
          <table:table-cell office:value-type="string">
            <text:p>0061</text:p>
          </table:table-cell>
          <table:table-cell office:value-type="string">
            <text:p>0258</text:p>
          </table:table-cell>
          <table:table-cell office:value-type="string">
            <text:p>0306</text:p>
          </table:table-cell>
          <table:table-cell table:number-columns-repeated="1021"/>
        </table:table-row>
        <table:table-row table:style-name="ro1">
          <table:table-cell office:value-type="string">
            <text:p>0062</text:p>
          </table:table-cell>
          <table:table-cell office:value-type="string">
            <text:p>0259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>
          <table:table-cell office:value-type="string">
            <text:p>0063</text:p>
          </table:table-cell>
          <table:table-cell office:value-type="string">
            <text:p>025A</text:p>
          </table:table-cell>
          <table:table-cell office:value-type="string">
            <text:p>0300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number:number-style style:name="N118">
      <number:number number:decimal-places="0" number:min-integer-digits="0"/>
    </number:number-style>
    <number:number-style style:name="N119">
      <number:number number:decimal-places="0" number:min-integer-digits="2"/>
    </number:number-style>
    <number:number-style style:name="N120">
      <number:number number:decimal-places="0" number:min-integer-digits="8"/>
    </number:number-style>
    <number:number-style style:name="N121">
      <number:number number:decimal-places="0" number:min-integer-digits="2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5/03/2021</text:date>, <text:time>00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W</meta:initial-creator>
    <meta:creation-date>2021-04-09T19:28:29.41</meta:creation-date>
    <dc:date>2021-05-03T00:28:22.44</dc:date>
    <dc:creator>A W</dc:creator>
    <meta:editing-duration>P3DT15H32M6S</meta:editing-duration>
    <meta:editing-cycles>181</meta:editing-cycles>
    <meta:generator>OpenOffice/4.1.7$Win32 OpenOffice.org_project/417m1$Build-9800</meta:generator>
    <meta:document-statistic meta:table-count="4" meta:cell-count="28162" meta:object-count="0"/>
  </office:meta>
</office:document-meta>
</file>